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09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3">
      <style:table-cell-properties fo:background-color="#d0cec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ackground-color="#c5e0b4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6"/>
        <table:table-column table:style-name="co3" table:number-columns-repeated="2" table:default-cell-style-name="Default"/>
        <table:table-column table:style-name="co3" table:number-columns-repeated="4" table:default-cell-style-name="ce6"/>
        <table:table-column table:style-name="co3" table:default-cell-style-name="ce11"/>
        <table:table-row table:style-name="ro1">
          <table:table-cell table:style-name="ce1" office:value-type="string" calcext:value-type="string">
            <text:p>ID (préfixé de w : si wikipedia)</text:p>
          </table:table-cell>
          <table:table-cell table:style-name="ce2" office:value-type="string" calcext:value-type="string">
            <text:p>Bénéficiaires en 2015</text:p>
          </table:table-cell>
          <table:table-cell table:style-name="ce5" office:value-type="string" calcext:value-type="string">
            <text:p>Aides directes</text:p>
          </table:table-cell>
          <table:table-cell table:style-name="ce7" office:value-type="string" calcext:value-type="string">
            <text:p>Aides directes - Aides au pluralisme</text:p>
          </table:table-cell>
          <table:table-cell table:style-name="ce7" office:value-type="string" calcext:value-type="string">
            <text:p>Aides directes – Aide au portage</text:p>
          </table:table-cell>
          <table:table-cell table:style-name="ce7" office:value-type="string" calcext:value-type="string">
            <text:p>Aides directes – FSDP</text:p>
          </table:table-cell>
          <table:table-cell table:style-name="ce5" office:value-type="string" calcext:value-type="string">
            <text:p>Aide filière (aide à la distribution)</text:p>
          </table:table-cell>
          <table:table-cell table:style-name="ce5" office:value-type="string" calcext:value-type="string">
            <text:p>Aide aux tiers (modernisation sociale)</text:p>
          </table:table-cell>
          <table:table-cell table:style-name="ce8" office:value-type="string" calcext:value-type="string">
            <text:p>Total des aides individuelles</text:p>
          </table:table-cell>
          <table:table-cell table:style-name="ce9" office:value-type="string" calcext:value-type="string">
            <text:p>Diffusion annuelle</text:p>
          </table:table-cell>
          <table:table-cell table:style-name="ce9" office:value-type="string" calcext:value-type="string">
            <text:p>Aide par exemplaire</text:p>
          </table:table-cell>
        </table:table-row>
        <table:table-row table:style-name="ro2">
          <table:table-cell office:value-type="string" calcext:value-type="string">
            <text:p>w:Le_Parisien</text:p>
          </table:table-cell>
          <table:table-cell table:style-name="ce3" office:value-type="string" calcext:value-type="string">
            <text:p>AUJOURD'HUI EN FRANCE</text:p>
          </table:table-cell>
          <table:table-cell office:value-type="float" office:value="153860" calcext:value-type="float">
            <text:p>153 860</text:p>
          </table:table-cell>
          <table:table-cell table:style-name="Default"/>
          <table:table-cell table:style-name="ce6" office:value-type="float" office:value="153860" calcext:value-type="float">
            <text:p>153 860</text:p>
          </table:table-cell>
          <table:table-cell/>
          <table:table-cell office:value-type="float" office:value="7607019" calcext:value-type="float">
            <text:p>7 607 019</text:p>
          </table:table-cell>
          <table:table-cell office:value-type="float" office:value="9683" calcext:value-type="float">
            <text:p>9 683</text:p>
          </table:table-cell>
          <table:table-cell office:value-type="float" office:value="7770562" calcext:value-type="float">
            <text:p>7 770 562</text:p>
          </table:table-cell>
          <table:table-cell office:value-type="float" office:value="50184940" calcext:value-type="float">
            <text:p>50 184 940</text:p>
          </table:table-cell>
          <table:table-cell table:formula="of:=[Sheet1.I2]/[Sheet1.J2]" office:value-type="float" office:value="0.154838523270128" calcext:value-type="float">
            <text:p>0,15</text:p>
          </table:table-cell>
        </table:table-row>
        <table:table-row table:style-name="ro2">
          <table:table-cell office:value-type="string" calcext:value-type="string">
            <text:p>w:Libération_(journal)</text:p>
          </table:table-cell>
          <table:table-cell office:value-type="string" calcext:value-type="string">
            <text:p>LIBERATION</text:p>
          </table:table-cell>
          <table:table-cell office:value-type="float" office:value="5099910" calcext:value-type="float">
            <text:p>5 099 910</text:p>
          </table:table-cell>
          <table:table-cell office:value-type="float" office:value="2901275" calcext:value-type="float">
            <text:p>2 901 275</text:p>
          </table:table-cell>
          <table:table-cell table:style-name="ce6" office:value-type="float" office:value="2189608" calcext:value-type="float">
            <text:p>2 189 608</text:p>
          </table:table-cell>
          <table:table-cell table:style-name="ce6" office:value-type="float" office:value="9027" calcext:value-type="float">
            <text:p>9 027</text:p>
          </table:table-cell>
          <table:table-cell office:value-type="float" office:value="1399504" calcext:value-type="float">
            <text:p>1 399 504</text:p>
          </table:table-cell>
          <table:table-cell/>
          <table:table-cell office:value-type="float" office:value="6499414" calcext:value-type="float">
            <text:p>6 499 414</text:p>
          </table:table-cell>
          <table:table-cell office:value-type="float" office:value="28227760" calcext:value-type="float">
            <text:p>28 227 760</text:p>
          </table:table-cell>
          <table:table-cell table:formula="of:=[Sheet1.I3]/[Sheet1.J3]" office:value-type="float" office:value="0.230249017279444" calcext:value-type="float">
            <text:p>0,23</text:p>
          </table:table-cell>
        </table:table-row>
        <table:table-row table:style-name="ro2">
          <table:table-cell office:value-type="string" calcext:value-type="string">
            <text:p>w:Le_Figaro</text:p>
          </table:table-cell>
          <table:table-cell office:value-type="string" calcext:value-type="string">
            <text:p>LE FIGARO / lefigaro.fr</text:p>
          </table:table-cell>
          <table:table-cell office:value-type="float" office:value="2407156" calcext:value-type="float">
            <text:p>2 407 156</text:p>
          </table:table-cell>
          <table:table-cell table:style-name="Default"/>
          <table:table-cell table:style-name="ce6" office:value-type="float" office:value="1196209" calcext:value-type="float">
            <text:p>1 196 209</text:p>
          </table:table-cell>
          <table:table-cell table:style-name="ce6" office:value-type="float" office:value="1210947" calcext:value-type="float">
            <text:p>1 210 947</text:p>
          </table:table-cell>
          <table:table-cell office:value-type="float" office:value="3646431" calcext:value-type="float">
            <text:p>3 646 431</text:p>
          </table:table-cell>
          <table:table-cell office:value-type="float" office:value="402525" calcext:value-type="float">
            <text:p>402 525</text:p>
          </table:table-cell>
          <table:table-cell office:value-type="float" office:value="6456112" calcext:value-type="float">
            <text:p>6 456 112</text:p>
          </table:table-cell>
          <table:table-cell office:value-type="float" office:value="99043112" calcext:value-type="float">
            <text:p>99 043 112</text:p>
          </table:table-cell>
          <table:table-cell table:formula="of:=[Sheet1.I4]/[Sheet1.J4]" office:value-type="float" office:value="0.0651848661621214" calcext:value-type="float">
            <text:p>0,07</text:p>
          </table:table-cell>
        </table:table-row>
        <table:table-row table:style-name="ro2">
          <table:table-cell office:value-type="string" calcext:value-type="string">
            <text:p>w:Le_Monde</text:p>
          </table:table-cell>
          <table:table-cell office:value-type="string" calcext:value-type="string">
            <text:p>LE MONDE / lemonde.fr</text:p>
          </table:table-cell>
          <table:table-cell office:value-type="float" office:value="1586963" calcext:value-type="float">
            <text:p>1 586 963</text:p>
          </table:table-cell>
          <table:table-cell table:style-name="Default"/>
          <table:table-cell table:style-name="ce6" office:value-type="float" office:value="1130420" calcext:value-type="float">
            <text:p>1 130 420</text:p>
          </table:table-cell>
          <table:table-cell table:style-name="ce6" office:value-type="float" office:value="456543" calcext:value-type="float">
            <text:p>456 543</text:p>
          </table:table-cell>
          <table:table-cell office:value-type="float" office:value="3127478" calcext:value-type="float">
            <text:p>3 127 478</text:p>
          </table:table-cell>
          <table:table-cell office:value-type="float" office:value="723775" calcext:value-type="float">
            <text:p>723 775</text:p>
          </table:table-cell>
          <table:table-cell office:value-type="float" office:value="5438216" calcext:value-type="float">
            <text:p>5 438 216</text:p>
          </table:table-cell>
          <table:table-cell office:value-type="float" office:value="88492239" calcext:value-type="float">
            <text:p>88 492 239</text:p>
          </table:table-cell>
          <table:table-cell table:formula="of:=[Sheet1.I5]/[Sheet1.J5]" office:value-type="float" office:value="0.0614541575787228" calcext:value-type="float">
            <text:p>0,06</text:p>
          </table:table-cell>
        </table:table-row>
        <table:table-row table:style-name="ro2">
          <table:table-cell office:value-type="string" calcext:value-type="string">
            <text:p>w:La_Croix</text:p>
          </table:table-cell>
          <table:table-cell office:value-type="string" calcext:value-type="string">
            <text:p>LA CROIX / la-croix.com</text:p>
          </table:table-cell>
          <table:table-cell office:value-type="float" office:value="4196805" calcext:value-type="float">
            <text:p>4 196 805</text:p>
          </table:table-cell>
          <table:table-cell office:value-type="float" office:value="2911336" calcext:value-type="float">
            <text:p>2 911 336</text:p>
          </table:table-cell>
          <table:table-cell table:style-name="ce6" office:value-type="float" office:value="1151317" calcext:value-type="float">
            <text:p>1 151 317</text:p>
          </table:table-cell>
          <table:table-cell table:style-name="ce6" office:value-type="float" office:value="134152" calcext:value-type="float">
            <text:p>134 152</text:p>
          </table:table-cell>
          <table:table-cell office:value-type="float" office:value="208669" calcext:value-type="float">
            <text:p>208 669</text:p>
          </table:table-cell>
          <table:table-cell/>
          <table:table-cell office:value-type="float" office:value="4405474" calcext:value-type="float">
            <text:p>4 405 474</text:p>
          </table:table-cell>
          <table:table-cell office:value-type="float" office:value="30491488" calcext:value-type="float">
            <text:p>30 491 488</text:p>
          </table:table-cell>
          <table:table-cell table:formula="of:=[Sheet1.I6]/[Sheet1.J6]" office:value-type="float" office:value="0.1444820928385" calcext:value-type="float">
            <text:p>0,14</text:p>
          </table:table-cell>
        </table:table-row>
        <table:table-row table:style-name="ro2">
          <table:table-cell office:value-type="string" calcext:value-type="string">
            <text:p>w:Ouest-France</text:p>
          </table:table-cell>
          <table:table-cell office:value-type="string" calcext:value-type="string">
            <text:p>OUEST FRANCE</text:p>
          </table:table-cell>
          <table:table-cell office:value-type="float" office:value="3989248" calcext:value-type="float">
            <text:p>3 989 248</text:p>
          </table:table-cell>
          <table:table-cell table:style-name="Default"/>
          <table:table-cell table:style-name="ce6" office:value-type="float" office:value="3989248" calcext:value-type="float">
            <text:p>3 989 248</text:p>
          </table:table-cell>
          <table:table-cell table:number-columns-repeated="2"/>
          <table:table-cell office:value-type="float" office:value="104823" calcext:value-type="float">
            <text:p>104 823</text:p>
          </table:table-cell>
          <table:table-cell office:value-type="float" office:value="4094071" calcext:value-type="float">
            <text:p>4 094 071</text:p>
          </table:table-cell>
          <table:table-cell office:value-type="float" office:value="239804309" calcext:value-type="float">
            <text:p>239 804 309</text:p>
          </table:table-cell>
          <table:table-cell table:formula="of:=[Sheet1.I7]/[Sheet1.J7]" office:value-type="float" office:value="0.0170725497680694" calcext:value-type="float">
            <text:p>0,02</text:p>
          </table:table-cell>
        </table:table-row>
        <table:table-row table:style-name="ro2">
          <table:table-cell office:value-type="string" calcext:value-type="string">
            <text:p>w:L'Humanité</text:p>
          </table:table-cell>
          <table:table-cell office:value-type="string" calcext:value-type="string">
            <text:p>L'HUMANITE</text:p>
          </table:table-cell>
          <table:table-cell office:value-type="float" office:value="3321775" calcext:value-type="float">
            <text:p>3 321 775</text:p>
          </table:table-cell>
          <table:table-cell office:value-type="float" office:value="3079884" calcext:value-type="float">
            <text:p>3 079 884</text:p>
          </table:table-cell>
          <table:table-cell table:style-name="ce6" office:value-type="float" office:value="241891" calcext:value-type="float">
            <text:p>241 891</text:p>
          </table:table-cell>
          <table:table-cell/>
          <table:table-cell office:value-type="float" office:value="269100" calcext:value-type="float">
            <text:p>269 100</text:p>
          </table:table-cell>
          <table:table-cell/>
          <table:table-cell office:value-type="float" office:value="3590875" calcext:value-type="float">
            <text:p>3 590 875</text:p>
          </table:table-cell>
          <table:table-cell office:value-type="float" office:value="9846064" calcext:value-type="float">
            <text:p>9 846 064</text:p>
          </table:table-cell>
          <table:table-cell table:formula="of:=[Sheet1.I8]/[Sheet1.J8]" office:value-type="float" office:value="0.364701570089327" calcext:value-type="float">
            <text:p>0,36</text:p>
          </table:table-cell>
        </table:table-row>
        <table:table-row table:style-name="ro2">
          <table:table-cell office:value-type="string" calcext:value-type="string">
            <text:p>w:La_Dépêche_du_Midi</text:p>
          </table:table-cell>
          <table:table-cell office:value-type="string" calcext:value-type="string">
            <text:p>LA DEPECHE DU MIDI</text:p>
          </table:table-cell>
          <table:table-cell office:value-type="float" office:value="821049.68" calcext:value-type="float">
            <text:p>821 050</text:p>
          </table:table-cell>
          <table:table-cell table:style-name="Default"/>
          <table:table-cell table:style-name="ce6" office:value-type="float" office:value="821049.68" calcext:value-type="float">
            <text:p>821 050</text:p>
          </table:table-cell>
          <table:table-cell table:number-columns-repeated="2"/>
          <table:table-cell office:value-type="float" office:value="835469" calcext:value-type="float">
            <text:p>835 469</text:p>
          </table:table-cell>
          <table:table-cell office:value-type="float" office:value="1656518.68" calcext:value-type="float">
            <text:p>1 656 519</text:p>
          </table:table-cell>
          <table:table-cell office:value-type="float" office:value="55561211" calcext:value-type="float">
            <text:p>55 561 211</text:p>
          </table:table-cell>
          <table:table-cell table:formula="of:=[Sheet1.I9]/[Sheet1.J9]" office:value-type="float" office:value="0.0298143012037661" calcext:value-type="float">
            <text:p>0,03</text:p>
          </table:table-cell>
        </table:table-row>
        <table:table-row table:style-name="ro2">
          <table:table-cell office:value-type="string" calcext:value-type="string">
            <text:p>w:Les_Échos</text:p>
          </table:table-cell>
          <table:table-cell office:value-type="string" calcext:value-type="string">
            <text:p>LES ECHOS / lesechos.fr</text:p>
          </table:table-cell>
          <table:table-cell office:value-type="float" office:value="955929" calcext:value-type="float">
            <text:p>955 929</text:p>
          </table:table-cell>
          <table:table-cell table:style-name="Default"/>
          <table:table-cell table:style-name="ce6" office:value-type="float" office:value="272790" calcext:value-type="float">
            <text:p>272 790</text:p>
          </table:table-cell>
          <table:table-cell table:style-name="ce6" office:value-type="float" office:value="683139" calcext:value-type="float">
            <text:p>683 139</text:p>
          </table:table-cell>
          <table:table-cell office:value-type="float" office:value="658021" calcext:value-type="float">
            <text:p>658 021</text:p>
          </table:table-cell>
          <table:table-cell office:value-type="float" office:value="29887" calcext:value-type="float">
            <text:p>29 887</text:p>
          </table:table-cell>
          <table:table-cell office:value-type="float" office:value="1643837" calcext:value-type="float">
            <text:p>1 643 837</text:p>
          </table:table-cell>
          <table:table-cell office:value-type="float" office:value="32363761" calcext:value-type="float">
            <text:p>32 363 761</text:p>
          </table:table-cell>
          <table:table-cell table:formula="of:=[Sheet1.I10]/[Sheet1.J10]" office:value-type="float" office:value="0.05079252068386" calcext:value-type="float">
            <text:p>0,05</text:p>
          </table:table-cell>
        </table:table-row>
        <table:table-row table:style-name="ro2">
          <table:table-cell office:value-type="string" calcext:value-type="string">
            <text:p>w:La_Tribune_(France)</text:p>
          </table:table-cell>
          <table:table-cell office:value-type="string" calcext:value-type="string">
            <text:p>LE PROGRES / LES DEPECHES EDITION DU JURA / LA TRIBUNE</text:p>
          </table:table-cell>
          <table:table-cell office:value-type="float" office:value="1017003" calcext:value-type="float">
            <text:p>1 017 003</text:p>
          </table:table-cell>
          <table:table-cell table:style-name="Default"/>
          <table:table-cell table:style-name="ce6" office:value-type="float" office:value="1017003" calcext:value-type="float">
            <text:p>1 017 003</text:p>
          </table:table-cell>
          <table:table-cell table:number-columns-repeated="2"/>
          <table:table-cell office:value-type="float" office:value="592397" calcext:value-type="float">
            <text:p>592 397</text:p>
          </table:table-cell>
          <table:table-cell office:value-type="float" office:value="1609400" calcext:value-type="float">
            <text:p>1 609 400</text:p>
          </table:table-cell>
          <table:table-cell office:value-type="float" office:value="72517569" calcext:value-type="float">
            <text:p>72 517 569</text:p>
          </table:table-cell>
          <table:table-cell table:formula="of:=[Sheet1.I11]/[Sheet1.J11]" office:value-type="float" office:value="0.0221932425782227" calcext:value-type="float">
            <text:p>0,02</text:p>
          </table:table-cell>
        </table:table-row>
        <table:table-row table:style-name="ro2">
          <table:table-cell office:value-type="string" calcext:value-type="string">
            <text:p>w:Le_Parisien</text:p>
          </table:table-cell>
          <table:table-cell office:value-type="string" calcext:value-type="string">
            <text:p>LE PARISIEN</text:p>
          </table:table-cell>
          <table:table-cell office:value-type="float" office:value="959736" calcext:value-type="float">
            <text:p>959 736</text:p>
          </table:table-cell>
          <table:table-cell table:style-name="Default"/>
          <table:table-cell table:style-name="ce6" office:value-type="float" office:value="959736" calcext:value-type="float">
            <text:p>959 736</text:p>
          </table:table-cell>
          <table:table-cell table:number-columns-repeated="2"/>
          <table:table-cell office:value-type="float" office:value="613205" calcext:value-type="float">
            <text:p>613 205</text:p>
          </table:table-cell>
          <table:table-cell office:value-type="float" office:value="1572941" calcext:value-type="float">
            <text:p>1 572 941</text:p>
          </table:table-cell>
          <table:table-cell office:value-type="float" office:value="76199884" calcext:value-type="float">
            <text:p>76 199 884</text:p>
          </table:table-cell>
          <table:table-cell table:formula="of:=[Sheet1.I12]/[Sheet1.J12]" office:value-type="float" office:value="0.0206423017651838" calcext:value-type="float">
            <text:p>0,02</text:p>
          </table:table-cell>
        </table:table-row>
        <table:table-row table:style-name="ro2">
          <table:table-cell office:value-type="string" calcext:value-type="string">
            <text:p>w:L'Équipe</text:p>
          </table:table-cell>
          <table:table-cell office:value-type="string" calcext:value-type="string">
            <text:p>L'EQUIPE</text:p>
          </table:table-cell>
          <table:table-cell office:value-type="float" office:value="1260481" calcext:value-type="float">
            <text:p>1 260 481</text:p>
          </table:table-cell>
          <table:table-cell table:style-name="Default"/>
          <table:table-cell table:style-name="ce6" office:value-type="float" office:value="1260481" calcext:value-type="float">
            <text:p>1 260 481</text:p>
          </table:table-cell>
          <table:table-cell table:number-columns-repeated="2"/>
          <table:table-cell office:value-type="float" office:value="224586" calcext:value-type="float">
            <text:p>224 586</text:p>
          </table:table-cell>
          <table:table-cell office:value-type="float" office:value="1485067" calcext:value-type="float">
            <text:p>1 485 067</text:p>
          </table:table-cell>
          <table:table-cell office:value-type="float" office:value="83307501" calcext:value-type="float">
            <text:p>83 307 501</text:p>
          </table:table-cell>
          <table:table-cell table:formula="of:=[Sheet1.I13]/[Sheet1.J13]" office:value-type="float" office:value="0.017826329948368" calcext:value-type="float">
            <text:p>0,02</text:p>
          </table:table-cell>
        </table:table-row>
        <table:table-row table:style-name="ro2">
          <table:table-cell office:value-type="string" calcext:value-type="string">
            <text:p>w:Presse_Océan</text:p>
          </table:table-cell>
          <table:table-cell office:value-type="string" calcext:value-type="string">
            <text:p>PRESSE OCEAN</text:p>
          </table:table-cell>
          <table:table-cell office:value-type="float" office:value="1341811" calcext:value-type="float">
            <text:p>1 341 811</text:p>
          </table:table-cell>
          <table:table-cell office:value-type="float" office:value="236075" calcext:value-type="float">
            <text:p>236 075</text:p>
          </table:table-cell>
          <table:table-cell table:style-name="ce6" office:value-type="float" office:value="1105736" calcext:value-type="float">
            <text:p>1 105 736</text:p>
          </table:table-cell>
          <table:table-cell table:number-columns-repeated="3"/>
          <table:table-cell office:value-type="float" office:value="1341811" calcext:value-type="float">
            <text:p>1 341 811</text:p>
          </table:table-cell>
          <table:table-cell office:value-type="float" office:value="10700003" calcext:value-type="float">
            <text:p>10 700 003</text:p>
          </table:table-cell>
          <table:table-cell table:formula="of:=[Sheet1.I14]/[Sheet1.J14]" office:value-type="float" office:value="0.125402862036581" calcext:value-type="float">
            <text:p>0,13</text:p>
          </table:table-cell>
        </table:table-row>
        <table:table-row table:style-name="ro2">
          <table:table-cell office:value-type="string" calcext:value-type="string">
            <text:p>w:Le_Dauphiné_libéré</text:p>
          </table:table-cell>
          <table:table-cell office:value-type="string" calcext:value-type="string">
            <text:p>LE DAUPHINE LIBERE</text:p>
          </table:table-cell>
          <table:table-cell office:value-type="float" office:value="764415" calcext:value-type="float">
            <text:p>764 415</text:p>
          </table:table-cell>
          <table:table-cell table:style-name="Default"/>
          <table:table-cell table:style-name="ce6" office:value-type="float" office:value="764415" calcext:value-type="float">
            <text:p>764 415</text:p>
          </table:table-cell>
          <table:table-cell table:number-columns-repeated="2"/>
          <table:table-cell office:value-type="float" office:value="430642" calcext:value-type="float">
            <text:p>430 642</text:p>
          </table:table-cell>
          <table:table-cell office:value-type="float" office:value="1195057" calcext:value-type="float">
            <text:p>1 195 057</text:p>
          </table:table-cell>
          <table:table-cell office:value-type="float" office:value="81712199" calcext:value-type="float">
            <text:p>81 712 199</text:p>
          </table:table-cell>
          <table:table-cell table:formula="of:=[Sheet1.I15]/[Sheet1.J15]" office:value-type="float" office:value="0.0146251969060336" calcext:value-type="float">
            <text:p>0,01</text:p>
          </table:table-cell>
        </table:table-row>
        <table:table-row table:style-name="ro2">
          <table:table-cell office:value-type="string" calcext:value-type="string">
            <text:p>w:L'Est_républicain</text:p>
          </table:table-cell>
          <table:table-cell office:value-type="string" calcext:value-type="string">
            <text:p>L'EST REPUBLICAIN</text:p>
          </table:table-cell>
          <table:table-cell office:value-type="float" office:value="877593" calcext:value-type="float">
            <text:p>877 593</text:p>
          </table:table-cell>
          <table:table-cell table:style-name="Default"/>
          <table:table-cell table:style-name="ce6" office:value-type="float" office:value="877593" calcext:value-type="float">
            <text:p>877 593</text:p>
          </table:table-cell>
          <table:table-cell table:number-columns-repeated="2"/>
          <table:table-cell office:value-type="float" office:value="315486" calcext:value-type="float">
            <text:p>315 486</text:p>
          </table:table-cell>
          <table:table-cell office:value-type="float" office:value="1193079" calcext:value-type="float">
            <text:p>1 193 079</text:p>
          </table:table-cell>
          <table:table-cell office:value-type="float" office:value="46441664" calcext:value-type="float">
            <text:p>46 441 664</text:p>
          </table:table-cell>
          <table:table-cell table:formula="of:=[Sheet1.I16]/[Sheet1.J16]" office:value-type="float" office:value="0.0256898417765565" calcext:value-type="float">
            <text:p>0,03</text:p>
          </table:table-cell>
        </table:table-row>
        <table:table-row table:style-name="ro2">
          <table:table-cell office:value-type="string" calcext:value-type="string">
            <text:p>w:Le_Journal_de_la_Haute-Marne</text:p>
          </table:table-cell>
          <table:table-cell office:value-type="string" calcext:value-type="string">
            <text:p>LE JOURNAL DE LA HAUTE MARNE</text:p>
          </table:table-cell>
          <table:table-cell office:value-type="float" office:value="1190406" calcext:value-type="float">
            <text:p>1 190 406</text:p>
          </table:table-cell>
          <table:table-cell office:value-type="float" office:value="147478" calcext:value-type="float">
            <text:p>147 478</text:p>
          </table:table-cell>
          <table:table-cell table:style-name="ce6" office:value-type="float" office:value="1042928" calcext:value-type="float">
            <text:p>1 042 928</text:p>
          </table:table-cell>
          <table:table-cell table:number-columns-repeated="3"/>
          <table:table-cell office:value-type="float" office:value="1190406" calcext:value-type="float">
            <text:p>1 190 406</text:p>
          </table:table-cell>
          <table:table-cell office:value-type="float" office:value="8062081" calcext:value-type="float">
            <text:p>8 062 081</text:p>
          </table:table-cell>
          <table:table-cell table:formula="of:=[Sheet1.I17]/[Sheet1.J17]" office:value-type="float" office:value="0.147654929291829" calcext:value-type="float">
            <text:p>0,15</text:p>
          </table:table-cell>
        </table:table-row>
        <table:table-row table:style-name="ro2">
          <table:table-cell office:value-type="string" calcext:value-type="string">
            <text:p>w:Le_Journal_du_dimanche</text:p>
          </table:table-cell>
          <table:table-cell office:value-type="string" calcext:value-type="string">
            <text:p>LE JOURNAL DU DIMANCHE</text:p>
          </table:table-cell>
          <table:table-cell office:value-type="float" office:value="163824" calcext:value-type="float">
            <text:p>163 824</text:p>
          </table:table-cell>
          <table:table-cell table:style-name="Default"/>
          <table:table-cell table:style-name="ce6" office:value-type="float" office:value="163824" calcext:value-type="float">
            <text:p>163 824</text:p>
          </table:table-cell>
          <table:table-cell/>
          <table:table-cell office:value-type="float" office:value="985207" calcext:value-type="float">
            <text:p>985 207</text:p>
          </table:table-cell>
          <table:table-cell/>
          <table:table-cell office:value-type="float" office:value="1149031" calcext:value-type="float">
            <text:p>1 149 031</text:p>
          </table:table-cell>
          <table:table-cell office:value-type="float" office:value="10217866" calcext:value-type="float">
            <text:p>10 217 866</text:p>
          </table:table-cell>
          <table:table-cell table:formula="of:=[Sheet1.I18]/[Sheet1.J18]" office:value-type="float" office:value="0.112453128666984" calcext:value-type="float">
            <text:p>0,11</text:p>
          </table:table-cell>
        </table:table-row>
        <table:table-row table:style-name="ro2">
          <table:table-cell/>
          <table:table-cell office:value-type="string" calcext:value-type="string">
            <text:p>SUD OUEST</text:p>
          </table:table-cell>
          <table:table-cell office:value-type="float" office:value="1139970.61" calcext:value-type="float">
            <text:p>1 139 971</text:p>
          </table:table-cell>
          <table:table-cell table:style-name="Default"/>
          <table:table-cell table:style-name="ce6" office:value-type="float" office:value="742915.61" calcext:value-type="float">
            <text:p>742 916</text:p>
          </table:table-cell>
          <table:table-cell table:style-name="ce6" office:value-type="float" office:value="397055" calcext:value-type="float">
            <text:p>397 055</text:p>
          </table:table-cell>
          <table:table-cell table:number-columns-repeated="2"/>
          <table:table-cell office:value-type="float" office:value="1139970.61" calcext:value-type="float">
            <text:p>1 139 971</text:p>
          </table:table-cell>
          <table:table-cell office:value-type="float" office:value="91809228" calcext:value-type="float">
            <text:p>91 809 228</text:p>
          </table:table-cell>
          <table:table-cell table:formula="of:=[Sheet1.I19]/[Sheet1.J19]" office:value-type="float" office:value="0.012416732335446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VOIX DU NORD</text:p>
          </table:table-cell>
          <table:table-cell office:value-type="float" office:value="664515" calcext:value-type="float">
            <text:p>664 515</text:p>
          </table:table-cell>
          <table:table-cell table:style-name="Default"/>
          <table:table-cell table:style-name="ce6" office:value-type="float" office:value="506515" calcext:value-type="float">
            <text:p>506 515</text:p>
          </table:table-cell>
          <table:table-cell table:style-name="ce6" office:value-type="float" office:value="158000" calcext:value-type="float">
            <text:p>158 000</text:p>
          </table:table-cell>
          <table:table-cell/>
          <table:table-cell office:value-type="float" office:value="366260" calcext:value-type="float">
            <text:p>366 260</text:p>
          </table:table-cell>
          <table:table-cell office:value-type="float" office:value="1030775" calcext:value-type="float">
            <text:p>1 030 775</text:p>
          </table:table-cell>
          <table:table-cell office:value-type="float" office:value="79681693" calcext:value-type="float">
            <text:p>79 681 693</text:p>
          </table:table-cell>
          <table:table-cell table:formula="of:=[Sheet1.I20]/[Sheet1.J20]" office:value-type="float" office:value="0.0129361583720366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REPUBLIQUE DES PYRENEES</text:p>
          </table:table-cell>
          <table:table-cell office:value-type="float" office:value="997403" calcext:value-type="float">
            <text:p>997 403</text:p>
          </table:table-cell>
          <table:table-cell office:value-type="float" office:value="187961" calcext:value-type="float">
            <text:p>187 961</text:p>
          </table:table-cell>
          <table:table-cell table:style-name="ce6" office:value-type="float" office:value="809442" calcext:value-type="float">
            <text:p>809 442</text:p>
          </table:table-cell>
          <table:table-cell table:number-columns-repeated="2"/>
          <table:table-cell office:value-type="float" office:value="3402" calcext:value-type="float">
            <text:p>3 402</text:p>
          </table:table-cell>
          <table:table-cell office:value-type="float" office:value="1000805" calcext:value-type="float">
            <text:p>1 000 805</text:p>
          </table:table-cell>
          <table:table-cell office:value-type="float" office:value="8874255" calcext:value-type="float">
            <text:p>8 874 255</text:p>
          </table:table-cell>
          <table:table-cell table:formula="of:=[Sheet1.I21]/[Sheet1.J21]" office:value-type="float" office:value="0.112776227412893" calcext:value-type="float">
            <text:p>0,11</text:p>
          </table:table-cell>
        </table:table-row>
        <table:table-row table:style-name="ro2">
          <table:table-cell/>
          <table:table-cell office:value-type="string" calcext:value-type="string">
            <text:p>LA PRESSE DE LA MANCHE</text:p>
          </table:table-cell>
          <table:table-cell office:value-type="float" office:value="832802" calcext:value-type="float">
            <text:p>832 802</text:p>
          </table:table-cell>
          <table:table-cell office:value-type="float" office:value="146470" calcext:value-type="float">
            <text:p>146 470</text:p>
          </table:table-cell>
          <table:table-cell table:style-name="ce6" office:value-type="float" office:value="686332" calcext:value-type="float">
            <text:p>686 332</text:p>
          </table:table-cell>
          <table:table-cell table:number-columns-repeated="3"/>
          <table:table-cell office:value-type="float" office:value="832802" calcext:value-type="float">
            <text:p>832 802</text:p>
          </table:table-cell>
          <table:table-cell office:value-type="float" office:value="7978557" calcext:value-type="float">
            <text:p>7 978 557</text:p>
          </table:table-cell>
          <table:table-cell table:formula="of:=[Sheet1.I22]/[Sheet1.J22]" office:value-type="float" office:value="0.104380027616523" calcext:value-type="float">
            <text:p>0,10</text:p>
          </table:table-cell>
        </table:table-row>
        <table:table-row table:style-name="ro2">
          <table:table-cell/>
          <table:table-cell office:value-type="string" calcext:value-type="string">
            <text:p>LE TELEGRAMME / letelegramme.com</text:p>
          </table:table-cell>
          <table:table-cell office:value-type="float" office:value="800454" calcext:value-type="float">
            <text:p>800 454</text:p>
          </table:table-cell>
          <table:table-cell table:style-name="Default"/>
          <table:table-cell table:style-name="ce6" office:value-type="float" office:value="736507" calcext:value-type="float">
            <text:p>736 507</text:p>
          </table:table-cell>
          <table:table-cell table:style-name="ce6" office:value-type="float" office:value="63947" calcext:value-type="float">
            <text:p>63 947</text:p>
          </table:table-cell>
          <table:table-cell table:number-columns-repeated="2"/>
          <table:table-cell office:value-type="float" office:value="800454" calcext:value-type="float">
            <text:p>800 454</text:p>
          </table:table-cell>
          <table:table-cell office:value-type="float" office:value="71211258" calcext:value-type="float">
            <text:p>71 211 258</text:p>
          </table:table-cell>
          <table:table-cell table:formula="of:=[Sheet1.I23]/[Sheet1.J23]" office:value-type="float" office:value="0.0112405541269893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ECHO DE LA HAUTE VIENNE</text:p>
          </table:table-cell>
          <table:table-cell office:value-type="float" office:value="696905" calcext:value-type="float">
            <text:p>696 905</text:p>
          </table:table-cell>
          <table:table-cell office:value-type="float" office:value="129007" calcext:value-type="float">
            <text:p>129 007</text:p>
          </table:table-cell>
          <table:table-cell table:style-name="ce6" office:value-type="float" office:value="567898" calcext:value-type="float">
            <text:p>567 898</text:p>
          </table:table-cell>
          <table:table-cell table:number-columns-repeated="3"/>
          <table:table-cell office:value-type="float" office:value="696905" calcext:value-type="float">
            <text:p>696 90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MARSEILLAISE</text:p>
          </table:table-cell>
          <table:table-cell office:value-type="float" office:value="693992" calcext:value-type="float">
            <text:p>693 992</text:p>
          </table:table-cell>
          <table:table-cell office:value-type="float" office:value="55533" calcext:value-type="float">
            <text:p>55 533</text:p>
          </table:table-cell>
          <table:table-cell table:style-name="ce6" office:value-type="float" office:value="638459" calcext:value-type="float">
            <text:p>638 459</text:p>
          </table:table-cell>
          <table:table-cell table:number-columns-repeated="3"/>
          <table:table-cell office:value-type="float" office:value="693992" calcext:value-type="float">
            <text:p>693 99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MONTAGNE</text:p>
          </table:table-cell>
          <table:table-cell office:value-type="float" office:value="504429" calcext:value-type="float">
            <text:p>504 429</text:p>
          </table:table-cell>
          <table:table-cell table:style-name="Default"/>
          <table:table-cell table:style-name="ce6" office:value-type="float" office:value="504429" calcext:value-type="float">
            <text:p>504 429</text:p>
          </table:table-cell>
          <table:table-cell table:number-columns-repeated="2"/>
          <table:table-cell office:value-type="float" office:value="142450" calcext:value-type="float">
            <text:p>142 450</text:p>
          </table:table-cell>
          <table:table-cell office:value-type="float" office:value="646879" calcext:value-type="float">
            <text:p>646 879</text:p>
          </table:table-cell>
          <table:table-cell office:value-type="float" office:value="60473905" calcext:value-type="float">
            <text:p>60 473 905</text:p>
          </table:table-cell>
          <table:table-cell table:formula="of:=[Sheet1.I26]/[Sheet1.J26]" office:value-type="float" office:value="0.0106968286569224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NOUVELLE REPUBLIQUE DU CENTRE OUEST</text:p>
          </table:table-cell>
          <table:table-cell office:value-type="float" office:value="629993" calcext:value-type="float">
            <text:p>629 993</text:p>
          </table:table-cell>
          <table:table-cell table:style-name="Default"/>
          <table:table-cell table:style-name="ce6" office:value-type="float" office:value="526333" calcext:value-type="float">
            <text:p>526 333</text:p>
          </table:table-cell>
          <table:table-cell table:style-name="ce6" office:value-type="float" office:value="103660" calcext:value-type="float">
            <text:p>103 660</text:p>
          </table:table-cell>
          <table:table-cell table:number-columns-repeated="2"/>
          <table:table-cell office:value-type="float" office:value="629993" calcext:value-type="float">
            <text:p>629 993</text:p>
          </table:table-cell>
          <table:table-cell office:value-type="float" office:value="54003270" calcext:value-type="float">
            <text:p>54 003 270</text:p>
          </table:table-cell>
          <table:table-cell table:formula="of:=[Sheet1.I27]/[Sheet1.J27]" office:value-type="float" office:value="0.011665830606183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MIDI LIBRE</text:p>
          </table:table-cell>
          <table:table-cell office:value-type="float" office:value="579733.32" calcext:value-type="float">
            <text:p>579 733</text:p>
          </table:table-cell>
          <table:table-cell table:style-name="Default"/>
          <table:table-cell table:style-name="ce6" office:value-type="float" office:value="521773.32" calcext:value-type="float">
            <text:p>521 773</text:p>
          </table:table-cell>
          <table:table-cell table:style-name="ce6" office:value-type="float" office:value="57960" calcext:value-type="float">
            <text:p>57 960</text:p>
          </table:table-cell>
          <table:table-cell/>
          <table:table-cell office:value-type="float" office:value="30104" calcext:value-type="float">
            <text:p>30 104</text:p>
          </table:table-cell>
          <table:table-cell office:value-type="float" office:value="609837.32" calcext:value-type="float">
            <text:p>609 837</text:p>
          </table:table-cell>
          <table:table-cell office:value-type="float" office:value="43396566" calcext:value-type="float">
            <text:p>43 396 566</text:p>
          </table:table-cell>
          <table:table-cell table:formula="of:=[Sheet1.I28]/[Sheet1.J28]" office:value-type="float" office:value="0.0140526630609436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CENTRE PRESSE AVEYRON</text:p>
          </table:table-cell>
          <table:table-cell office:value-type="float" office:value="590092" calcext:value-type="float">
            <text:p>590 092</text:p>
          </table:table-cell>
          <table:table-cell office:value-type="float" office:value="84000" calcext:value-type="float">
            <text:p>84 000</text:p>
          </table:table-cell>
          <table:table-cell table:style-name="ce6" office:value-type="float" office:value="506092" calcext:value-type="float">
            <text:p>506 092</text:p>
          </table:table-cell>
          <table:table-cell table:number-columns-repeated="3"/>
          <table:table-cell office:value-type="float" office:value="590092" calcext:value-type="float">
            <text:p>590 092</text:p>
          </table:table-cell>
          <table:table-cell office:value-type="float" office:value="5949333" calcext:value-type="float">
            <text:p>5 949 333</text:p>
          </table:table-cell>
          <table:table-cell table:formula="of:=[Sheet1.I29]/[Sheet1.J29]" office:value-type="float" office:value="0.0991862449118246" calcext:value-type="float">
            <text:p>0,10</text:p>
          </table:table-cell>
        </table:table-row>
        <table:table-row table:style-name="ro2">
          <table:table-cell/>
          <table:table-cell office:value-type="string" calcext:value-type="string">
            <text:p>LA PROVENCE</text:p>
          </table:table-cell>
          <table:table-cell office:value-type="float" office:value="453580" calcext:value-type="float">
            <text:p>453 580</text:p>
          </table:table-cell>
          <table:table-cell table:style-name="Default"/>
          <table:table-cell table:style-name="ce6" office:value-type="float" office:value="399354" calcext:value-type="float">
            <text:p>399 354</text:p>
          </table:table-cell>
          <table:table-cell table:style-name="ce6" office:value-type="float" office:value="54226" calcext:value-type="float">
            <text:p>54 226</text:p>
          </table:table-cell>
          <table:table-cell/>
          <table:table-cell office:value-type="float" office:value="72754" calcext:value-type="float">
            <text:p>72 754</text:p>
          </table:table-cell>
          <table:table-cell office:value-type="float" office:value="526334" calcext:value-type="float">
            <text:p>526 334</text:p>
          </table:table-cell>
          <table:table-cell office:value-type="float" office:value="39599552" calcext:value-type="float">
            <text:p>39 599 552</text:p>
          </table:table-cell>
          <table:table-cell table:formula="of:=[Sheet1.I30]/[Sheet1.J30]" office:value-type="float" office:value="0.013291412993763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NICE MATIN</text:p>
          </table:table-cell>
          <table:table-cell office:value-type="float" office:value="204508" calcext:value-type="float">
            <text:p>204 508</text:p>
          </table:table-cell>
          <table:table-cell table:style-name="Default"/>
          <table:table-cell table:style-name="ce6" office:value-type="float" office:value="204508" calcext:value-type="float">
            <text:p>204 508</text:p>
          </table:table-cell>
          <table:table-cell table:number-columns-repeated="2"/>
          <table:table-cell office:value-type="float" office:value="297760" calcext:value-type="float">
            <text:p>297 760</text:p>
          </table:table-cell>
          <table:table-cell office:value-type="float" office:value="502268" calcext:value-type="float">
            <text:p>502 268</text:p>
          </table:table-cell>
          <table:table-cell office:value-type="float" office:value="29701773" calcext:value-type="float">
            <text:p>29 701 773</text:p>
          </table:table-cell>
          <table:table-cell table:formula="of:=[Sheet1.I31]/[Sheet1.J31]" office:value-type="float" office:value="0.016910370973476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S DERNIERES NOUVELLES D'ALSACE</text:p>
          </table:table-cell>
          <table:table-cell office:value-type="float" office:value="381902" calcext:value-type="float">
            <text:p>381 902</text:p>
          </table:table-cell>
          <table:table-cell table:style-name="Default"/>
          <table:table-cell table:style-name="ce6" office:value-type="float" office:value="381902" calcext:value-type="float">
            <text:p>381 902</text:p>
          </table:table-cell>
          <table:table-cell table:number-columns-repeated="2"/>
          <table:table-cell office:value-type="float" office:value="113841" calcext:value-type="float">
            <text:p>113 841</text:p>
          </table:table-cell>
          <table:table-cell office:value-type="float" office:value="495743" calcext:value-type="float">
            <text:p>495 743</text:p>
          </table:table-cell>
          <table:table-cell office:value-type="float" office:value="52777621" calcext:value-type="float">
            <text:p>52 777 621</text:p>
          </table:table-cell>
          <table:table-cell table:formula="of:=[Sheet1.I32]/[Sheet1.J32]" office:value-type="float" office:value="0.0093930531654695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COURRIER DE L'OUEST</text:p>
          </table:table-cell>
          <table:table-cell office:value-type="float" office:value="478725" calcext:value-type="float">
            <text:p>478 725</text:p>
          </table:table-cell>
          <table:table-cell table:style-name="Default"/>
          <table:table-cell table:style-name="ce6" office:value-type="float" office:value="478725" calcext:value-type="float">
            <text:p>478 725</text:p>
          </table:table-cell>
          <table:table-cell table:number-columns-repeated="3"/>
          <table:table-cell office:value-type="float" office:value="478725" calcext:value-type="float">
            <text:p>478 725</text:p>
          </table:table-cell>
          <table:table-cell office:value-type="float" office:value="31807844" calcext:value-type="float">
            <text:p>31 807 844</text:p>
          </table:table-cell>
          <table:table-cell table:formula="of:=[Sheet1.I33]/[Sheet1.J33]" office:value-type="float" office:value="0.015050532818257" calcext:value-type="float">
            <text:p>0,02</text:p>
          </table:table-cell>
        </table:table-row>
        <table:table-row table:style-name="ro2">
          <table:table-cell office:value-type="string" calcext:value-type="string">
            <text:p>w:L'Obs</text:p>
          </table:table-cell>
          <table:table-cell office:value-type="string" calcext:value-type="string">
            <text:p>L'OBS</text:p>
          </table:table-cell>
          <table:table-cell office:value-type="float" office:value="390418" calcext:value-type="float">
            <text:p>390 418</text:p>
          </table:table-cell>
          <table:table-cell table:style-name="Default"/>
          <table:table-cell table:style-name="ce6" office:value-type="float" office:value="368719" calcext:value-type="float">
            <text:p>368 719</text:p>
          </table:table-cell>
          <table:table-cell table:style-name="ce6" office:value-type="float" office:value="21699" calcext:value-type="float">
            <text:p>21 699</text:p>
          </table:table-cell>
          <table:table-cell table:number-columns-repeated="2"/>
          <table:table-cell office:value-type="float" office:value="390418" calcext:value-type="float">
            <text:p>390 418</text:p>
          </table:table-cell>
          <table:table-cell office:value-type="float" office:value="21287278" calcext:value-type="float">
            <text:p>21 287 278</text:p>
          </table:table-cell>
          <table:table-cell table:formula="of:=[Sheet1.I34]/[Sheet1.J34]" office:value-type="float" office:value="0.018340437889710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PARIS MATCH</text:p>
          </table:table-cell>
          <table:table-cell office:value-type="float" office:value="384126" calcext:value-type="float">
            <text:p>384 126</text:p>
          </table:table-cell>
          <table:table-cell table:style-name="Default"/>
          <table:table-cell table:style-name="ce6" office:value-type="float" office:value="369382" calcext:value-type="float">
            <text:p>369 382</text:p>
          </table:table-cell>
          <table:table-cell table:style-name="ce6" office:value-type="float" office:value="14744" calcext:value-type="float">
            <text:p>14 744</text:p>
          </table:table-cell>
          <table:table-cell table:number-columns-repeated="2"/>
          <table:table-cell office:value-type="float" office:value="384126" calcext:value-type="float">
            <text:p>384 126</text:p>
          </table:table-cell>
          <table:table-cell office:value-type="float" office:value="31316259" calcext:value-type="float">
            <text:p>31 316 259</text:p>
          </table:table-cell>
          <table:table-cell table:formula="of:=[Sheet1.I35]/[Sheet1.J35]" office:value-type="float" office:value="0.0122660244954546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UNION / L'ARDENNAIS</text:p>
          </table:table-cell>
          <table:table-cell office:value-type="float" office:value="378439" calcext:value-type="float">
            <text:p>378 439</text:p>
          </table:table-cell>
          <table:table-cell table:style-name="Default"/>
          <table:table-cell table:style-name="ce6" office:value-type="float" office:value="146775" calcext:value-type="float">
            <text:p>146 775</text:p>
          </table:table-cell>
          <table:table-cell table:style-name="ce6" office:value-type="float" office:value="231664" calcext:value-type="float">
            <text:p>231 664</text:p>
          </table:table-cell>
          <table:table-cell table:number-columns-repeated="2"/>
          <table:table-cell office:value-type="float" office:value="378439" calcext:value-type="float">
            <text:p>378 439</text:p>
          </table:table-cell>
          <table:table-cell office:value-type="float" office:value="29186393" calcext:value-type="float">
            <text:p>29 186 393</text:p>
          </table:table-cell>
          <table:table-cell table:formula="of:=[Sheet1.I36]/[Sheet1.J36]" office:value-type="float" office:value="0.012966281924594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NORD LITTORAL</text:p>
          </table:table-cell>
          <table:table-cell office:value-type="float" office:value="375246" calcext:value-type="float">
            <text:p>375 246</text:p>
          </table:table-cell>
          <table:table-cell office:value-type="float" office:value="56036" calcext:value-type="float">
            <text:p>56 036</text:p>
          </table:table-cell>
          <table:table-cell table:style-name="ce6" office:value-type="float" office:value="319210" calcext:value-type="float">
            <text:p>319 210</text:p>
          </table:table-cell>
          <table:table-cell table:number-columns-repeated="3"/>
          <table:table-cell office:value-type="float" office:value="375246" calcext:value-type="float">
            <text:p>375 246</text:p>
          </table:table-cell>
          <table:table-cell office:value-type="float" office:value="3077781" calcext:value-type="float">
            <text:p>3 077 781</text:p>
          </table:table-cell>
          <table:table-cell table:formula="of:=[Sheet1.I37]/[Sheet1.J37]" office:value-type="float" office:value="0.121920955389614" calcext:value-type="float">
            <text:p>0,12</text:p>
          </table:table-cell>
        </table:table-row>
        <table:table-row table:style-name="ro2">
          <table:table-cell office:value-type="string" calcext:value-type="string">
            <text:p>w:L'Express</text:p>
          </table:table-cell>
          <table:table-cell office:value-type="string" calcext:value-type="string">
            <text:p>L'EXPRESS / lexpress.fr</text:p>
          </table:table-cell>
          <table:table-cell office:value-type="float" office:value="373308" calcext:value-type="float">
            <text:p>373 308</text:p>
          </table:table-cell>
          <table:table-cell table:style-name="Default"/>
          <table:table-cell table:style-name="ce6" office:value-type="float" office:value="29881" calcext:value-type="float">
            <text:p>29 881</text:p>
          </table:table-cell>
          <table:table-cell table:style-name="ce6" office:value-type="float" office:value="343427" calcext:value-type="float">
            <text:p>343 427</text:p>
          </table:table-cell>
          <table:table-cell table:number-columns-repeated="2"/>
          <table:table-cell office:value-type="float" office:value="373308" calcext:value-type="float">
            <text:p>373 308</text:p>
          </table:table-cell>
          <table:table-cell office:value-type="float" office:value="21588749" calcext:value-type="float">
            <text:p>21 588 749</text:p>
          </table:table-cell>
          <table:table-cell table:formula="of:=[Sheet1.I38]/[Sheet1.J38]" office:value-type="float" office:value="0.017291784716196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REPUBLICAIN LORRAIN</text:p>
          </table:table-cell>
          <table:table-cell office:value-type="float" office:value="234076" calcext:value-type="float">
            <text:p>234 076</text:p>
          </table:table-cell>
          <table:table-cell table:style-name="Default"/>
          <table:table-cell table:style-name="ce6" office:value-type="float" office:value="234076" calcext:value-type="float">
            <text:p>234 076</text:p>
          </table:table-cell>
          <table:table-cell table:number-columns-repeated="2"/>
          <table:table-cell office:value-type="float" office:value="130658" calcext:value-type="float">
            <text:p>130 658</text:p>
          </table:table-cell>
          <table:table-cell office:value-type="float" office:value="364734" calcext:value-type="float">
            <text:p>364 734</text:p>
          </table:table-cell>
          <table:table-cell office:value-type="float" office:value="38991432" calcext:value-type="float">
            <text:p>38 991 432</text:p>
          </table:table-cell>
          <table:table-cell table:formula="of:=[Sheet1.I39]/[Sheet1.J39]" office:value-type="float" office:value="0.0093542088938923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NOUVELLE REPUBLIQUE DES PYRENEES</text:p>
          </table:table-cell>
          <table:table-cell office:value-type="float" office:value="348669" calcext:value-type="float">
            <text:p>348 669</text:p>
          </table:table-cell>
          <table:table-cell office:value-type="float" office:value="67920" calcext:value-type="float">
            <text:p>67 920</text:p>
          </table:table-cell>
          <table:table-cell table:style-name="ce6" office:value-type="float" office:value="280749" calcext:value-type="float">
            <text:p>280 749</text:p>
          </table:table-cell>
          <table:table-cell table:number-columns-repeated="3"/>
          <table:table-cell office:value-type="float" office:value="348669" calcext:value-type="float">
            <text:p>348 669</text:p>
          </table:table-cell>
          <table:table-cell office:value-type="float" office:value="3190701" calcext:value-type="float">
            <text:p>3 190 701</text:p>
          </table:table-cell>
          <table:table-cell table:formula="of:=[Sheet1.I40]/[Sheet1.J40]" office:value-type="float" office:value="0.109276613509069" calcext:value-type="float">
            <text:p>0,11</text:p>
          </table:table-cell>
        </table:table-row>
        <table:table-row table:style-name="ro2">
          <table:table-cell/>
          <table:table-cell office:value-type="string" calcext:value-type="string">
            <text:p>LE HAVRE LIBRE</text:p>
          </table:table-cell>
          <table:table-cell office:value-type="float" office:value="308921" calcext:value-type="float">
            <text:p>308 921</text:p>
          </table:table-cell>
          <table:table-cell office:value-type="float" office:value="72531" calcext:value-type="float">
            <text:p>72 531</text:p>
          </table:table-cell>
          <table:table-cell table:style-name="ce6" office:value-type="float" office:value="236390" calcext:value-type="float">
            <text:p>236 390</text:p>
          </table:table-cell>
          <table:table-cell table:number-columns-repeated="3"/>
          <table:table-cell office:value-type="float" office:value="308921" calcext:value-type="float">
            <text:p>308 921</text:p>
          </table:table-cell>
          <table:table-cell office:value-type="float" office:value="3156701" calcext:value-type="float">
            <text:p>3 156 701</text:p>
          </table:table-cell>
          <table:table-cell table:formula="of:=[Sheet1.I41]/[Sheet1.J41]" office:value-type="float" office:value="0.0978619767915935" calcext:value-type="float">
            <text:p>0,10</text:p>
          </table:table-cell>
        </table:table-row>
        <table:table-row table:style-name="ro2">
          <table:table-cell/>
          <table:table-cell office:value-type="string" calcext:value-type="string">
            <text:p>LE HAVRE PRESSE</text:p>
          </table:table-cell>
          <table:table-cell office:value-type="float" office:value="293580" calcext:value-type="float">
            <text:p>293 580</text:p>
          </table:table-cell>
          <table:table-cell office:value-type="float" office:value="64624" calcext:value-type="float">
            <text:p>64 624</text:p>
          </table:table-cell>
          <table:table-cell table:style-name="ce6" office:value-type="float" office:value="228956" calcext:value-type="float">
            <text:p>228 956</text:p>
          </table:table-cell>
          <table:table-cell table:number-columns-repeated="3"/>
          <table:table-cell office:value-type="float" office:value="293580" calcext:value-type="float">
            <text:p>293 580</text:p>
          </table:table-cell>
          <table:table-cell office:value-type="float" office:value="3245191" calcext:value-type="float">
            <text:p>3 245 191</text:p>
          </table:table-cell>
          <table:table-cell table:formula="of:=[Sheet1.I42]/[Sheet1.J42]" office:value-type="float" office:value="0.0904661697878492" calcext:value-type="float">
            <text:p>0,09</text:p>
          </table:table-cell>
        </table:table-row>
        <table:table-row table:style-name="ro2">
          <table:table-cell/>
          <table:table-cell office:value-type="string" calcext:value-type="string">
            <text:p>L'ALSACE</text:p>
          </table:table-cell>
          <table:table-cell office:value-type="float" office:value="214373" calcext:value-type="float">
            <text:p>214 373</text:p>
          </table:table-cell>
          <table:table-cell table:style-name="Default"/>
          <table:table-cell table:style-name="ce6" office:value-type="float" office:value="214373" calcext:value-type="float">
            <text:p>214 373</text:p>
          </table:table-cell>
          <table:table-cell table:number-columns-repeated="2"/>
          <table:table-cell office:value-type="float" office:value="59454" calcext:value-type="float">
            <text:p>59 454</text:p>
          </table:table-cell>
          <table:table-cell office:value-type="float" office:value="273827" calcext:value-type="float">
            <text:p>273 827</text:p>
          </table:table-cell>
          <table:table-cell office:value-type="float" office:value="27945307" calcext:value-type="float">
            <text:p>27 945 307</text:p>
          </table:table-cell>
          <table:table-cell table:formula="of:=[Sheet1.I43]/[Sheet1.J43]" office:value-type="float" office:value="0.0097986756774581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PRESENT</text:p>
          </table:table-cell>
          <table:table-cell table:number-columns-repeated="2" office:value-type="float" office:value="242364" calcext:value-type="float">
            <text:p>242 364</text:p>
          </table:table-cell>
          <table:table-cell table:number-columns-repeated="2"/>
          <table:table-cell office:value-type="float" office:value="19893" calcext:value-type="float">
            <text:p>19 893</text:p>
          </table:table-cell>
          <table:table-cell/>
          <table:table-cell office:value-type="float" office:value="262257" calcext:value-type="float">
            <text:p>262 257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COURRIER INTERNATIONAL</text:p>
          </table:table-cell>
          <table:table-cell office:value-type="float" office:value="260899" calcext:value-type="float">
            <text:p>260 899</text:p>
          </table:table-cell>
          <table:table-cell office:value-type="float" office:value="250628" calcext:value-type="float">
            <text:p>250 628</text:p>
          </table:table-cell>
          <table:table-cell/>
          <table:table-cell table:style-name="ce6" office:value-type="float" office:value="10271" calcext:value-type="float">
            <text:p>10 271</text:p>
          </table:table-cell>
          <table:table-cell table:number-columns-repeated="2"/>
          <table:table-cell office:value-type="float" office:value="260899" calcext:value-type="float">
            <text:p>260 899</text:p>
          </table:table-cell>
          <table:table-cell office:value-type="float" office:value="8932823" calcext:value-type="float">
            <text:p>8 932 823</text:p>
          </table:table-cell>
          <table:table-cell table:formula="of:=[Sheet1.I45]/[Sheet1.J45]" office:value-type="float" office:value="0.029206780432121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COURRIER PICARD</text:p>
          </table:table-cell>
          <table:table-cell office:value-type="float" office:value="205875" calcext:value-type="float">
            <text:p>205 875</text:p>
          </table:table-cell>
          <table:table-cell table:style-name="Default"/>
          <table:table-cell table:style-name="ce6" office:value-type="float" office:value="205875" calcext:value-type="float">
            <text:p>205 875</text:p>
          </table:table-cell>
          <table:table-cell table:number-columns-repeated="2"/>
          <table:table-cell office:value-type="float" office:value="54004" calcext:value-type="float">
            <text:p>54 004</text:p>
          </table:table-cell>
          <table:table-cell office:value-type="float" office:value="259879" calcext:value-type="float">
            <text:p>259 879</text:p>
          </table:table-cell>
          <table:table-cell office:value-type="float" office:value="18636012" calcext:value-type="float">
            <text:p>18 636 012</text:p>
          </table:table-cell>
          <table:table-cell table:formula="of:=[Sheet1.I46]/[Sheet1.J46]" office:value-type="float" office:value="0.013944989947420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ECLAIR PYRENEES</text:p>
          </table:table-cell>
          <table:table-cell office:value-type="float" office:value="259112" calcext:value-type="float">
            <text:p>259 112</text:p>
          </table:table-cell>
          <table:table-cell office:value-type="float" office:value="45175" calcext:value-type="float">
            <text:p>45 175</text:p>
          </table:table-cell>
          <table:table-cell table:style-name="ce6" office:value-type="float" office:value="213937" calcext:value-type="float">
            <text:p>213 937</text:p>
          </table:table-cell>
          <table:table-cell table:number-columns-repeated="3"/>
          <table:table-cell office:value-type="float" office:value="259112" calcext:value-type="float">
            <text:p>259 112</text:p>
          </table:table-cell>
          <table:table-cell office:value-type="float" office:value="2114691" calcext:value-type="float">
            <text:p>2 114 691</text:p>
          </table:table-cell>
          <table:table-cell table:formula="of:=[Sheet1.I47]/[Sheet1.J47]" office:value-type="float" office:value="0.122529485395266" calcext:value-type="float">
            <text:p>0,12</text:p>
          </table:table-cell>
        </table:table-row>
        <table:table-row table:style-name="ro2">
          <table:table-cell/>
          <table:table-cell office:value-type="string" calcext:value-type="string">
            <text:p>LIBERATION CHAMPAGNE</text:p>
          </table:table-cell>
          <table:table-cell office:value-type="float" office:value="255158" calcext:value-type="float">
            <text:p>255 158</text:p>
          </table:table-cell>
          <table:table-cell office:value-type="float" office:value="29215" calcext:value-type="float">
            <text:p>29 215</text:p>
          </table:table-cell>
          <table:table-cell table:style-name="ce6" office:value-type="float" office:value="225943" calcext:value-type="float">
            <text:p>225 943</text:p>
          </table:table-cell>
          <table:table-cell table:number-columns-repeated="3"/>
          <table:table-cell office:value-type="float" office:value="255158" calcext:value-type="float">
            <text:p>255 158</text:p>
          </table:table-cell>
          <table:table-cell office:value-type="float" office:value="1356940" calcext:value-type="float">
            <text:p>1 356 940</text:p>
          </table:table-cell>
          <table:table-cell table:formula="of:=[Sheet1.I48]/[Sheet1.J48]" office:value-type="float" office:value="0.188039264816425" calcext:value-type="float">
            <text:p>0,19</text:p>
          </table:table-cell>
        </table:table-row>
        <table:table-row table:style-name="ro2">
          <table:table-cell/>
          <table:table-cell office:value-type="string" calcext:value-type="string">
            <text:p>FAMILLE CHRETIENNE </text:p>
          </table:table-cell>
          <table:table-cell table:number-columns-repeated="2" office:value-type="float" office:value="250628" calcext:value-type="float">
            <text:p>250 628</text:p>
          </table:table-cell>
          <table:table-cell table:number-columns-repeated="4"/>
          <table:table-cell office:value-type="float" office:value="250628" calcext:value-type="float">
            <text:p>250 628</text:p>
          </table:table-cell>
          <table:table-cell office:value-type="float" office:value="2826878" calcext:value-type="float">
            <text:p>2 826 878</text:p>
          </table:table-cell>
          <table:table-cell table:formula="of:=[Sheet1.I49]/[Sheet1.J49]" office:value-type="float" office:value="0.0886589375275481" calcext:value-type="float">
            <text:p>0,09</text:p>
          </table:table-cell>
        </table:table-row>
        <table:table-row table:style-name="ro2">
          <table:table-cell/>
          <table:table-cell office:value-type="string" calcext:value-type="string">
            <text:p>MARIANNE</text:p>
          </table:table-cell>
          <table:table-cell table:number-columns-repeated="2" office:value-type="float" office:value="250628" calcext:value-type="float">
            <text:p>250 628</text:p>
          </table:table-cell>
          <table:table-cell table:number-columns-repeated="4"/>
          <table:table-cell office:value-type="float" office:value="250628" calcext:value-type="float">
            <text:p>250 628</text:p>
          </table:table-cell>
          <table:table-cell office:value-type="float" office:value="8739384" calcext:value-type="float">
            <text:p>8 739 384</text:p>
          </table:table-cell>
          <table:table-cell table:formula="of:=[Sheet1.I50]/[Sheet1.J50]" office:value-type="float" office:value="0.0286779937807974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PELERIN</text:p>
          </table:table-cell>
          <table:table-cell table:number-columns-repeated="2" office:value-type="float" office:value="250628" calcext:value-type="float">
            <text:p>250 628</text:p>
          </table:table-cell>
          <table:table-cell table:number-columns-repeated="4"/>
          <table:table-cell office:value-type="float" office:value="250628" calcext:value-type="float">
            <text:p>250 628</text:p>
          </table:table-cell>
          <table:table-cell office:value-type="float" office:value="8533018" calcext:value-type="float">
            <text:p>8 533 018</text:p>
          </table:table-cell>
          <table:table-cell table:formula="of:=[Sheet1.I51]/[Sheet1.J51]" office:value-type="float" office:value="0.029371554120710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A VIE</text:p>
          </table:table-cell>
          <table:table-cell table:number-columns-repeated="2" office:value-type="float" office:value="250628" calcext:value-type="float">
            <text:p>250 628</text:p>
          </table:table-cell>
          <table:table-cell table:number-columns-repeated="4"/>
          <table:table-cell office:value-type="float" office:value="250628" calcext:value-type="float">
            <text:p>250 628</text:p>
          </table:table-cell>
          <table:table-cell office:value-type="float" office:value="4961089" calcext:value-type="float">
            <text:p>4 961 089</text:p>
          </table:table-cell>
          <table:table-cell table:formula="of:=[Sheet1.I52]/[Sheet1.J52]" office:value-type="float" office:value="0.0505187469928477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VSD</text:p>
          </table:table-cell>
          <table:table-cell table:number-columns-repeated="2" office:value-type="float" office:value="250628" calcext:value-type="float">
            <text:p>250 628</text:p>
          </table:table-cell>
          <table:table-cell table:number-columns-repeated="4"/>
          <table:table-cell office:value-type="float" office:value="250628" calcext:value-type="float">
            <text:p>250 628</text:p>
          </table:table-cell>
          <table:table-cell office:value-type="float" office:value="5855688" calcext:value-type="float">
            <text:p>5 855 688</text:p>
          </table:table-cell>
          <table:table-cell table:formula="of:=[Sheet1.I53]/[Sheet1.J53]" office:value-type="float" office:value="0.0428007776370599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LE PETIT BLEU DE LOT ET GARONNE</text:p>
          </table:table-cell>
          <table:table-cell office:value-type="float" office:value="248123" calcext:value-type="float">
            <text:p>248 123</text:p>
          </table:table-cell>
          <table:table-cell office:value-type="float" office:value="49549" calcext:value-type="float">
            <text:p>49 549</text:p>
          </table:table-cell>
          <table:table-cell table:style-name="ce6" office:value-type="float" office:value="198574" calcext:value-type="float">
            <text:p>198 574</text:p>
          </table:table-cell>
          <table:table-cell table:number-columns-repeated="3"/>
          <table:table-cell office:value-type="float" office:value="248123" calcext:value-type="float">
            <text:p>248 123</text:p>
          </table:table-cell>
          <table:table-cell office:value-type="float" office:value="2519924" calcext:value-type="float">
            <text:p>2 519 924</text:p>
          </table:table-cell>
          <table:table-cell table:formula="of:=[Sheet1.I54]/[Sheet1.J54]" office:value-type="float" office:value="0.0984644775001151" calcext:value-type="float">
            <text:p>0,10</text:p>
          </table:table-cell>
        </table:table-row>
        <table:table-row table:style-name="ro2">
          <table:table-cell/>
          <table:table-cell office:value-type="string" calcext:value-type="string">
            <text:p>VOSGES MATIN</text:p>
          </table:table-cell>
          <table:table-cell office:value-type="float" office:value="214955" calcext:value-type="float">
            <text:p>214 955</text:p>
          </table:table-cell>
          <table:table-cell table:style-name="Default"/>
          <table:table-cell table:style-name="ce6" office:value-type="float" office:value="214955" calcext:value-type="float">
            <text:p>214 955</text:p>
          </table:table-cell>
          <table:table-cell table:number-columns-repeated="2"/>
          <table:table-cell office:value-type="float" office:value="26217" calcext:value-type="float">
            <text:p>26 217</text:p>
          </table:table-cell>
          <table:table-cell office:value-type="float" office:value="241172" calcext:value-type="float">
            <text:p>241 172</text:p>
          </table:table-cell>
          <table:table-cell office:value-type="float" office:value="13523259" calcext:value-type="float">
            <text:p>13 523 259</text:p>
          </table:table-cell>
          <table:table-cell table:formula="of:=[Sheet1.I55]/[Sheet1.J55]" office:value-type="float" office:value="0.0178338668215997" calcext:value-type="float">
            <text:p>0,02</text:p>
          </table:table-cell>
        </table:table-row>
        <table:table-row table:style-name="ro2">
          <table:table-cell office:value-type="string" calcext:value-type="string">
            <text:p>w:Le_Monde_diplomatique</text:p>
          </table:table-cell>
          <table:table-cell office:value-type="string" calcext:value-type="string">
            <text:p>LE MONDE DIPLOMATIQUE / monde-diplomatique.fr</text:p>
          </table:table-cell>
          <table:table-cell office:value-type="float" office:value="234525" calcext:value-type="float">
            <text:p>234 525</text:p>
          </table:table-cell>
          <table:table-cell office:value-type="float" office:value="223207" calcext:value-type="float">
            <text:p>223 207</text:p>
          </table:table-cell>
          <table:table-cell/>
          <table:table-cell table:style-name="ce6" office:value-type="float" office:value="11318" calcext:value-type="float">
            <text:p>11 318</text:p>
          </table:table-cell>
          <table:table-cell table:number-columns-repeated="2"/>
          <table:table-cell office:value-type="float" office:value="234525" calcext:value-type="float">
            <text:p>234 525</text:p>
          </table:table-cell>
          <table:table-cell office:value-type="float" office:value="1909134" calcext:value-type="float">
            <text:p>1 909 134</text:p>
          </table:table-cell>
          <table:table-cell table:formula="of:=[Sheet1.I56]/[Sheet1.J56]" office:value-type="float" office:value="0.122843655814626" calcext:value-type="float">
            <text:p>0,12</text:p>
          </table:table-cell>
        </table:table-row>
        <table:table-row table:style-name="ro2">
          <table:table-cell/>
          <table:table-cell office:value-type="string" calcext:value-type="string">
            <text:p>LE JOURNAL DE SAONE ET LOIRE</text:p>
          </table:table-cell>
          <table:table-cell office:value-type="float" office:value="96747" calcext:value-type="float">
            <text:p>96 747</text:p>
          </table:table-cell>
          <table:table-cell table:style-name="Default"/>
          <table:table-cell table:style-name="ce6" office:value-type="float" office:value="96747" calcext:value-type="float">
            <text:p>96 747</text:p>
          </table:table-cell>
          <table:table-cell table:number-columns-repeated="2"/>
          <table:table-cell office:value-type="float" office:value="133131" calcext:value-type="float">
            <text:p>133 131</text:p>
          </table:table-cell>
          <table:table-cell office:value-type="float" office:value="229878" calcext:value-type="float">
            <text:p>229 878</text:p>
          </table:table-cell>
          <table:table-cell office:value-type="float" office:value="18512288" calcext:value-type="float">
            <text:p>18 512 288</text:p>
          </table:table-cell>
          <table:table-cell table:formula="of:=[Sheet1.I57]/[Sheet1.J57]" office:value-type="float" office:value="0.012417589873277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MAINE LIBRE</text:p>
          </table:table-cell>
          <table:table-cell office:value-type="float" office:value="228865" calcext:value-type="float">
            <text:p>228 865</text:p>
          </table:table-cell>
          <table:table-cell table:style-name="Default"/>
          <table:table-cell table:style-name="ce6" office:value-type="float" office:value="228865" calcext:value-type="float">
            <text:p>228 865</text:p>
          </table:table-cell>
          <table:table-cell table:number-columns-repeated="3"/>
          <table:table-cell office:value-type="float" office:value="228865" calcext:value-type="float">
            <text:p>228 865</text:p>
          </table:table-cell>
          <table:table-cell office:value-type="float" office:value="14513713" calcext:value-type="float">
            <text:p>14 513 713</text:p>
          </table:table-cell>
          <table:table-cell table:formula="of:=[Sheet1.I58]/[Sheet1.J58]" office:value-type="float" office:value="0.0157688800929163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REPUBLICAIN</text:p>
          </table:table-cell>
          <table:table-cell office:value-type="float" office:value="224934" calcext:value-type="float">
            <text:p>224 934</text:p>
          </table:table-cell>
          <table:table-cell table:style-name="Default"/>
          <table:table-cell table:style-name="ce6" office:value-type="float" office:value="224934" calcext:value-type="float">
            <text:p>224 934</text:p>
          </table:table-cell>
          <table:table-cell table:number-columns-repeated="3"/>
          <table:table-cell office:value-type="float" office:value="224934" calcext:value-type="float">
            <text:p>224 934</text:p>
          </table:table-cell>
          <table:table-cell office:value-type="float" office:value="9523132" calcext:value-type="float">
            <text:p>9 523 132</text:p>
          </table:table-cell>
          <table:table-cell table:formula="of:=[Sheet1.I59]/[Sheet1.J59]" office:value-type="float" office:value="0.02361975030903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FRANCE AGRICOLE / lafranceagricole.fr</text:p>
          </table:table-cell>
          <table:table-cell office:value-type="float" office:value="224030" calcext:value-type="float">
            <text:p>224 030</text:p>
          </table:table-cell>
          <table:table-cell table:style-name="Default"/>
          <table:table-cell/>
          <table:table-cell table:style-name="ce6" office:value-type="float" office:value="224030" calcext:value-type="float">
            <text:p>224 030</text:p>
          </table:table-cell>
          <table:table-cell table:number-columns-repeated="2"/>
          <table:table-cell office:value-type="float" office:value="224030" calcext:value-type="float">
            <text:p>224 030</text:p>
          </table:table-cell>
          <table:table-cell office:value-type="float" office:value="5966804" calcext:value-type="float">
            <text:p>5 966 804</text:p>
          </table:table-cell>
          <table:table-cell table:formula="of:=[Sheet1.I60]/[Sheet1.J60]" office:value-type="float" office:value="0.0375460631855848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JEUNE AFRIQUE</text:p>
          </table:table-cell>
          <table:table-cell office:value-type="float" office:value="220004" calcext:value-type="float">
            <text:p>220 004</text:p>
          </table:table-cell>
          <table:table-cell table:style-name="Default"/>
          <table:table-cell/>
          <table:table-cell table:style-name="ce6" office:value-type="float" office:value="220004" calcext:value-type="float">
            <text:p>220 004</text:p>
          </table:table-cell>
          <table:table-cell table:number-columns-repeated="2"/>
          <table:table-cell office:value-type="float" office:value="220004" calcext:value-type="float">
            <text:p>220 004</text:p>
          </table:table-cell>
          <table:table-cell office:value-type="float" office:value="2467376" calcext:value-type="float">
            <text:p>2 467 376</text:p>
          </table:table-cell>
          <table:table-cell table:formula="of:=[Sheet1.I61]/[Sheet1.J61]" office:value-type="float" office:value="0.0891651697998197" calcext:value-type="float">
            <text:p>0,09</text:p>
          </table:table-cell>
        </table:table-row>
        <table:table-row table:style-name="ro2">
          <table:table-cell office:value-type="string" calcext:value-type="string">
            <text:p>w:Le_Point</text:p>
          </table:table-cell>
          <table:table-cell office:value-type="string" calcext:value-type="string">
            <text:p>LE POINT</text:p>
          </table:table-cell>
          <table:table-cell office:value-type="float" office:value="219387" calcext:value-type="float">
            <text:p>219 387</text:p>
          </table:table-cell>
          <table:table-cell table:style-name="Default"/>
          <table:table-cell table:style-name="ce6" office:value-type="float" office:value="196346" calcext:value-type="float">
            <text:p>196 346</text:p>
          </table:table-cell>
          <table:table-cell table:style-name="ce6" office:value-type="float" office:value="23041" calcext:value-type="float">
            <text:p>23 041</text:p>
          </table:table-cell>
          <table:table-cell table:number-columns-repeated="2"/>
          <table:table-cell office:value-type="float" office:value="219387" calcext:value-type="float">
            <text:p>219 387</text:p>
          </table:table-cell>
          <table:table-cell office:value-type="float" office:value="19967762" calcext:value-type="float">
            <text:p>19 967 762</text:p>
          </table:table-cell>
          <table:table-cell table:formula="of:=[Sheet1.I62]/[Sheet1.J62]" office:value-type="float" office:value="0.010987060042081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YONNE REPUBLICAINE</text:p>
          </table:table-cell>
          <table:table-cell office:value-type="float" office:value="102514" calcext:value-type="float">
            <text:p>102 514</text:p>
          </table:table-cell>
          <table:table-cell table:style-name="Default"/>
          <table:table-cell table:style-name="ce6" office:value-type="float" office:value="102514" calcext:value-type="float">
            <text:p>102 514</text:p>
          </table:table-cell>
          <table:table-cell table:number-columns-repeated="2"/>
          <table:table-cell office:value-type="float" office:value="108243" calcext:value-type="float">
            <text:p>108 243</text:p>
          </table:table-cell>
          <table:table-cell office:value-type="float" office:value="210757" calcext:value-type="float">
            <text:p>210 757</text:p>
          </table:table-cell>
          <table:table-cell office:value-type="float" office:value="9049723" calcext:value-type="float">
            <text:p>9 049 723</text:p>
          </table:table-cell>
          <table:table-cell table:formula="of:=[Sheet1.I63]/[Sheet1.J63]" office:value-type="float" office:value="0.023288779115117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THE INTERNATIONAL NEW YORK TIMES</text:p>
          </table:table-cell>
          <table:table-cell office:value-type="float" office:value="111914" calcext:value-type="float">
            <text:p>111 914</text:p>
          </table:table-cell>
          <table:table-cell table:style-name="Default"/>
          <table:table-cell table:style-name="ce6" office:value-type="float" office:value="111914" calcext:value-type="float">
            <text:p>111 914</text:p>
          </table:table-cell>
          <table:table-cell table:number-columns-repeated="2"/>
          <table:table-cell office:value-type="float" office:value="67103" calcext:value-type="float">
            <text:p>67 103</text:p>
          </table:table-cell>
          <table:table-cell office:value-type="float" office:value="179017" calcext:value-type="float">
            <text:p>179 017</text:p>
          </table:table-cell>
          <table:table-cell office:value-type="float" office:value="66544707" calcext:value-type="float">
            <text:p>66 544 707</text:p>
          </table:table-cell>
          <table:table-cell table:formula="of:=[Sheet1.I64]/[Sheet1.J64]" office:value-type="float" office:value="0.00269017639524658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AUSETTE / causette.fr</text:p>
          </table:table-cell>
          <table:table-cell office:value-type="float" office:value="172567" calcext:value-type="float">
            <text:p>172 567</text:p>
          </table:table-cell>
          <table:table-cell office:value-type="float" office:value="103822" calcext:value-type="float">
            <text:p>103 822</text:p>
          </table:table-cell>
          <table:table-cell/>
          <table:table-cell table:style-name="ce6" office:value-type="float" office:value="68745" calcext:value-type="float">
            <text:p>68 745</text:p>
          </table:table-cell>
          <table:table-cell table:number-columns-repeated="2"/>
          <table:table-cell office:value-type="float" office:value="172567" calcext:value-type="float">
            <text:p>172 567</text:p>
          </table:table-cell>
          <table:table-cell office:value-type="float" office:value="718745" calcext:value-type="float">
            <text:p>718 745</text:p>
          </table:table-cell>
          <table:table-cell table:formula="of:=[Sheet1.I65]/[Sheet1.J65]" office:value-type="float" office:value="0.240094887616609" calcext:value-type="float">
            <text:p>0,24</text:p>
          </table:table-cell>
        </table:table-row>
        <table:table-row table:style-name="ro2">
          <table:table-cell/>
          <table:table-cell office:value-type="string" calcext:value-type="string">
            <text:p>L'EST ECLAIR</text:p>
          </table:table-cell>
          <table:table-cell office:value-type="float" office:value="136441" calcext:value-type="float">
            <text:p>136 441</text:p>
          </table:table-cell>
          <table:table-cell table:style-name="Default"/>
          <table:table-cell table:style-name="ce6" office:value-type="float" office:value="136441" calcext:value-type="float">
            <text:p>136 441</text:p>
          </table:table-cell>
          <table:table-cell table:number-columns-repeated="2"/>
          <table:table-cell office:value-type="float" office:value="32355" calcext:value-type="float">
            <text:p>32 355</text:p>
          </table:table-cell>
          <table:table-cell office:value-type="float" office:value="168796" calcext:value-type="float">
            <text:p>168 796</text:p>
          </table:table-cell>
          <table:table-cell office:value-type="float" office:value="7508368" calcext:value-type="float">
            <text:p>7 508 368</text:p>
          </table:table-cell>
          <table:table-cell table:formula="of:=[Sheet1.I66]/[Sheet1.J66]" office:value-type="float" office:value="0.02248105047594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ALTERNATIVES ECONOMIQUES</text:p>
          </table:table-cell>
          <table:table-cell table:number-columns-repeated="2" office:value-type="float" office:value="167233" calcext:value-type="float">
            <text:p>167 233</text:p>
          </table:table-cell>
          <table:table-cell table:number-columns-repeated="4"/>
          <table:table-cell office:value-type="float" office:value="167233" calcext:value-type="float">
            <text:p>167 233</text:p>
          </table:table-cell>
          <table:table-cell office:value-type="float" office:value="994577" calcext:value-type="float">
            <text:p>994 577</text:p>
          </table:table-cell>
          <table:table-cell table:formula="of:=[Sheet1.I67]/[Sheet1.J67]" office:value-type="float" office:value="0.168144849518941" calcext:value-type="float">
            <text:p>0,17</text:p>
          </table:table-cell>
        </table:table-row>
        <table:table-row table:style-name="ro2">
          <table:table-cell/>
          <table:table-cell office:value-type="string" calcext:value-type="string">
            <text:p>LES NOUVELLES CALEDONIENNES</text:p>
          </table:table-cell>
          <table:table-cell office:value-type="float" office:value="159040" calcext:value-type="float">
            <text:p>159 040</text:p>
          </table:table-cell>
          <table:table-cell table:style-name="Default"/>
          <table:table-cell table:style-name="ce6" office:value-type="float" office:value="159040" calcext:value-type="float">
            <text:p>159 040</text:p>
          </table:table-cell>
          <table:table-cell table:number-columns-repeated="3"/>
          <table:table-cell office:value-type="float" office:value="159040" calcext:value-type="float">
            <text:p>159 04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POLITIS</text:p>
          </table:table-cell>
          <table:table-cell table:number-columns-repeated="2" office:value-type="float" office:value="151526" calcext:value-type="float">
            <text:p>151 526</text:p>
          </table:table-cell>
          <table:table-cell table:number-columns-repeated="4"/>
          <table:table-cell office:value-type="float" office:value="151526" calcext:value-type="float">
            <text:p>151 526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particulier.fr</text:p>
          </table:table-cell>
          <table:table-cell office:value-type="float" office:value="149837" calcext:value-type="float">
            <text:p>149 837</text:p>
          </table:table-cell>
          <table:table-cell table:style-name="Default"/>
          <table:table-cell/>
          <table:table-cell table:style-name="ce6" office:value-type="float" office:value="149837" calcext:value-type="float">
            <text:p>149 837</text:p>
          </table:table-cell>
          <table:table-cell table:number-columns-repeated="2"/>
          <table:table-cell office:value-type="float" office:value="149837" calcext:value-type="float">
            <text:p>149 837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VAR MATIN</text:p>
          </table:table-cell>
          <table:table-cell office:value-type="float" office:value="145625" calcext:value-type="float">
            <text:p>145 625</text:p>
          </table:table-cell>
          <table:table-cell table:style-name="Default"/>
          <table:table-cell table:style-name="ce6" office:value-type="float" office:value="145625" calcext:value-type="float">
            <text:p>145 625</text:p>
          </table:table-cell>
          <table:table-cell table:number-columns-repeated="3"/>
          <table:table-cell office:value-type="float" office:value="145625" calcext:value-type="float">
            <text:p>145 625</text:p>
          </table:table-cell>
          <table:table-cell office:value-type="float" office:value="21049111" calcext:value-type="float">
            <text:p>21 049 111</text:p>
          </table:table-cell>
          <table:table-cell table:formula="of:=[Sheet1.I71]/[Sheet1.J71]" office:value-type="float" office:value="0.0069183444374444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BERRY REPUBLICAIN</text:p>
          </table:table-cell>
          <table:table-cell office:value-type="float" office:value="122685" calcext:value-type="float">
            <text:p>122 685</text:p>
          </table:table-cell>
          <table:table-cell table:style-name="Default"/>
          <table:table-cell table:style-name="ce6" office:value-type="float" office:value="122685" calcext:value-type="float">
            <text:p>122 685</text:p>
          </table:table-cell>
          <table:table-cell table:number-columns-repeated="2"/>
          <table:table-cell office:value-type="float" office:value="21414" calcext:value-type="float">
            <text:p>21 414</text:p>
          </table:table-cell>
          <table:table-cell office:value-type="float" office:value="144099" calcext:value-type="float">
            <text:p>144 099</text:p>
          </table:table-cell>
          <table:table-cell office:value-type="float" office:value="10318830" calcext:value-type="float">
            <text:p>10 318 830</text:p>
          </table:table-cell>
          <table:table-cell table:formula="of:=[Sheet1.I72]/[Sheet1.J72]" office:value-type="float" office:value="0.013964664598602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INDEPENDANT</text:p>
          </table:table-cell>
          <table:table-cell office:value-type="float" office:value="82610" calcext:value-type="float">
            <text:p>82 610</text:p>
          </table:table-cell>
          <table:table-cell table:style-name="Default"/>
          <table:table-cell table:style-name="ce6" office:value-type="float" office:value="82610" calcext:value-type="float">
            <text:p>82 610</text:p>
          </table:table-cell>
          <table:table-cell table:number-columns-repeated="2"/>
          <table:table-cell office:value-type="float" office:value="58127" calcext:value-type="float">
            <text:p>58 127</text:p>
          </table:table-cell>
          <table:table-cell office:value-type="float" office:value="140737" calcext:value-type="float">
            <text:p>140 737</text:p>
          </table:table-cell>
          <table:table-cell office:value-type="float" office:value="18878543" calcext:value-type="float">
            <text:p>18 878 543</text:p>
          </table:table-cell>
          <table:table-cell table:formula="of:=[Sheet1.I73]/[Sheet1.J73]" office:value-type="float" office:value="0.0074548655582160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REPUBLIQUE DU CENTRE</text:p>
          </table:table-cell>
          <table:table-cell office:value-type="float" office:value="124506" calcext:value-type="float">
            <text:p>124 506</text:p>
          </table:table-cell>
          <table:table-cell table:style-name="Default"/>
          <table:table-cell table:style-name="ce6" office:value-type="float" office:value="124506" calcext:value-type="float">
            <text:p>124 506</text:p>
          </table:table-cell>
          <table:table-cell table:number-columns-repeated="3"/>
          <table:table-cell office:value-type="float" office:value="124506" calcext:value-type="float">
            <text:p>124 506</text:p>
          </table:table-cell>
          <table:table-cell office:value-type="float" office:value="10823977" calcext:value-type="float">
            <text:p>10 823 977</text:p>
          </table:table-cell>
          <table:table-cell table:formula="of:=[Sheet1.I74]/[Sheet1.J74]" office:value-type="float" office:value="0.011502796061004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BIEN PUBLIC</text:p>
          </table:table-cell>
          <table:table-cell office:value-type="float" office:value="57112" calcext:value-type="float">
            <text:p>57 112</text:p>
          </table:table-cell>
          <table:table-cell table:style-name="Default"/>
          <table:table-cell table:style-name="ce6" office:value-type="float" office:value="57112" calcext:value-type="float">
            <text:p>57 112</text:p>
          </table:table-cell>
          <table:table-cell table:number-columns-repeated="2"/>
          <table:table-cell office:value-type="float" office:value="62618" calcext:value-type="float">
            <text:p>62 618</text:p>
          </table:table-cell>
          <table:table-cell office:value-type="float" office:value="119730" calcext:value-type="float">
            <text:p>119 730</text:p>
          </table:table-cell>
          <table:table-cell office:value-type="float" office:value="13313674" calcext:value-type="float">
            <text:p>13 313 674</text:p>
          </table:table-cell>
          <table:table-cell table:formula="of:=[Sheet1.I75]/[Sheet1.J75]" office:value-type="float" office:value="0.0089930097432158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UN</text:p>
          </table:table-cell>
          <table:table-cell table:number-columns-repeated="2" office:value-type="float" office:value="117577" calcext:value-type="float">
            <text:p>117 577</text:p>
          </table:table-cell>
          <table:table-cell table:number-columns-repeated="4"/>
          <table:table-cell office:value-type="float" office:value="117577" calcext:value-type="float">
            <text:p>117 577</text:p>
          </table:table-cell>
          <table:table-cell table:style-name="ce10" office:value-type="string" calcext:value-type="string">
            <text:p>Nc.</text:p>
          </table:table-cell>
          <table:table-cell/>
        </table:table-row>
        <table:table-row table:style-name="ro2">
          <table:table-cell office:value-type="string" calcext:value-type="string">
            <text:p>w:Telerama</text:p>
          </table:table-cell>
          <table:table-cell office:value-type="string" calcext:value-type="string">
            <text:p>TELERAMA</text:p>
          </table:table-cell>
          <table:table-cell office:value-type="float" office:value="101342" calcext:value-type="float">
            <text:p>101 342</text:p>
          </table:table-cell>
          <table:table-cell table:style-name="Default"/>
          <table:table-cell/>
          <table:table-cell table:style-name="ce6" office:value-type="float" office:value="101342" calcext:value-type="float">
            <text:p>101 342</text:p>
          </table:table-cell>
          <table:table-cell table:number-columns-repeated="2"/>
          <table:table-cell office:value-type="float" office:value="101342" calcext:value-type="float">
            <text:p>101 342</text:p>
          </table:table-cell>
          <table:table-cell office:value-type="float" office:value="28624428" calcext:value-type="float">
            <text:p>28 624 428</text:p>
          </table:table-cell>
          <table:table-cell table:style-name="ce13" table:formula="of:=[Sheet1.I77]/[Sheet1.J77]" office:value-type="float" office:value="0.00354040262394064" calcext:value-type="float">
            <text:p>0,004</text:p>
          </table:table-cell>
        </table:table-row>
        <table:table-row table:style-name="ro2">
          <table:table-cell/>
          <table:table-cell office:value-type="string" calcext:value-type="string">
            <text:p>LE POPULAIRE DU CENTRE</text:p>
          </table:table-cell>
          <table:table-cell office:value-type="float" office:value="66818" calcext:value-type="float">
            <text:p>66 818</text:p>
          </table:table-cell>
          <table:table-cell table:style-name="Default"/>
          <table:table-cell table:style-name="ce6" office:value-type="float" office:value="66818" calcext:value-type="float">
            <text:p>66 818</text:p>
          </table:table-cell>
          <table:table-cell table:number-columns-repeated="2"/>
          <table:table-cell office:value-type="float" office:value="28020" calcext:value-type="float">
            <text:p>28 020</text:p>
          </table:table-cell>
          <table:table-cell office:value-type="float" office:value="94838" calcext:value-type="float">
            <text:p>94 838</text:p>
          </table:table-cell>
          <table:table-cell office:value-type="float" office:value="12236134" calcext:value-type="float">
            <text:p>12 236 134</text:p>
          </table:table-cell>
          <table:table-cell table:formula="of:=[Sheet1.I78]/[Sheet1.J78]" office:value-type="float" office:value="0.00775065065485553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DORDOGNE LIBRE</text:p>
          </table:table-cell>
          <table:table-cell office:value-type="float" office:value="93553" calcext:value-type="float">
            <text:p>93 553</text:p>
          </table:table-cell>
          <table:table-cell office:value-type="float" office:value="36407" calcext:value-type="float">
            <text:p>36 407</text:p>
          </table:table-cell>
          <table:table-cell table:style-name="ce6" office:value-type="float" office:value="57146" calcext:value-type="float">
            <text:p>57 146</text:p>
          </table:table-cell>
          <table:table-cell table:number-columns-repeated="3"/>
          <table:table-cell office:value-type="float" office:value="93553" calcext:value-type="float">
            <text:p>93 553</text:p>
          </table:table-cell>
          <table:table-cell office:value-type="float" office:value="1735026" calcext:value-type="float">
            <text:p>1 735 026</text:p>
          </table:table-cell>
          <table:table-cell table:formula="of:=[Sheet1.I79]/[Sheet1.J79]" office:value-type="float" office:value="0.0539202294374839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CORSE MATIN</text:p>
          </table:table-cell>
          <table:table-cell office:value-type="float" office:value="89259" calcext:value-type="float">
            <text:p>89 259</text:p>
          </table:table-cell>
          <table:table-cell table:style-name="Default"/>
          <table:table-cell table:style-name="ce6" office:value-type="float" office:value="89259" calcext:value-type="float">
            <text:p>89 259</text:p>
          </table:table-cell>
          <table:table-cell table:number-columns-repeated="3"/>
          <table:table-cell office:value-type="float" office:value="89259" calcext:value-type="float">
            <text:p>89 259</text:p>
          </table:table-cell>
          <table:table-cell office:value-type="float" office:value="12153004" calcext:value-type="float">
            <text:p>12 153 004</text:p>
          </table:table-cell>
          <table:table-cell table:formula="of:=[Sheet1.I80]/[Sheet1.J80]" office:value-type="float" office:value="0.0073446038526770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PARIS NORMANDIE</text:p>
          </table:table-cell>
          <table:table-cell office:value-type="float" office:value="88870" calcext:value-type="float">
            <text:p>88 870</text:p>
          </table:table-cell>
          <table:table-cell office:value-type="float" office:value="5746" calcext:value-type="float">
            <text:p>5 746</text:p>
          </table:table-cell>
          <table:table-cell table:style-name="ce6" office:value-type="float" office:value="83124" calcext:value-type="float">
            <text:p>83 124</text:p>
          </table:table-cell>
          <table:table-cell table:number-columns-repeated="3"/>
          <table:table-cell office:value-type="float" office:value="88870" calcext:value-type="float">
            <text:p>88 870</text:p>
          </table:table-cell>
          <table:table-cell office:value-type="float" office:value="13066051" calcext:value-type="float">
            <text:p>13 066 051</text:p>
          </table:table-cell>
          <table:table-cell table:formula="of:=[Sheet1.I81]/[Sheet1.J81]" office:value-type="float" office:value="0.0068015959833617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ECO / PLAY BAC PRESSE</text:p>
          </table:table-cell>
          <table:table-cell table:number-columns-repeated="2" office:value-type="float" office:value="87811" calcext:value-type="float">
            <text:p>87 811</text:p>
          </table:table-cell>
          <table:table-cell table:number-columns-repeated="4"/>
          <table:table-cell office:value-type="float" office:value="87811" calcext:value-type="float">
            <text:p>87 811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 office:value-type="string" calcext:value-type="string">
            <text:p>w:L'Opinion_(quotidien,_2013)</text:p>
          </table:table-cell>
          <table:table-cell office:value-type="string" calcext:value-type="string">
            <text:p>L'OPINION / lopinion.fr</text:p>
          </table:table-cell>
          <table:table-cell office:value-type="float" office:value="8832" calcext:value-type="float">
            <text:p>8 832</text:p>
          </table:table-cell>
          <table:table-cell table:style-name="Default"/>
          <table:table-cell/>
          <table:table-cell table:style-name="ce6" office:value-type="float" office:value="8832" calcext:value-type="float">
            <text:p>8 832</text:p>
          </table:table-cell>
          <table:table-cell office:value-type="float" office:value="78678" calcext:value-type="float">
            <text:p>78 678</text:p>
          </table:table-cell>
          <table:table-cell/>
          <table:table-cell office:value-type="float" office:value="87510" calcext:value-type="float">
            <text:p>87 51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e-marketing.fr</text:p>
          </table:table-cell>
          <table:table-cell office:value-type="float" office:value="82560" calcext:value-type="float">
            <text:p>82 560</text:p>
          </table:table-cell>
          <table:table-cell table:style-name="Default"/>
          <table:table-cell/>
          <table:table-cell table:style-name="ce6" office:value-type="float" office:value="82560" calcext:value-type="float">
            <text:p>82 560</text:p>
          </table:table-cell>
          <table:table-cell table:number-columns-repeated="2"/>
          <table:table-cell office:value-type="float" office:value="82560" calcext:value-type="float">
            <text:p>82 560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OBSERVATEUR / THIERACHE / SAMBRE LA FRONTIERE…</text:p>
          </table:table-cell>
          <table:table-cell office:value-type="float" office:value="78749" calcext:value-type="float">
            <text:p>78 749</text:p>
          </table:table-cell>
          <table:table-cell office:value-type="float" office:value="56482" calcext:value-type="float">
            <text:p>56 482</text:p>
          </table:table-cell>
          <table:table-cell table:style-name="ce6" office:value-type="float" office:value="22267" calcext:value-type="float">
            <text:p>22 267</text:p>
          </table:table-cell>
          <table:table-cell table:number-columns-repeated="3"/>
          <table:table-cell office:value-type="float" office:value="78749" calcext:value-type="float">
            <text:p>78 749</text:p>
          </table:table-cell>
          <table:table-cell office:value-type="float" office:value="2174475" calcext:value-type="float">
            <text:p>2 174 475</text:p>
          </table:table-cell>
          <table:table-cell table:formula="of:=[Sheet1.I85]/[Sheet1.J85]" office:value-type="float" office:value="0.0362151783763897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ROLLING STONE / rollingstone.fr</text:p>
          </table:table-cell>
          <table:table-cell office:value-type="float" office:value="72026" calcext:value-type="float">
            <text:p>72 026</text:p>
          </table:table-cell>
          <table:table-cell table:style-name="Default"/>
          <table:table-cell/>
          <table:table-cell table:style-name="ce6" office:value-type="float" office:value="72026" calcext:value-type="float">
            <text:p>72 026</text:p>
          </table:table-cell>
          <table:table-cell table:number-columns-repeated="2"/>
          <table:table-cell office:value-type="float" office:value="72026" calcext:value-type="float">
            <text:p>72 026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CHARENTE LIBRE</text:p>
          </table:table-cell>
          <table:table-cell office:value-type="float" office:value="67507" calcext:value-type="float">
            <text:p>67 507</text:p>
          </table:table-cell>
          <table:table-cell table:style-name="Default"/>
          <table:table-cell table:style-name="ce6" office:value-type="float" office:value="67507" calcext:value-type="float">
            <text:p>67 507</text:p>
          </table:table-cell>
          <table:table-cell table:number-columns-repeated="3"/>
          <table:table-cell office:value-type="float" office:value="67507" calcext:value-type="float">
            <text:p>67 507</text:p>
          </table:table-cell>
          <table:table-cell office:value-type="float" office:value="10089217" calcext:value-type="float">
            <text:p>10 089 217</text:p>
          </table:table-cell>
          <table:table-cell table:formula="of:=[Sheet1.I87]/[Sheet1.J87]" office:value-type="float" office:value="0.0066910048619233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PARISBERLIN / parisberlinmag.com / algerparis.fr</text:p>
          </table:table-cell>
          <table:table-cell office:value-type="float" office:value="66649" calcext:value-type="float">
            <text:p>66 649</text:p>
          </table:table-cell>
          <table:table-cell table:style-name="Default"/>
          <table:table-cell/>
          <table:table-cell table:style-name="ce6" office:value-type="float" office:value="66649" calcext:value-type="float">
            <text:p>66 649</text:p>
          </table:table-cell>
          <table:table-cell table:number-columns-repeated="2"/>
          <table:table-cell office:value-type="float" office:value="66649" calcext:value-type="float">
            <text:p>66 649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satellinet.fr</text:p>
          </table:table-cell>
          <table:table-cell office:value-type="float" office:value="57499" calcext:value-type="float">
            <text:p>57 499</text:p>
          </table:table-cell>
          <table:table-cell table:style-name="Default"/>
          <table:table-cell/>
          <table:table-cell table:style-name="ce6" office:value-type="float" office:value="57499" calcext:value-type="float">
            <text:p>57 499</text:p>
          </table:table-cell>
          <table:table-cell table:number-columns-repeated="2"/>
          <table:table-cell office:value-type="float" office:value="57499" calcext:value-type="float">
            <text:p>57 499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REFORME</text:p>
          </table:table-cell>
          <table:table-cell table:number-columns-repeated="2" office:value-type="float" office:value="54312" calcext:value-type="float">
            <text:p>54 312</text:p>
          </table:table-cell>
          <table:table-cell table:number-columns-repeated="4"/>
          <table:table-cell office:value-type="float" office:value="54312" calcext:value-type="float">
            <text:p>54 31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mytoc.fr</text:p>
          </table:table-cell>
          <table:table-cell office:value-type="float" office:value="52885" calcext:value-type="float">
            <text:p>52 885</text:p>
          </table:table-cell>
          <table:table-cell table:style-name="Default"/>
          <table:table-cell/>
          <table:table-cell table:style-name="ce6" office:value-type="float" office:value="52885" calcext:value-type="float">
            <text:p>52 885</text:p>
          </table:table-cell>
          <table:table-cell table:number-columns-repeated="2"/>
          <table:table-cell office:value-type="float" office:value="52885" calcext:value-type="float">
            <text:p>52 885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1 JOUR 1 ACTU</text:p>
          </table:table-cell>
          <table:table-cell table:number-columns-repeated="2" office:value-type="float" office:value="49997" calcext:value-type="float">
            <text:p>49 997</text:p>
          </table:table-cell>
          <table:table-cell table:number-columns-repeated="4"/>
          <table:table-cell office:value-type="float" office:value="49997" calcext:value-type="float">
            <text:p>49 997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EVEIL DE LA HAUTE LOIRE</text:p>
          </table:table-cell>
          <table:table-cell office:value-type="float" office:value="49701" calcext:value-type="float">
            <text:p>49 701</text:p>
          </table:table-cell>
          <table:table-cell table:style-name="Default"/>
          <table:table-cell table:style-name="ce6" office:value-type="float" office:value="25509" calcext:value-type="float">
            <text:p>25 509</text:p>
          </table:table-cell>
          <table:table-cell table:style-name="ce6" office:value-type="float" office:value="24192" calcext:value-type="float">
            <text:p>24 192</text:p>
          </table:table-cell>
          <table:table-cell table:number-columns-repeated="2"/>
          <table:table-cell office:value-type="float" office:value="49701" calcext:value-type="float">
            <text:p>49 701</text:p>
          </table:table-cell>
          <table:table-cell office:value-type="float" office:value="3636609" calcext:value-type="float">
            <text:p>3 636 609</text:p>
          </table:table-cell>
          <table:table-cell table:formula="of:=[Sheet1.I93]/[Sheet1.J93]" office:value-type="float" office:value="0.0136668528291054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NORD ECLAIR</text:p>
          </table:table-cell>
          <table:table-cell office:value-type="float" office:value="49071" calcext:value-type="float">
            <text:p>49 071</text:p>
          </table:table-cell>
          <table:table-cell table:style-name="Default"/>
          <table:table-cell table:style-name="ce6" office:value-type="float" office:value="49071" calcext:value-type="float">
            <text:p>49 071</text:p>
          </table:table-cell>
          <table:table-cell table:number-columns-repeated="3"/>
          <table:table-cell office:value-type="float" office:value="49071" calcext:value-type="float">
            <text:p>49 071</text:p>
          </table:table-cell>
          <table:table-cell office:value-type="float" office:value="6957667" calcext:value-type="float">
            <text:p>6 957 667</text:p>
          </table:table-cell>
          <table:table-cell table:formula="of:=[Sheet1.I94]/[Sheet1.J94]" office:value-type="float" office:value="0.00705279513952019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CENTRE PRESSE VIENNE</text:p>
          </table:table-cell>
          <table:table-cell office:value-type="float" office:value="46752" calcext:value-type="float">
            <text:p>46 752</text:p>
          </table:table-cell>
          <table:table-cell table:style-name="Default"/>
          <table:table-cell table:style-name="ce6" office:value-type="float" office:value="46752" calcext:value-type="float">
            <text:p>46 752</text:p>
          </table:table-cell>
          <table:table-cell table:number-columns-repeated="3"/>
          <table:table-cell office:value-type="float" office:value="46752" calcext:value-type="float">
            <text:p>46 752</text:p>
          </table:table-cell>
          <table:table-cell office:value-type="float" office:value="4147585" calcext:value-type="float">
            <text:p>4 147 585</text:p>
          </table:table-cell>
          <table:table-cell table:formula="of:=[Sheet1.I95]/[Sheet1.J95]" office:value-type="float" office:value="0.0112721017170233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TEMOIGNAGE CHRETIEN</text:p>
          </table:table-cell>
          <table:table-cell table:number-columns-repeated="2" office:value-type="float" office:value="46196" calcext:value-type="float">
            <text:p>46 196</text:p>
          </table:table-cell>
          <table:table-cell table:number-columns-repeated="4"/>
          <table:table-cell office:value-type="float" office:value="46196" calcext:value-type="float">
            <text:p>46 196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Frequence-sud.fr</text:p>
          </table:table-cell>
          <table:table-cell office:value-type="float" office:value="45005" calcext:value-type="float">
            <text:p>45 005</text:p>
          </table:table-cell>
          <table:table-cell table:style-name="Default"/>
          <table:table-cell/>
          <table:table-cell table:style-name="ce6" office:value-type="float" office:value="45005" calcext:value-type="float">
            <text:p>45 005</text:p>
          </table:table-cell>
          <table:table-cell table:number-columns-repeated="2"/>
          <table:table-cell office:value-type="float" office:value="45005" calcext:value-type="float">
            <text:p>45 005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culture.newstank.fr</text:p>
          </table:table-cell>
          <table:table-cell office:value-type="float" office:value="44343" calcext:value-type="float">
            <text:p>44 343</text:p>
          </table:table-cell>
          <table:table-cell table:style-name="Default"/>
          <table:table-cell/>
          <table:table-cell table:style-name="ce6" office:value-type="float" office:value="44343" calcext:value-type="float">
            <text:p>44 343</text:p>
          </table:table-cell>
          <table:table-cell table:number-columns-repeated="2"/>
          <table:table-cell office:value-type="float" office:value="44343" calcext:value-type="float">
            <text:p>44 343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OISE HEBDO</text:p>
          </table:table-cell>
          <table:table-cell office:value-type="float" office:value="44217" calcext:value-type="float">
            <text:p>44 217</text:p>
          </table:table-cell>
          <table:table-cell office:value-type="float" office:value="35832" calcext:value-type="float">
            <text:p>35 832</text:p>
          </table:table-cell>
          <table:table-cell/>
          <table:table-cell table:style-name="ce6" office:value-type="float" office:value="8385" calcext:value-type="float">
            <text:p>8 385</text:p>
          </table:table-cell>
          <table:table-cell table:number-columns-repeated="2"/>
          <table:table-cell office:value-type="float" office:value="44217" calcext:value-type="float">
            <text:p>44 217</text:p>
          </table:table-cell>
          <table:table-cell office:value-type="float" office:value="969084" calcext:value-type="float">
            <text:p>969 084</text:p>
          </table:table-cell>
          <table:table-cell table:formula="of:=[Sheet1.I99]/[Sheet1.J99]" office:value-type="float" office:value="0.0456276236115755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EK - ECOLOGIK / ekmagazine.fr</text:p>
          </table:table-cell>
          <table:table-cell office:value-type="float" office:value="42140" calcext:value-type="float">
            <text:p>42 140</text:p>
          </table:table-cell>
          <table:table-cell table:style-name="Default"/>
          <table:table-cell/>
          <table:table-cell table:style-name="ce6" office:value-type="float" office:value="42140" calcext:value-type="float">
            <text:p>42 140</text:p>
          </table:table-cell>
          <table:table-cell table:number-columns-repeated="2"/>
          <table:table-cell office:value-type="float" office:value="42140" calcext:value-type="float">
            <text:p>42 14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EXE / exemagazine.fr</text:p>
          </table:table-cell>
          <table:table-cell office:value-type="float" office:value="42140" calcext:value-type="float">
            <text:p>42 140</text:p>
          </table:table-cell>
          <table:table-cell table:style-name="Default"/>
          <table:table-cell/>
          <table:table-cell table:style-name="ce6" office:value-type="float" office:value="42140" calcext:value-type="float">
            <text:p>42 140</text:p>
          </table:table-cell>
          <table:table-cell table:number-columns-repeated="2"/>
          <table:table-cell office:value-type="float" office:value="42140" calcext:value-type="float">
            <text:p>42 14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AISNE NOUVELLE</text:p>
          </table:table-cell>
          <table:table-cell office:value-type="float" office:value="41894" calcext:value-type="float">
            <text:p>41 894</text:p>
          </table:table-cell>
          <table:table-cell table:style-name="Default"/>
          <table:table-cell table:style-name="ce6" office:value-type="float" office:value="41894" calcext:value-type="float">
            <text:p>41 894</text:p>
          </table:table-cell>
          <table:table-cell table:number-columns-repeated="3"/>
          <table:table-cell office:value-type="float" office:value="41894" calcext:value-type="float">
            <text:p>41 894</text:p>
          </table:table-cell>
          <table:table-cell office:value-type="float" office:value="3457315" calcext:value-type="float">
            <text:p>3 457 315</text:p>
          </table:table-cell>
          <table:table-cell table:formula="of:=[Sheet1.I102]/[Sheet1.J102]" office:value-type="float" office:value="0.0121174958023784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UTTE OUVRIERE</text:p>
          </table:table-cell>
          <table:table-cell table:number-columns-repeated="2" office:value-type="float" office:value="39755" calcext:value-type="float">
            <text:p>39 755</text:p>
          </table:table-cell>
          <table:table-cell table:number-columns-repeated="4"/>
          <table:table-cell office:value-type="float" office:value="39755" calcext:value-type="float">
            <text:p>39 75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JOURNAL DU CENTRE</text:p>
          </table:table-cell>
          <table:table-cell office:value-type="float" office:value="38791" calcext:value-type="float">
            <text:p>38 791</text:p>
          </table:table-cell>
          <table:table-cell table:style-name="Default"/>
          <table:table-cell table:style-name="ce6" office:value-type="float" office:value="38791" calcext:value-type="float">
            <text:p>38 791</text:p>
          </table:table-cell>
          <table:table-cell table:number-columns-repeated="3"/>
          <table:table-cell office:value-type="float" office:value="38791" calcext:value-type="float">
            <text:p>38 791</text:p>
          </table:table-cell>
          <table:table-cell office:value-type="float" office:value="8467176" calcext:value-type="float">
            <text:p>8 467 176</text:p>
          </table:table-cell>
          <table:table-cell table:style-name="ce13" table:formula="of:=[Sheet1.I104]/[Sheet1.J104]" office:value-type="float" office:value="0.00458133857144342" calcext:value-type="float">
            <text:p>0,005</text:p>
          </table:table-cell>
        </table:table-row>
        <table:table-row table:style-name="ro2">
          <table:table-cell/>
          <table:table-cell office:value-type="string" calcext:value-type="string">
            <text:p>LE PETIT JOURNAL - Tarn et Garonne / Ariège…</text:p>
          </table:table-cell>
          <table:table-cell office:value-type="float" office:value="37467" calcext:value-type="float">
            <text:p>37 467</text:p>
          </table:table-cell>
          <table:table-cell office:value-type="float" office:value="29416" calcext:value-type="float">
            <text:p>29 416</text:p>
          </table:table-cell>
          <table:table-cell table:style-name="ce6" office:value-type="float" office:value="8051" calcext:value-type="float">
            <text:p>8 051</text:p>
          </table:table-cell>
          <table:table-cell table:number-columns-repeated="3"/>
          <table:table-cell office:value-type="float" office:value="37467" calcext:value-type="float">
            <text:p>37 467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PELICAN</text:p>
          </table:table-cell>
          <table:table-cell office:value-type="float" office:value="37463" calcext:value-type="float">
            <text:p>37 463</text:p>
          </table:table-cell>
          <table:table-cell office:value-type="float" office:value="2434" calcext:value-type="float">
            <text:p>2 434</text:p>
          </table:table-cell>
          <table:table-cell table:style-name="ce6" office:value-type="float" office:value="35029" calcext:value-type="float">
            <text:p>35 029</text:p>
          </table:table-cell>
          <table:table-cell table:number-columns-repeated="3"/>
          <table:table-cell office:value-type="float" office:value="37463" calcext:value-type="float">
            <text:p>37 463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COURRIER CAUCHOIS</text:p>
          </table:table-cell>
          <table:table-cell table:number-columns-repeated="2" office:value-type="float" office:value="36738" calcext:value-type="float">
            <text:p>36 738</text:p>
          </table:table-cell>
          <table:table-cell table:number-columns-repeated="4"/>
          <table:table-cell office:value-type="float" office:value="36738" calcext:value-type="float">
            <text:p>36 738</text:p>
          </table:table-cell>
          <table:table-cell office:value-type="float" office:value="1798908" calcext:value-type="float">
            <text:p>1 798 908</text:p>
          </table:table-cell>
          <table:table-cell table:formula="of:=[Sheet1.I107]/[Sheet1.J107]" office:value-type="float" office:value="0.020422389583013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MANCHE LIBRE</text:p>
          </table:table-cell>
          <table:table-cell table:number-columns-repeated="2" office:value-type="float" office:value="36738" calcext:value-type="float">
            <text:p>36 738</text:p>
          </table:table-cell>
          <table:table-cell table:number-columns-repeated="4"/>
          <table:table-cell office:value-type="float" office:value="36738" calcext:value-type="float">
            <text:p>36 738</text:p>
          </table:table-cell>
          <table:table-cell office:value-type="float" office:value="3407218" calcext:value-type="float">
            <text:p>3 407 218</text:p>
          </table:table-cell>
          <table:table-cell table:formula="of:=[Sheet1.I108]/[Sheet1.J108]" office:value-type="float" office:value="0.010782403708832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VIE NOUVELLE </text:p>
          </table:table-cell>
          <table:table-cell office:value-type="float" office:value="34676" calcext:value-type="float">
            <text:p>34 676</text:p>
          </table:table-cell>
          <table:table-cell table:style-name="Default"/>
          <table:table-cell/>
          <table:table-cell table:style-name="ce6" office:value-type="float" office:value="34676" calcext:value-type="float">
            <text:p>34 676</text:p>
          </table:table-cell>
          <table:table-cell table:number-columns-repeated="2"/>
          <table:table-cell office:value-type="float" office:value="34676" calcext:value-type="float">
            <text:p>34 676</text:p>
          </table:table-cell>
          <table:table-cell office:value-type="float" office:value="71577" calcext:value-type="float">
            <text:p>71 577</text:p>
          </table:table-cell>
          <table:table-cell table:formula="of:=[Sheet1.I109]/[Sheet1.J109]" office:value-type="float" office:value="0.484457297735306" calcext:value-type="float">
            <text:p>0,48</text:p>
          </table:table-cell>
        </table:table-row>
        <table:table-row table:style-name="ro2">
          <table:table-cell/>
          <table:table-cell office:value-type="string" calcext:value-type="string">
            <text:p>LE PAYS ROANNAIS / PAYS D ENTRE LOIRE ET RHONE</text:p>
          </table:table-cell>
          <table:table-cell table:number-columns-repeated="2" office:value-type="float" office:value="32235" calcext:value-type="float">
            <text:p>32 235</text:p>
          </table:table-cell>
          <table:table-cell table:number-columns-repeated="4"/>
          <table:table-cell office:value-type="float" office:value="32235" calcext:value-type="float">
            <text:p>32 235</text:p>
          </table:table-cell>
          <table:table-cell office:value-type="float" office:value="1273823" calcext:value-type="float">
            <text:p>1 273 823</text:p>
          </table:table-cell>
          <table:table-cell table:formula="of:=[Sheet1.I110]/[Sheet1.J110]" office:value-type="float" office:value="0.0253057135881516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SINE MENSUEL</text:p>
          </table:table-cell>
          <table:table-cell table:number-columns-repeated="2" office:value-type="float" office:value="32145" calcext:value-type="float">
            <text:p>32 145</text:p>
          </table:table-cell>
          <table:table-cell table:number-columns-repeated="4"/>
          <table:table-cell office:value-type="float" office:value="32145" calcext:value-type="float">
            <text:p>32 14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oeildelaphotographie.com</text:p>
          </table:table-cell>
          <table:table-cell office:value-type="float" office:value="30959" calcext:value-type="float">
            <text:p>30 959</text:p>
          </table:table-cell>
          <table:table-cell table:style-name="Default"/>
          <table:table-cell/>
          <table:table-cell table:style-name="ce6" office:value-type="float" office:value="30959" calcext:value-type="float">
            <text:p>30 959</text:p>
          </table:table-cell>
          <table:table-cell table:number-columns-repeated="2"/>
          <table:table-cell office:value-type="float" office:value="30959" calcext:value-type="float">
            <text:p>30 959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XXI</text:p>
          </table:table-cell>
          <table:table-cell table:number-columns-repeated="2" office:value-type="float" office:value="30775" calcext:value-type="float">
            <text:p>30 775</text:p>
          </table:table-cell>
          <table:table-cell table:number-columns-repeated="4"/>
          <table:table-cell office:value-type="float" office:value="30775" calcext:value-type="float">
            <text:p>30 77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INDEPENDANT DU PAS DE CALAIS</text:p>
          </table:table-cell>
          <table:table-cell office:value-type="float" office:value="29498" calcext:value-type="float">
            <text:p>29 498</text:p>
          </table:table-cell>
          <table:table-cell office:value-type="float" office:value="21899" calcext:value-type="float">
            <text:p>21 899</text:p>
          </table:table-cell>
          <table:table-cell table:style-name="ce6" office:value-type="float" office:value="7599" calcext:value-type="float">
            <text:p>7 599</text:p>
          </table:table-cell>
          <table:table-cell table:number-columns-repeated="3"/>
          <table:table-cell office:value-type="float" office:value="29498" calcext:value-type="float">
            <text:p>29 498</text:p>
          </table:table-cell>
          <table:table-cell office:value-type="float" office:value="709776" calcext:value-type="float">
            <text:p>709 776</text:p>
          </table:table-cell>
          <table:table-cell table:formula="of:=[Sheet1.I114]/[Sheet1.J114]" office:value-type="float" office:value="0.0415595906314105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SPORT STRATEGIES HEBDO / sportstrategies.com</text:p>
          </table:table-cell>
          <table:table-cell office:value-type="float" office:value="28965" calcext:value-type="float">
            <text:p>28 965</text:p>
          </table:table-cell>
          <table:table-cell table:style-name="Default"/>
          <table:table-cell/>
          <table:table-cell table:style-name="ce6" office:value-type="float" office:value="28965" calcext:value-type="float">
            <text:p>28 965</text:p>
          </table:table-cell>
          <table:table-cell table:number-columns-repeated="2"/>
          <table:table-cell office:value-type="float" office:value="28965" calcext:value-type="float">
            <text:p>28 96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santelog.com</text:p>
          </table:table-cell>
          <table:table-cell office:value-type="float" office:value="27764" calcext:value-type="float">
            <text:p>27 764</text:p>
          </table:table-cell>
          <table:table-cell table:style-name="Default"/>
          <table:table-cell/>
          <table:table-cell table:style-name="ce6" office:value-type="float" office:value="27764" calcext:value-type="float">
            <text:p>27 764</text:p>
          </table:table-cell>
          <table:table-cell table:number-columns-repeated="2"/>
          <table:table-cell office:value-type="float" office:value="27764" calcext:value-type="float">
            <text:p>27 764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MESSAGER</text:p>
          </table:table-cell>
          <table:table-cell table:number-columns-repeated="2" office:value-type="float" office:value="27211" calcext:value-type="float">
            <text:p>27 211</text:p>
          </table:table-cell>
          <table:table-cell table:number-columns-repeated="4"/>
          <table:table-cell office:value-type="float" office:value="27211" calcext:value-type="float">
            <text:p>27 211</text:p>
          </table:table-cell>
          <table:table-cell office:value-type="float" office:value="1206983" calcext:value-type="float">
            <text:p>1 206 983</text:p>
          </table:table-cell>
          <table:table-cell table:formula="of:=[Sheet1.I117]/[Sheet1.J117]" office:value-type="float" office:value="0.022544642302335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newsassurancespro.com</text:p>
          </table:table-cell>
          <table:table-cell office:value-type="float" office:value="26456" calcext:value-type="float">
            <text:p>26 456</text:p>
          </table:table-cell>
          <table:table-cell table:style-name="Default"/>
          <table:table-cell/>
          <table:table-cell table:style-name="ce6" office:value-type="float" office:value="26456" calcext:value-type="float">
            <text:p>26 456</text:p>
          </table:table-cell>
          <table:table-cell table:number-columns-repeated="2"/>
          <table:table-cell office:value-type="float" office:value="26456" calcext:value-type="float">
            <text:p>26 456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MANIERE DE VOIR</text:p>
          </table:table-cell>
          <table:table-cell table:number-columns-repeated="2" office:value-type="float" office:value="26010" calcext:value-type="float">
            <text:p>26 010</text:p>
          </table:table-cell>
          <table:table-cell table:number-columns-repeated="4"/>
          <table:table-cell office:value-type="float" office:value="26010" calcext:value-type="float">
            <text:p>26 010</text:p>
          </table:table-cell>
          <table:table-cell office:value-type="float" office:value="165749" calcext:value-type="float">
            <text:p>165 749</text:p>
          </table:table-cell>
          <table:table-cell table:formula="of:=[Sheet1.I119]/[Sheet1.J119]" office:value-type="float" office:value="0.156924023674351" calcext:value-type="float">
            <text:p>0,16</text:p>
          </table:table-cell>
        </table:table-row>
        <table:table-row table:style-name="ro2">
          <table:table-cell/>
          <table:table-cell office:value-type="string" calcext:value-type="string">
            <text:p>ARCHITECTURES A VIVRE/ avivremagazine.fr </text:p>
          </table:table-cell>
          <table:table-cell office:value-type="float" office:value="25840" calcext:value-type="float">
            <text:p>25 840</text:p>
          </table:table-cell>
          <table:table-cell table:style-name="Default"/>
          <table:table-cell/>
          <table:table-cell table:style-name="ce6" office:value-type="float" office:value="25840" calcext:value-type="float">
            <text:p>25 840</text:p>
          </table:table-cell>
          <table:table-cell table:number-columns-repeated="2"/>
          <table:table-cell office:value-type="float" office:value="25840" calcext:value-type="float">
            <text:p>25 84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MATERIEL AGRICOLE / materielagricole.info</text:p>
          </table:table-cell>
          <table:table-cell office:value-type="float" office:value="24291" calcext:value-type="float">
            <text:p>24 291</text:p>
          </table:table-cell>
          <table:table-cell table:style-name="Default"/>
          <table:table-cell/>
          <table:table-cell table:style-name="ce6" office:value-type="float" office:value="24291" calcext:value-type="float">
            <text:p>24 291</text:p>
          </table:table-cell>
          <table:table-cell table:number-columns-repeated="2"/>
          <table:table-cell office:value-type="float" office:value="24291" calcext:value-type="float">
            <text:p>24 291</text:p>
          </table:table-cell>
          <table:table-cell office:value-type="float" office:value="442742" calcext:value-type="float">
            <text:p>442 742</text:p>
          </table:table-cell>
          <table:table-cell table:formula="of:=[Sheet1.I121]/[Sheet1.J121]" office:value-type="float" office:value="0.0548649100379002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AIR ET COSMOS</text:p>
          </table:table-cell>
          <table:table-cell office:value-type="float" office:value="23925" calcext:value-type="float">
            <text:p>23 925</text:p>
          </table:table-cell>
          <table:table-cell table:style-name="Default"/>
          <table:table-cell/>
          <table:table-cell table:style-name="ce6" office:value-type="float" office:value="23925" calcext:value-type="float">
            <text:p>23 925</text:p>
          </table:table-cell>
          <table:table-cell table:number-columns-repeated="2"/>
          <table:table-cell office:value-type="float" office:value="23925" calcext:value-type="float">
            <text:p>23 92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GESTION ET FINANCES PUBLIQUES / gfpnumerique.com</text:p>
          </table:table-cell>
          <table:table-cell office:value-type="float" office:value="23535" calcext:value-type="float">
            <text:p>23 535</text:p>
          </table:table-cell>
          <table:table-cell table:style-name="Default"/>
          <table:table-cell/>
          <table:table-cell table:style-name="ce6" office:value-type="float" office:value="23535" calcext:value-type="float">
            <text:p>23 535</text:p>
          </table:table-cell>
          <table:table-cell table:number-columns-repeated="2"/>
          <table:table-cell office:value-type="float" office:value="23535" calcext:value-type="float">
            <text:p>23 53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GAZETTE DE MONTPELLIER</text:p>
          </table:table-cell>
          <table:table-cell table:number-columns-repeated="2" office:value-type="float" office:value="23246" calcext:value-type="float">
            <text:p>23 246</text:p>
          </table:table-cell>
          <table:table-cell table:number-columns-repeated="4"/>
          <table:table-cell office:value-type="float" office:value="23246" calcext:value-type="float">
            <text:p>23 246</text:p>
          </table:table-cell>
          <table:table-cell office:value-type="float" office:value="860462" calcext:value-type="float">
            <text:p>860 462</text:p>
          </table:table-cell>
          <table:table-cell table:formula="of:=[Sheet1.I124]/[Sheet1.J124]" office:value-type="float" office:value="0.0270157194623353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FRANCE GUYANE</text:p>
          </table:table-cell>
          <table:table-cell office:value-type="float" office:value="22641" calcext:value-type="float">
            <text:p>22 641</text:p>
          </table:table-cell>
          <table:table-cell table:style-name="Default"/>
          <table:table-cell table:style-name="ce6" office:value-type="float" office:value="22641" calcext:value-type="float">
            <text:p>22 641</text:p>
          </table:table-cell>
          <table:table-cell table:number-columns-repeated="3"/>
          <table:table-cell office:value-type="float" office:value="22641" calcext:value-type="float">
            <text:p>22 641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CAUSEUR MAGAZINE</text:p>
          </table:table-cell>
          <table:table-cell table:number-columns-repeated="2" office:value-type="float" office:value="22009" calcext:value-type="float">
            <text:p>22 009</text:p>
          </table:table-cell>
          <table:table-cell table:number-columns-repeated="4"/>
          <table:table-cell office:value-type="float" office:value="22009" calcext:value-type="float">
            <text:p>22 009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HOMME NOUVEAU</text:p>
          </table:table-cell>
          <table:table-cell table:number-columns-repeated="2" office:value-type="float" office:value="21153" calcext:value-type="float">
            <text:p>21 153</text:p>
          </table:table-cell>
          <table:table-cell table:number-columns-repeated="4"/>
          <table:table-cell office:value-type="float" office:value="21153" calcext:value-type="float">
            <text:p>21 153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ABEILLE DE LA TERNOISE</text:p>
          </table:table-cell>
          <table:table-cell office:value-type="float" office:value="20524" calcext:value-type="float">
            <text:p>20 524</text:p>
          </table:table-cell>
          <table:table-cell office:value-type="float" office:value="12376" calcext:value-type="float">
            <text:p>12 376</text:p>
          </table:table-cell>
          <table:table-cell table:style-name="ce6" office:value-type="float" office:value="8148" calcext:value-type="float">
            <text:p>8 148</text:p>
          </table:table-cell>
          <table:table-cell table:number-columns-repeated="3"/>
          <table:table-cell office:value-type="float" office:value="20524" calcext:value-type="float">
            <text:p>20 524</text:p>
          </table:table-cell>
          <table:table-cell office:value-type="float" office:value="530239" calcext:value-type="float">
            <text:p>530 239</text:p>
          </table:table-cell>
          <table:table-cell table:formula="of:=[Sheet1.I128]/[Sheet1.J128]" office:value-type="float" office:value="0.0387070736026584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TERRA ECO</text:p>
          </table:table-cell>
          <table:table-cell table:number-columns-repeated="2" office:value-type="float" office:value="20242" calcext:value-type="float">
            <text:p>20 242</text:p>
          </table:table-cell>
          <table:table-cell table:number-columns-repeated="4"/>
          <table:table-cell office:value-type="float" office:value="20242" calcext:value-type="float">
            <text:p>20 24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CONNAISSANCE DES ARTS / connaissancedesarts.com</text:p>
          </table:table-cell>
          <table:table-cell office:value-type="float" office:value="19944" calcext:value-type="float">
            <text:p>19 944</text:p>
          </table:table-cell>
          <table:table-cell table:style-name="Default"/>
          <table:table-cell/>
          <table:table-cell table:style-name="ce6" office:value-type="float" office:value="19944" calcext:value-type="float">
            <text:p>19 944</text:p>
          </table:table-cell>
          <table:table-cell table:number-columns-repeated="2"/>
          <table:table-cell office:value-type="float" office:value="19944" calcext:value-type="float">
            <text:p>19 944</text:p>
          </table:table-cell>
          <table:table-cell office:value-type="float" office:value="484114" calcext:value-type="float">
            <text:p>484 114</text:p>
          </table:table-cell>
          <table:table-cell table:formula="of:=[Sheet1.I130]/[Sheet1.J130]" office:value-type="float" office:value="0.0411969081662584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futuribles.com</text:p>
          </table:table-cell>
          <table:table-cell office:value-type="float" office:value="19783" calcext:value-type="float">
            <text:p>19 783</text:p>
          </table:table-cell>
          <table:table-cell table:style-name="Default"/>
          <table:table-cell/>
          <table:table-cell table:style-name="ce6" office:value-type="float" office:value="19783" calcext:value-type="float">
            <text:p>19 783</text:p>
          </table:table-cell>
          <table:table-cell table:number-columns-repeated="2"/>
          <table:table-cell office:value-type="float" office:value="19783" calcext:value-type="float">
            <text:p>19 783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AVENIR DE L'ARTOIS</text:p>
          </table:table-cell>
          <table:table-cell office:value-type="float" office:value="19448" calcext:value-type="float">
            <text:p>19 448</text:p>
          </table:table-cell>
          <table:table-cell office:value-type="float" office:value="14263" calcext:value-type="float">
            <text:p>14 263</text:p>
          </table:table-cell>
          <table:table-cell table:style-name="ce6" office:value-type="float" office:value="5185" calcext:value-type="float">
            <text:p>5 185</text:p>
          </table:table-cell>
          <table:table-cell table:number-columns-repeated="3"/>
          <table:table-cell office:value-type="float" office:value="19448" calcext:value-type="float">
            <text:p>19 448</text:p>
          </table:table-cell>
          <table:table-cell office:value-type="float" office:value="601888" calcext:value-type="float">
            <text:p>601 888</text:p>
          </table:table-cell>
          <table:table-cell table:formula="of:=[Sheet1.I132]/[Sheet1.J132]" office:value-type="float" office:value="0.0323116593120315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JOURNAL DE GIEN</text:p>
          </table:table-cell>
          <table:table-cell table:number-columns-repeated="2" office:value-type="float" office:value="19344" calcext:value-type="float">
            <text:p>19 344</text:p>
          </table:table-cell>
          <table:table-cell table:number-columns-repeated="4"/>
          <table:table-cell office:value-type="float" office:value="19344" calcext:value-type="float">
            <text:p>19 344</text:p>
          </table:table-cell>
          <table:table-cell office:value-type="float" office:value="761723" calcext:value-type="float">
            <text:p>761 723</text:p>
          </table:table-cell>
          <table:table-cell table:formula="of:=[Sheet1.I133]/[Sheet1.J133]" office:value-type="float" office:value="0.0253950583085977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rsf.org</text:p>
          </table:table-cell>
          <table:table-cell office:value-type="float" office:value="19042" calcext:value-type="float">
            <text:p>19 042</text:p>
          </table:table-cell>
          <table:table-cell table:style-name="Default"/>
          <table:table-cell/>
          <table:table-cell table:style-name="ce6" office:value-type="float" office:value="19042" calcext:value-type="float">
            <text:p>19 042</text:p>
          </table:table-cell>
          <table:table-cell table:number-columns-repeated="2"/>
          <table:table-cell office:value-type="float" office:value="19042" calcext:value-type="float">
            <text:p>19 042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S DOSSIERS DE L'ACTUALITE</text:p>
          </table:table-cell>
          <table:table-cell table:number-columns-repeated="2" office:value-type="float" office:value="18848" calcext:value-type="float">
            <text:p>18 848</text:p>
          </table:table-cell>
          <table:table-cell table:number-columns-repeated="4"/>
          <table:table-cell office:value-type="float" office:value="18848" calcext:value-type="float">
            <text:p>18 84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DECROISSANCE</text:p>
          </table:table-cell>
          <table:table-cell table:number-columns-repeated="2" office:value-type="float" office:value="18772" calcext:value-type="float">
            <text:p>18 772</text:p>
          </table:table-cell>
          <table:table-cell table:number-columns-repeated="4"/>
          <table:table-cell office:value-type="float" office:value="18772" calcext:value-type="float">
            <text:p>18 77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REPUBLIQUE DE SEINE ET MARNE</text:p>
          </table:table-cell>
          <table:table-cell office:value-type="float" office:value="18456" calcext:value-type="float">
            <text:p>18 456</text:p>
          </table:table-cell>
          <table:table-cell office:value-type="float" office:value="15887" calcext:value-type="float">
            <text:p>15 887</text:p>
          </table:table-cell>
          <table:table-cell table:style-name="ce6" office:value-type="float" office:value="2569" calcext:value-type="float">
            <text:p>2 569</text:p>
          </table:table-cell>
          <table:table-cell table:number-columns-repeated="3"/>
          <table:table-cell office:value-type="float" office:value="18456" calcext:value-type="float">
            <text:p>18 456</text:p>
          </table:table-cell>
          <table:table-cell office:value-type="float" office:value="872229" calcext:value-type="float">
            <text:p>872 229</text:p>
          </table:table-cell>
          <table:table-cell table:formula="of:=[Sheet1.I137]/[Sheet1.J137]" office:value-type="float" office:value="0.021159580798161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LAIREUR DU GATINAIS ET DU CENTRE</text:p>
          </table:table-cell>
          <table:table-cell table:number-columns-repeated="2" office:value-type="float" office:value="18253" calcext:value-type="float">
            <text:p>18 253</text:p>
          </table:table-cell>
          <table:table-cell table:number-columns-repeated="4"/>
          <table:table-cell office:value-type="float" office:value="18253" calcext:value-type="float">
            <text:p>18 253</text:p>
          </table:table-cell>
          <table:table-cell office:value-type="float" office:value="818155" calcext:value-type="float">
            <text:p>818 155</text:p>
          </table:table-cell>
          <table:table-cell table:formula="of:=[Sheet1.I138]/[Sheet1.J138]" office:value-type="float" office:value="0.02230995349292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TRIBUNE DE MONTELIMAR</text:p>
          </table:table-cell>
          <table:table-cell table:number-columns-repeated="2" office:value-type="float" office:value="17876" calcext:value-type="float">
            <text:p>17 876</text:p>
          </table:table-cell>
          <table:table-cell table:number-columns-repeated="4"/>
          <table:table-cell office:value-type="float" office:value="17876" calcext:value-type="float">
            <text:p>17 876</text:p>
          </table:table-cell>
          <table:table-cell office:value-type="float" office:value="763814" calcext:value-type="float">
            <text:p>763 814</text:p>
          </table:table-cell>
          <table:table-cell table:formula="of:=[Sheet1.I139]/[Sheet1.J139]" office:value-type="float" office:value="0.023403603495091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Revue-experts.com</text:p>
          </table:table-cell>
          <table:table-cell office:value-type="float" office:value="17208" calcext:value-type="float">
            <text:p>17 208</text:p>
          </table:table-cell>
          <table:table-cell table:style-name="Default"/>
          <table:table-cell/>
          <table:table-cell table:style-name="ce6" office:value-type="float" office:value="17208" calcext:value-type="float">
            <text:p>17 208</text:p>
          </table:table-cell>
          <table:table-cell table:number-columns-repeated="2"/>
          <table:table-cell office:value-type="float" office:value="17208" calcext:value-type="float">
            <text:p>17 208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REVEIL - Vivarais</text:p>
          </table:table-cell>
          <table:table-cell table:number-columns-repeated="2" office:value-type="float" office:value="17008" calcext:value-type="float">
            <text:p>17 008</text:p>
          </table:table-cell>
          <table:table-cell table:number-columns-repeated="4"/>
          <table:table-cell office:value-type="float" office:value="17008" calcext:value-type="float">
            <text:p>17 008</text:p>
          </table:table-cell>
          <table:table-cell office:value-type="float" office:value="450961" calcext:value-type="float">
            <text:p>450 961</text:p>
          </table:table-cell>
          <table:table-cell table:formula="of:=[Sheet1.I141]/[Sheet1.J141]" office:value-type="float" office:value="0.037715013049909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makery.info</text:p>
          </table:table-cell>
          <table:table-cell office:value-type="float" office:value="16958" calcext:value-type="float">
            <text:p>16 958</text:p>
          </table:table-cell>
          <table:table-cell table:style-name="Default"/>
          <table:table-cell/>
          <table:table-cell table:style-name="ce6" office:value-type="float" office:value="16958" calcext:value-type="float">
            <text:p>16 958</text:p>
          </table:table-cell>
          <table:table-cell table:number-columns-repeated="2"/>
          <table:table-cell office:value-type="float" office:value="16958" calcext:value-type="float">
            <text:p>16 958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RENAISSANCE</text:p>
          </table:table-cell>
          <table:table-cell table:number-columns-repeated="2" office:value-type="float" office:value="16809" calcext:value-type="float">
            <text:p>16 809</text:p>
          </table:table-cell>
          <table:table-cell table:number-columns-repeated="4"/>
          <table:table-cell office:value-type="float" office:value="16809" calcext:value-type="float">
            <text:p>16 809</text:p>
          </table:table-cell>
          <table:table-cell office:value-type="float" office:value="455242" calcext:value-type="float">
            <text:p>455 242</text:p>
          </table:table-cell>
          <table:table-cell table:formula="of:=[Sheet1.I143]/[Sheet1.J143]" office:value-type="float" office:value="0.0369232188594198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LA SEMAINE DANS LE BOULONNAIS</text:p>
          </table:table-cell>
          <table:table-cell office:value-type="float" office:value="16411" calcext:value-type="float">
            <text:p>16 411</text:p>
          </table:table-cell>
          <table:table-cell office:value-type="float" office:value="11392" calcext:value-type="float">
            <text:p>11 392</text:p>
          </table:table-cell>
          <table:table-cell table:style-name="ce6" office:value-type="float" office:value="5019" calcext:value-type="float">
            <text:p>5 019</text:p>
          </table:table-cell>
          <table:table-cell table:number-columns-repeated="3"/>
          <table:table-cell office:value-type="float" office:value="16411" calcext:value-type="float">
            <text:p>16 411</text:p>
          </table:table-cell>
          <table:table-cell office:value-type="float" office:value="496665" calcext:value-type="float">
            <text:p>496 665</text:p>
          </table:table-cell>
          <table:table-cell table:formula="of:=[Sheet1.I144]/[Sheet1.J144]" office:value-type="float" office:value="0.0330423927597072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JOURNAL DES FLANDRES</text:p>
          </table:table-cell>
          <table:table-cell office:value-type="float" office:value="15006" calcext:value-type="float">
            <text:p>15 006</text:p>
          </table:table-cell>
          <table:table-cell office:value-type="float" office:value="4574" calcext:value-type="float">
            <text:p>4 574</text:p>
          </table:table-cell>
          <table:table-cell table:style-name="ce6" office:value-type="float" office:value="10432" calcext:value-type="float">
            <text:p>10 432</text:p>
          </table:table-cell>
          <table:table-cell table:number-columns-repeated="3"/>
          <table:table-cell office:value-type="float" office:value="15006" calcext:value-type="float">
            <text:p>15 006</text:p>
          </table:table-cell>
          <table:table-cell office:value-type="float" office:value="193595" calcext:value-type="float">
            <text:p>193 595</text:p>
          </table:table-cell>
          <table:table-cell table:formula="of:=[Sheet1.I145]/[Sheet1.J145]" office:value-type="float" office:value="0.0775123324466024" calcext:value-type="float">
            <text:p>0,08</text:p>
          </table:table-cell>
        </table:table-row>
        <table:table-row table:style-name="ro2">
          <table:table-cell/>
          <table:table-cell office:value-type="string" calcext:value-type="string">
            <text:p>LE TREGOR </text:p>
          </table:table-cell>
          <table:table-cell table:number-columns-repeated="2" office:value-type="float" office:value="14907" calcext:value-type="float">
            <text:p>14 907</text:p>
          </table:table-cell>
          <table:table-cell table:number-columns-repeated="4"/>
          <table:table-cell office:value-type="float" office:value="14907" calcext:value-type="float">
            <text:p>14 907</text:p>
          </table:table-cell>
          <table:table-cell office:value-type="float" office:value="950569" calcext:value-type="float">
            <text:p>950 569</text:p>
          </table:table-cell>
          <table:table-cell table:formula="of:=[Sheet1.I146]/[Sheet1.J146]" office:value-type="float" office:value="0.0156821861432468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DE LA PRESQU'ILE GUERANDAISE ET DE ST-NAZAIRE</text:p>
          </table:table-cell>
          <table:table-cell table:number-columns-repeated="2" office:value-type="float" office:value="14835" calcext:value-type="float">
            <text:p>14 835</text:p>
          </table:table-cell>
          <table:table-cell table:number-columns-repeated="4"/>
          <table:table-cell office:value-type="float" office:value="14835" calcext:value-type="float">
            <text:p>14 835</text:p>
          </table:table-cell>
          <table:table-cell office:value-type="float" office:value="801216" calcext:value-type="float">
            <text:p>801 216</text:p>
          </table:table-cell>
          <table:table-cell table:formula="of:=[Sheet1.I147]/[Sheet1.J147]" office:value-type="float" office:value="0.018515606278456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SEMAINE DE L'ALLIER</text:p>
          </table:table-cell>
          <table:table-cell office:value-type="float" office:value="14796" calcext:value-type="float">
            <text:p>14 796</text:p>
          </table:table-cell>
          <table:table-cell office:value-type="float" office:value="8789" calcext:value-type="float">
            <text:p>8 789</text:p>
          </table:table-cell>
          <table:table-cell table:style-name="ce6" office:value-type="float" office:value="6007" calcext:value-type="float">
            <text:p>6 007</text:p>
          </table:table-cell>
          <table:table-cell table:number-columns-repeated="3"/>
          <table:table-cell office:value-type="float" office:value="14796" calcext:value-type="float">
            <text:p>14 796</text:p>
          </table:table-cell>
          <table:table-cell office:value-type="float" office:value="323401" calcext:value-type="float">
            <text:p>323 401</text:p>
          </table:table-cell>
          <table:table-cell table:formula="of:=[Sheet1.I148]/[Sheet1.J148]" office:value-type="float" office:value="0.0457512499961348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LA REVUE DU PRATICIEN/ larevuedupraticien.fr</text:p>
          </table:table-cell>
          <table:table-cell office:value-type="float" office:value="14654" calcext:value-type="float">
            <text:p>14 654</text:p>
          </table:table-cell>
          <table:table-cell table:style-name="Default"/>
          <table:table-cell/>
          <table:table-cell table:style-name="ce6" office:value-type="float" office:value="14654" calcext:value-type="float">
            <text:p>14 654</text:p>
          </table:table-cell>
          <table:table-cell table:number-columns-repeated="2"/>
          <table:table-cell office:value-type="float" office:value="14654" calcext:value-type="float">
            <text:p>14 654</text:p>
          </table:table-cell>
          <table:table-cell office:value-type="float" office:value="125512" calcext:value-type="float">
            <text:p>125 512</text:p>
          </table:table-cell>
          <table:table-cell table:formula="of:=[Sheet1.I149]/[Sheet1.J149]" office:value-type="float" office:value="0.116753776531328" calcext:value-type="float">
            <text:p>0,12</text:p>
          </table:table-cell>
        </table:table-row>
        <table:table-row table:style-name="ro2">
          <table:table-cell/>
          <table:table-cell office:value-type="string" calcext:value-type="string">
            <text:p>LA LIBERTE - Le Bonhomme libre</text:p>
          </table:table-cell>
          <table:table-cell table:number-columns-repeated="2" office:value-type="float" office:value="14611" calcext:value-type="float">
            <text:p>14 611</text:p>
          </table:table-cell>
          <table:table-cell table:number-columns-repeated="4"/>
          <table:table-cell office:value-type="float" office:value="14611" calcext:value-type="float">
            <text:p>14 611</text:p>
          </table:table-cell>
          <table:table-cell office:value-type="float" office:value="742168" calcext:value-type="float">
            <text:p>742 168</text:p>
          </table:table-cell>
          <table:table-cell table:formula="of:=[Sheet1.I150]/[Sheet1.J150]" office:value-type="float" office:value="0.0196869172478468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DU BERRY</text:p>
          </table:table-cell>
          <table:table-cell table:number-columns-repeated="2" office:value-type="float" office:value="14173" calcext:value-type="float">
            <text:p>14 173</text:p>
          </table:table-cell>
          <table:table-cell table:number-columns-repeated="4"/>
          <table:table-cell office:value-type="float" office:value="14173" calcext:value-type="float">
            <text:p>14 173</text:p>
          </table:table-cell>
          <table:table-cell office:value-type="float" office:value="703465" calcext:value-type="float">
            <text:p>703 465</text:p>
          </table:table-cell>
          <table:table-cell table:formula="of:=[Sheet1.I151]/[Sheet1.J151]" office:value-type="float" office:value="0.02014741316199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SSOR AFFICHES / ESSOR DE L'ISERE / ESSOR DU RHONE</text:p>
          </table:table-cell>
          <table:table-cell table:number-columns-repeated="2" office:value-type="float" office:value="14107" calcext:value-type="float">
            <text:p>14 107</text:p>
          </table:table-cell>
          <table:table-cell table:number-columns-repeated="4"/>
          <table:table-cell office:value-type="float" office:value="14107" calcext:value-type="float">
            <text:p>14 107</text:p>
          </table:table-cell>
          <table:table-cell office:value-type="float" office:value="630997" calcext:value-type="float">
            <text:p>630 997</text:p>
          </table:table-cell>
          <table:table-cell table:formula="of:=[Sheet1.I152]/[Sheet1.J152]" office:value-type="float" office:value="0.0223566831538026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DE LA LYS</text:p>
          </table:table-cell>
          <table:table-cell office:value-type="float" office:value="14056" calcext:value-type="float">
            <text:p>14 056</text:p>
          </table:table-cell>
          <table:table-cell office:value-type="float" office:value="8134" calcext:value-type="float">
            <text:p>8 134</text:p>
          </table:table-cell>
          <table:table-cell table:style-name="ce6" office:value-type="float" office:value="5922" calcext:value-type="float">
            <text:p>5 922</text:p>
          </table:table-cell>
          <table:table-cell table:number-columns-repeated="3"/>
          <table:table-cell office:value-type="float" office:value="14056" calcext:value-type="float">
            <text:p>14 056</text:p>
          </table:table-cell>
          <table:table-cell office:value-type="float" office:value="364415" calcext:value-type="float">
            <text:p>364 415</text:p>
          </table:table-cell>
          <table:table-cell table:formula="of:=[Sheet1.I153]/[Sheet1.J153]" office:value-type="float" office:value="0.0385714089705418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directmatin.fr</text:p>
          </table:table-cell>
          <table:table-cell office:value-type="float" office:value="13770" calcext:value-type="float">
            <text:p>13 770</text:p>
          </table:table-cell>
          <table:table-cell table:style-name="Default"/>
          <table:table-cell/>
          <table:table-cell table:style-name="ce6" office:value-type="float" office:value="13770" calcext:value-type="float">
            <text:p>13 770</text:p>
          </table:table-cell>
          <table:table-cell table:number-columns-repeated="2"/>
          <table:table-cell office:value-type="float" office:value="13770" calcext:value-type="float">
            <text:p>13 770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BONHOMME PICARD</text:p>
          </table:table-cell>
          <table:table-cell table:number-columns-repeated="2" office:value-type="float" office:value="13152" calcext:value-type="float">
            <text:p>13 152</text:p>
          </table:table-cell>
          <table:table-cell table:number-columns-repeated="4"/>
          <table:table-cell office:value-type="float" office:value="13152" calcext:value-type="float">
            <text:p>13 152</text:p>
          </table:table-cell>
          <table:table-cell office:value-type="float" office:value="481926" calcext:value-type="float">
            <text:p>481 926</text:p>
          </table:table-cell>
          <table:table-cell table:formula="of:=[Sheet1.I155]/[Sheet1.J155]" office:value-type="float" office:value="0.0272904968812639" calcext:value-type="float">
            <text:p>0,03</text:p>
          </table:table-cell>
        </table:table-row>
        <table:table-row table:style-name="ro2">
          <table:table-cell office:value-type="string" calcext:value-type="string">
            <text:p>w:Fakir_(journal)</text:p>
          </table:table-cell>
          <table:table-cell office:value-type="string" calcext:value-type="string">
            <text:p>FAKIR</text:p>
          </table:table-cell>
          <table:table-cell table:number-columns-repeated="2" office:value-type="float" office:value="12829" calcext:value-type="float">
            <text:p>12 829</text:p>
          </table:table-cell>
          <table:table-cell table:number-columns-repeated="4"/>
          <table:table-cell office:value-type="float" office:value="12829" calcext:value-type="float">
            <text:p>12 829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QUINZAINE LITTERAIRE</text:p>
          </table:table-cell>
          <table:table-cell office:value-type="float" office:value="12658" calcext:value-type="float">
            <text:p>12 658</text:p>
          </table:table-cell>
          <table:table-cell table:style-name="Default"/>
          <table:table-cell/>
          <table:table-cell table:style-name="ce6" office:value-type="float" office:value="12658" calcext:value-type="float">
            <text:p>12 658</text:p>
          </table:table-cell>
          <table:table-cell table:number-columns-repeated="2"/>
          <table:table-cell office:value-type="float" office:value="12658" calcext:value-type="float">
            <text:p>12 65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CHRONIQUE REPUBLICAINE</text:p>
          </table:table-cell>
          <table:table-cell table:number-columns-repeated="2" office:value-type="float" office:value="12336" calcext:value-type="float">
            <text:p>12 336</text:p>
          </table:table-cell>
          <table:table-cell table:number-columns-repeated="4"/>
          <table:table-cell office:value-type="float" office:value="12336" calcext:value-type="float">
            <text:p>12 336</text:p>
          </table:table-cell>
          <table:table-cell office:value-type="float" office:value="712572" calcext:value-type="float">
            <text:p>712 572</text:p>
          </table:table-cell>
          <table:table-cell table:formula="of:=[Sheet1.I158]/[Sheet1.J158]" office:value-type="float" office:value="0.017311934793957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IBERTE DIMANCHE DE ROUEN</text:p>
          </table:table-cell>
          <table:table-cell office:value-type="float" office:value="12264" calcext:value-type="float">
            <text:p>12 264</text:p>
          </table:table-cell>
          <table:table-cell office:value-type="float" office:value="10435" calcext:value-type="float">
            <text:p>10 435</text:p>
          </table:table-cell>
          <table:table-cell table:style-name="ce6" office:value-type="float" office:value="1829" calcext:value-type="float">
            <text:p>1 829</text:p>
          </table:table-cell>
          <table:table-cell table:number-columns-repeated="3"/>
          <table:table-cell office:value-type="float" office:value="12264" calcext:value-type="float">
            <text:p>12 264</text:p>
          </table:table-cell>
          <table:table-cell office:value-type="float" office:value="502216" calcext:value-type="float">
            <text:p>502 216</text:p>
          </table:table-cell>
          <table:table-cell table:formula="of:=[Sheet1.I159]/[Sheet1.J159]" office:value-type="float" office:value="0.0244197715723912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S INFORMATIONS DIEPPOISES</text:p>
          </table:table-cell>
          <table:table-cell table:number-columns-repeated="2" office:value-type="float" office:value="12221" calcext:value-type="float">
            <text:p>12 221</text:p>
          </table:table-cell>
          <table:table-cell table:number-columns-repeated="4"/>
          <table:table-cell office:value-type="float" office:value="12221" calcext:value-type="float">
            <text:p>12 221</text:p>
          </table:table-cell>
          <table:table-cell office:value-type="float" office:value="1439042" calcext:value-type="float">
            <text:p>1 439 042</text:p>
          </table:table-cell>
          <table:table-cell table:formula="of:=[Sheet1.I160]/[Sheet1.J160]" office:value-type="float" office:value="0.0084924553974102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DEPECHE - Evreux <text:s/>- <text:s/>Louviers - Verneuil</text:p>
          </table:table-cell>
          <table:table-cell table:number-columns-repeated="2" office:value-type="float" office:value="11903" calcext:value-type="float">
            <text:p>11 903</text:p>
          </table:table-cell>
          <table:table-cell table:number-columns-repeated="4"/>
          <table:table-cell office:value-type="float" office:value="11903" calcext:value-type="float">
            <text:p>11 903</text:p>
          </table:table-cell>
          <table:table-cell office:value-type="float" office:value="657383" calcext:value-type="float">
            <text:p>657 383</text:p>
          </table:table-cell>
          <table:table-cell table:formula="of:=[Sheet1.I161]/[Sheet1.J161]" office:value-type="float" office:value="0.01810664407202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AMI DU PEUPLE HEBDO / AMI DES FOYERS CHRETIENS</text:p>
          </table:table-cell>
          <table:table-cell office:value-type="float" office:value="11581" calcext:value-type="float">
            <text:p>11 581</text:p>
          </table:table-cell>
          <table:table-cell office:value-type="float" office:value="9098" calcext:value-type="float">
            <text:p>9 098</text:p>
          </table:table-cell>
          <table:table-cell table:style-name="ce6" office:value-type="float" office:value="2483" calcext:value-type="float">
            <text:p>2 483</text:p>
          </table:table-cell>
          <table:table-cell table:number-columns-repeated="3"/>
          <table:table-cell office:value-type="float" office:value="11581" calcext:value-type="float">
            <text:p>11 581</text:p>
          </table:table-cell>
          <table:table-cell office:value-type="float" office:value="1034855" calcext:value-type="float">
            <text:p>1 034 855</text:p>
          </table:table-cell>
          <table:table-cell table:formula="of:=[Sheet1.I162]/[Sheet1.J162]" office:value-type="float" office:value="0.0111909397934976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RESISTANT DE LIBOURNE</text:p>
          </table:table-cell>
          <table:table-cell table:number-columns-repeated="2" office:value-type="float" office:value="11554" calcext:value-type="float">
            <text:p>11 554</text:p>
          </table:table-cell>
          <table:table-cell table:number-columns-repeated="4"/>
          <table:table-cell office:value-type="float" office:value="11554" calcext:value-type="float">
            <text:p>11 554</text:p>
          </table:table-cell>
          <table:table-cell office:value-type="float" office:value="405513" calcext:value-type="float">
            <text:p>405 513</text:p>
          </table:table-cell>
          <table:table-cell table:formula="of:=[Sheet1.I163]/[Sheet1.J163]" office:value-type="float" office:value="0.0284923048089704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'INDICATEUR DES FLANDRES ET DE LA VALLEE DE LA LYS</text:p>
          </table:table-cell>
          <table:table-cell office:value-type="float" office:value="10565" calcext:value-type="float">
            <text:p>10 565</text:p>
          </table:table-cell>
          <table:table-cell office:value-type="float" office:value="8372" calcext:value-type="float">
            <text:p>8 372</text:p>
          </table:table-cell>
          <table:table-cell table:style-name="ce6" office:value-type="float" office:value="2193" calcext:value-type="float">
            <text:p>2 193</text:p>
          </table:table-cell>
          <table:table-cell table:number-columns-repeated="3"/>
          <table:table-cell office:value-type="float" office:value="10565" calcext:value-type="float">
            <text:p>10 565</text:p>
          </table:table-cell>
          <table:table-cell office:value-type="float" office:value="412109" calcext:value-type="float">
            <text:p>412 109</text:p>
          </table:table-cell>
          <table:table-cell table:formula="of:=[Sheet1.I164]/[Sheet1.J164]" office:value-type="float" office:value="0.025636421432193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S SABLES - Vendée journal</text:p>
          </table:table-cell>
          <table:table-cell table:number-columns-repeated="2" office:value-type="float" office:value="10511" calcext:value-type="float">
            <text:p>10 511</text:p>
          </table:table-cell>
          <table:table-cell table:number-columns-repeated="4"/>
          <table:table-cell office:value-type="float" office:value="10511" calcext:value-type="float">
            <text:p>10 511</text:p>
          </table:table-cell>
          <table:table-cell office:value-type="float" office:value="610864" calcext:value-type="float">
            <text:p>610 864</text:p>
          </table:table-cell>
          <table:table-cell table:formula="of:=[Sheet1.I165]/[Sheet1.J165]" office:value-type="float" office:value="0.017206775976322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VOIX DE L'AIN</text:p>
          </table:table-cell>
          <table:table-cell table:number-columns-repeated="2" office:value-type="float" office:value="10496" calcext:value-type="float">
            <text:p>10 496</text:p>
          </table:table-cell>
          <table:table-cell table:number-columns-repeated="4"/>
          <table:table-cell office:value-type="float" office:value="10496" calcext:value-type="float">
            <text:p>10 496</text:p>
          </table:table-cell>
          <table:table-cell office:value-type="float" office:value="821059" calcext:value-type="float">
            <text:p>821 059</text:p>
          </table:table-cell>
          <table:table-cell table:formula="of:=[Sheet1.I166]/[Sheet1.J166]" office:value-type="float" office:value="0.012783490589592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ORNE COMBATTANTE</text:p>
          </table:table-cell>
          <table:table-cell table:number-columns-repeated="2" office:value-type="float" office:value="10413" calcext:value-type="float">
            <text:p>10 413</text:p>
          </table:table-cell>
          <table:table-cell table:number-columns-repeated="4"/>
          <table:table-cell office:value-type="float" office:value="10413" calcext:value-type="float">
            <text:p>10 413</text:p>
          </table:table-cell>
          <table:table-cell office:value-type="float" office:value="659027" calcext:value-type="float">
            <text:p>659 027</text:p>
          </table:table-cell>
          <table:table-cell table:formula="of:=[Sheet1.I167]/[Sheet1.J167]" office:value-type="float" office:value="0.01580056659287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IMPARTIAL DES ANDELYS</text:p>
          </table:table-cell>
          <table:table-cell table:number-columns-repeated="2" office:value-type="float" office:value="10396" calcext:value-type="float">
            <text:p>10 396</text:p>
          </table:table-cell>
          <table:table-cell table:number-columns-repeated="4"/>
          <table:table-cell office:value-type="float" office:value="10396" calcext:value-type="float">
            <text:p>10 396</text:p>
          </table:table-cell>
          <table:table-cell office:value-type="float" office:value="571504" calcext:value-type="float">
            <text:p>571 504</text:p>
          </table:table-cell>
          <table:table-cell table:formula="of:=[Sheet1.I168]/[Sheet1.J168]" office:value-type="float" office:value="0.018190598840953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PHARE DUNKERQUOIS</text:p>
          </table:table-cell>
          <table:table-cell office:value-type="float" office:value="10368" calcext:value-type="float">
            <text:p>10 368</text:p>
          </table:table-cell>
          <table:table-cell office:value-type="float" office:value="6220" calcext:value-type="float">
            <text:p>6 220</text:p>
          </table:table-cell>
          <table:table-cell table:style-name="ce6" office:value-type="float" office:value="4148" calcext:value-type="float">
            <text:p>4 148</text:p>
          </table:table-cell>
          <table:table-cell table:number-columns-repeated="3"/>
          <table:table-cell office:value-type="float" office:value="10368" calcext:value-type="float">
            <text:p>10 368</text:p>
          </table:table-cell>
          <table:table-cell office:value-type="float" office:value="226122" calcext:value-type="float">
            <text:p>226 122</text:p>
          </table:table-cell>
          <table:table-cell table:formula="of:=[Sheet1.I169]/[Sheet1.J169]" office:value-type="float" office:value="0.0458513545785019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LE PAYS MALOUIN</text:p>
          </table:table-cell>
          <table:table-cell table:number-columns-repeated="2" office:value-type="float" office:value="10225" calcext:value-type="float">
            <text:p>10 225</text:p>
          </table:table-cell>
          <table:table-cell table:number-columns-repeated="4"/>
          <table:table-cell office:value-type="float" office:value="10225" calcext:value-type="float">
            <text:p>10 225</text:p>
          </table:table-cell>
          <table:table-cell office:value-type="float" office:value="603155" calcext:value-type="float">
            <text:p>603 155</text:p>
          </table:table-cell>
          <table:table-cell table:formula="of:=[Sheet1.I170]/[Sheet1.J170]" office:value-type="float" office:value="0.016952524641261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HAUTE SAINTONGE</text:p>
          </table:table-cell>
          <table:table-cell table:number-columns-repeated="2" office:value-type="float" office:value="10044" calcext:value-type="float">
            <text:p>10 044</text:p>
          </table:table-cell>
          <table:table-cell table:number-columns-repeated="4"/>
          <table:table-cell office:value-type="float" office:value="10044" calcext:value-type="float">
            <text:p>10 044</text:p>
          </table:table-cell>
          <table:table-cell office:value-type="float" office:value="444599" calcext:value-type="float">
            <text:p>444 599</text:p>
          </table:table-cell>
          <table:table-cell table:formula="of:=[Sheet1.I171]/[Sheet1.J171]" office:value-type="float" office:value="0.022591143929698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SSOR SAVOYARD 74 -73</text:p>
          </table:table-cell>
          <table:table-cell table:number-columns-repeated="2" office:value-type="float" office:value="9995" calcext:value-type="float">
            <text:p>9 995</text:p>
          </table:table-cell>
          <table:table-cell table:number-columns-repeated="4"/>
          <table:table-cell office:value-type="float" office:value="9995" calcext:value-type="float">
            <text:p>9 99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EST AGRICOLE ET VITICOLE / est-agricole.com</text:p>
          </table:table-cell>
          <table:table-cell office:value-type="float" office:value="9901" calcext:value-type="float">
            <text:p>9 901</text:p>
          </table:table-cell>
          <table:table-cell table:style-name="Default"/>
          <table:table-cell/>
          <table:table-cell table:style-name="ce6" office:value-type="float" office:value="9901" calcext:value-type="float">
            <text:p>9 901</text:p>
          </table:table-cell>
          <table:table-cell table:number-columns-repeated="2"/>
          <table:table-cell office:value-type="float" office:value="9901" calcext:value-type="float">
            <text:p>9 901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PAYS D'AUGE</text:p>
          </table:table-cell>
          <table:table-cell table:number-columns-repeated="2" office:value-type="float" office:value="9808" calcext:value-type="float">
            <text:p>9 808</text:p>
          </table:table-cell>
          <table:table-cell table:number-columns-repeated="4"/>
          <table:table-cell office:value-type="float" office:value="9808" calcext:value-type="float">
            <text:p>9 808</text:p>
          </table:table-cell>
          <table:table-cell office:value-type="float" office:value="1144442" calcext:value-type="float">
            <text:p>1 144 442</text:p>
          </table:table-cell>
          <table:table-cell table:formula="of:=[Sheet1.I174]/[Sheet1.J174]" office:value-type="float" office:value="0.0085701153924794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TARN LIBRE</text:p>
          </table:table-cell>
          <table:table-cell table:number-columns-repeated="2" office:value-type="float" office:value="9634" calcext:value-type="float">
            <text:p>9 634</text:p>
          </table:table-cell>
          <table:table-cell table:number-columns-repeated="4"/>
          <table:table-cell office:value-type="float" office:value="9634" calcext:value-type="float">
            <text:p>9 634</text:p>
          </table:table-cell>
          <table:table-cell office:value-type="float" office:value="663235" calcext:value-type="float">
            <text:p>663 235</text:p>
          </table:table-cell>
          <table:table-cell table:formula="of:=[Sheet1.I175]/[Sheet1.J175]" office:value-type="float" office:value="0.0145257714083244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GAZETTE DU CENTRE MORBIHAN</text:p>
          </table:table-cell>
          <table:table-cell office:value-type="float" office:value="9605" calcext:value-type="float">
            <text:p>9 605</text:p>
          </table:table-cell>
          <table:table-cell office:value-type="float" office:value="4889" calcext:value-type="float">
            <text:p>4 889</text:p>
          </table:table-cell>
          <table:table-cell table:style-name="ce6" office:value-type="float" office:value="4716" calcext:value-type="float">
            <text:p>4 716</text:p>
          </table:table-cell>
          <table:table-cell table:number-columns-repeated="3"/>
          <table:table-cell office:value-type="float" office:value="9605" calcext:value-type="float">
            <text:p>9 605</text:p>
          </table:table-cell>
          <table:table-cell office:value-type="float" office:value="390393" calcext:value-type="float">
            <text:p>390 393</text:p>
          </table:table-cell>
          <table:table-cell table:formula="of:=[Sheet1.I176]/[Sheet1.J176]" office:value-type="float" office:value="0.024603412458727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E MONTREUIL</text:p>
          </table:table-cell>
          <table:table-cell office:value-type="float" office:value="9529" calcext:value-type="float">
            <text:p>9 529</text:p>
          </table:table-cell>
          <table:table-cell office:value-type="float" office:value="7467" calcext:value-type="float">
            <text:p>7 467</text:p>
          </table:table-cell>
          <table:table-cell table:style-name="ce6" office:value-type="float" office:value="2062" calcext:value-type="float">
            <text:p>2 062</text:p>
          </table:table-cell>
          <table:table-cell table:number-columns-repeated="3"/>
          <table:table-cell office:value-type="float" office:value="9529" calcext:value-type="float">
            <text:p>9 529</text:p>
          </table:table-cell>
          <table:table-cell office:value-type="float" office:value="285151" calcext:value-type="float">
            <text:p>285 151</text:p>
          </table:table-cell>
          <table:table-cell table:formula="of:=[Sheet1.I177]/[Sheet1.J177]" office:value-type="float" office:value="0.0334173823693412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A LOZERE NOUVELLE</text:p>
          </table:table-cell>
          <table:table-cell table:number-columns-repeated="2" office:value-type="float" office:value="9451" calcext:value-type="float">
            <text:p>9 451</text:p>
          </table:table-cell>
          <table:table-cell table:number-columns-repeated="4"/>
          <table:table-cell office:value-type="float" office:value="9451" calcext:value-type="float">
            <text:p>9 451</text:p>
          </table:table-cell>
          <table:table-cell office:value-type="float" office:value="951702" calcext:value-type="float">
            <text:p>951 702</text:p>
          </table:table-cell>
          <table:table-cell table:formula="of:=[Sheet1.I178]/[Sheet1.J178]" office:value-type="float" office:value="0.009930629545803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PHARE DE RE</text:p>
          </table:table-cell>
          <table:table-cell table:number-columns-repeated="2" office:value-type="float" office:value="9309" calcext:value-type="float">
            <text:p>9 309</text:p>
          </table:table-cell>
          <table:table-cell table:number-columns-repeated="4"/>
          <table:table-cell office:value-type="float" office:value="9309" calcext:value-type="float">
            <text:p>9 309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PHR PAYSAN DU HAUT RHIN / phr.fr</text:p>
          </table:table-cell>
          <table:table-cell office:value-type="float" office:value="9198" calcext:value-type="float">
            <text:p>9 198</text:p>
          </table:table-cell>
          <table:table-cell table:style-name="Default"/>
          <table:table-cell/>
          <table:table-cell table:style-name="ce6" office:value-type="float" office:value="9198" calcext:value-type="float">
            <text:p>9 198</text:p>
          </table:table-cell>
          <table:table-cell table:number-columns-repeated="2"/>
          <table:table-cell office:value-type="float" office:value="9198" calcext:value-type="float">
            <text:p>9 198</text:p>
          </table:table-cell>
          <table:table-cell office:value-type="float" office:value="195395" calcext:value-type="float">
            <text:p>195 395</text:p>
          </table:table-cell>
          <table:table-cell table:formula="of:=[Sheet1.I180]/[Sheet1.J180]" office:value-type="float" office:value="0.0470738759947798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LA VOIX DES SPORTS</text:p>
          </table:table-cell>
          <table:table-cell office:value-type="float" office:value="8965" calcext:value-type="float">
            <text:p>8 965</text:p>
          </table:table-cell>
          <table:table-cell table:style-name="Default"/>
          <table:table-cell table:style-name="ce6" office:value-type="float" office:value="8965" calcext:value-type="float">
            <text:p>8 965</text:p>
          </table:table-cell>
          <table:table-cell table:number-columns-repeated="3"/>
          <table:table-cell office:value-type="float" office:value="8965" calcext:value-type="float">
            <text:p>8 965</text:p>
          </table:table-cell>
          <table:table-cell office:value-type="float" office:value="1574722" calcext:value-type="float">
            <text:p>1 574 722</text:p>
          </table:table-cell>
          <table:table-cell table:formula="of:=[Sheet1.I181]/[Sheet1.J181]" office:value-type="float" office:value="0.00569306836381279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OBSERVATEUR DE BEAUVAIS</text:p>
          </table:table-cell>
          <table:table-cell table:number-columns-repeated="2" office:value-type="float" office:value="8944" calcext:value-type="float">
            <text:p>8 944</text:p>
          </table:table-cell>
          <table:table-cell table:number-columns-repeated="4"/>
          <table:table-cell office:value-type="float" office:value="8944" calcext:value-type="float">
            <text:p>8 944</text:p>
          </table:table-cell>
          <table:table-cell office:value-type="float" office:value="280492" calcext:value-type="float">
            <text:p>280 492</text:p>
          </table:table-cell>
          <table:table-cell table:formula="of:=[Sheet1.I182]/[Sheet1.J182]" office:value-type="float" office:value="0.0318868274317984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A RUCHE</text:p>
          </table:table-cell>
          <table:table-cell table:number-columns-repeated="2" office:value-type="float" office:value="8944" calcext:value-type="float">
            <text:p>8 944</text:p>
          </table:table-cell>
          <table:table-cell table:number-columns-repeated="4"/>
          <table:table-cell office:value-type="float" office:value="8944" calcext:value-type="float">
            <text:p>8 944</text:p>
          </table:table-cell>
          <table:table-cell office:value-type="float" office:value="426891" calcext:value-type="float">
            <text:p>426 891</text:p>
          </table:table-cell>
          <table:table-cell table:formula="of:=[Sheet1.I183]/[Sheet1.J183]" office:value-type="float" office:value="0.0209514841024992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VEIL DE PONT AUDEMER</text:p>
          </table:table-cell>
          <table:table-cell table:number-columns-repeated="2" office:value-type="float" office:value="8922" calcext:value-type="float">
            <text:p>8 922</text:p>
          </table:table-cell>
          <table:table-cell table:number-columns-repeated="4"/>
          <table:table-cell office:value-type="float" office:value="8922" calcext:value-type="float">
            <text:p>8 922</text:p>
          </table:table-cell>
          <table:table-cell office:value-type="float" office:value="505893" calcext:value-type="float">
            <text:p>505 893</text:p>
          </table:table-cell>
          <table:table-cell table:formula="of:=[Sheet1.I184]/[Sheet1.J184]" office:value-type="float" office:value="0.017636140448672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weblex.fr</text:p>
          </table:table-cell>
          <table:table-cell office:value-type="float" office:value="8915" calcext:value-type="float">
            <text:p>8 915</text:p>
          </table:table-cell>
          <table:table-cell table:style-name="Default"/>
          <table:table-cell/>
          <table:table-cell table:style-name="ce6" office:value-type="float" office:value="8915" calcext:value-type="float">
            <text:p>8 915</text:p>
          </table:table-cell>
          <table:table-cell table:number-columns-repeated="2"/>
          <table:table-cell office:value-type="float" office:value="8915" calcext:value-type="float">
            <text:p>8 915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REPUBLICAIN - Marmande</text:p>
          </table:table-cell>
          <table:table-cell table:number-columns-repeated="2" office:value-type="float" office:value="8910" calcext:value-type="float">
            <text:p>8 910</text:p>
          </table:table-cell>
          <table:table-cell table:number-columns-repeated="4"/>
          <table:table-cell office:value-type="float" office:value="8910" calcext:value-type="float">
            <text:p>8 910</text:p>
          </table:table-cell>
          <table:table-cell office:value-type="float" office:value="572204" calcext:value-type="float">
            <text:p>572 204</text:p>
          </table:table-cell>
          <table:table-cell table:formula="of:=[Sheet1.I186]/[Sheet1.J186]" office:value-type="float" office:value="0.015571369651383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ALTERNATIVES INTERNATIONALES</text:p>
          </table:table-cell>
          <table:table-cell table:number-columns-repeated="2" office:value-type="float" office:value="8706" calcext:value-type="float">
            <text:p>8 706</text:p>
          </table:table-cell>
          <table:table-cell table:number-columns-repeated="4"/>
          <table:table-cell office:value-type="float" office:value="8706" calcext:value-type="float">
            <text:p>8 706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LITTORAL DE LA CHARENTE MARITIME </text:p>
          </table:table-cell>
          <table:table-cell table:number-columns-repeated="2" office:value-type="float" office:value="8534" calcext:value-type="float">
            <text:p>8 534</text:p>
          </table:table-cell>
          <table:table-cell table:number-columns-repeated="4"/>
          <table:table-cell office:value-type="float" office:value="8534" calcext:value-type="float">
            <text:p>8 53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PLOERMELAIS</text:p>
          </table:table-cell>
          <table:table-cell office:value-type="float" office:value="8530" calcext:value-type="float">
            <text:p>8 530</text:p>
          </table:table-cell>
          <table:table-cell office:value-type="float" office:value="3685" calcext:value-type="float">
            <text:p>3 685</text:p>
          </table:table-cell>
          <table:table-cell table:style-name="ce6" office:value-type="float" office:value="4845" calcext:value-type="float">
            <text:p>4 845</text:p>
          </table:table-cell>
          <table:table-cell table:number-columns-repeated="3"/>
          <table:table-cell office:value-type="float" office:value="8530" calcext:value-type="float">
            <text:p>8 530</text:p>
          </table:table-cell>
          <table:table-cell office:value-type="float" office:value="273431" calcext:value-type="float">
            <text:p>273 431</text:p>
          </table:table-cell>
          <table:table-cell table:formula="of:=[Sheet1.I189]/[Sheet1.J189]" office:value-type="float" office:value="0.03119617014895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REVEIL NORMAND</text:p>
          </table:table-cell>
          <table:table-cell table:number-columns-repeated="2" office:value-type="float" office:value="8382" calcext:value-type="float">
            <text:p>8 382</text:p>
          </table:table-cell>
          <table:table-cell table:number-columns-repeated="4"/>
          <table:table-cell office:value-type="float" office:value="8382" calcext:value-type="float">
            <text:p>8 382</text:p>
          </table:table-cell>
          <table:table-cell office:value-type="float" office:value="473745" calcext:value-type="float">
            <text:p>473 745</text:p>
          </table:table-cell>
          <table:table-cell table:formula="of:=[Sheet1.I190]/[Sheet1.J190]" office:value-type="float" office:value="0.017693062723617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E L'ILE DE LA REUNION</text:p>
          </table:table-cell>
          <table:table-cell office:value-type="float" office:value="8356" calcext:value-type="float">
            <text:p>8 356</text:p>
          </table:table-cell>
          <table:table-cell table:style-name="Default"/>
          <table:table-cell table:style-name="ce6" office:value-type="float" office:value="8356" calcext:value-type="float">
            <text:p>8 356</text:p>
          </table:table-cell>
          <table:table-cell table:number-columns-repeated="3"/>
          <table:table-cell office:value-type="float" office:value="8356" calcext:value-type="float">
            <text:p>8 356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ORNE HEBDO</text:p>
          </table:table-cell>
          <table:table-cell table:number-columns-repeated="2" office:value-type="float" office:value="8319" calcext:value-type="float">
            <text:p>8 319</text:p>
          </table:table-cell>
          <table:table-cell table:number-columns-repeated="4"/>
          <table:table-cell office:value-type="float" office:value="8319" calcext:value-type="float">
            <text:p>8 319</text:p>
          </table:table-cell>
          <table:table-cell office:value-type="float" office:value="537930" calcext:value-type="float">
            <text:p>537 930</text:p>
          </table:table-cell>
          <table:table-cell table:formula="of:=[Sheet1.I192]/[Sheet1.J192]" office:value-type="float" office:value="0.015464837432379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VEIL NORMAND</text:p>
          </table:table-cell>
          <table:table-cell table:number-columns-repeated="2" office:value-type="float" office:value="8278" calcext:value-type="float">
            <text:p>8 278</text:p>
          </table:table-cell>
          <table:table-cell table:number-columns-repeated="4"/>
          <table:table-cell office:value-type="float" office:value="8278" calcext:value-type="float">
            <text:p>8 278</text:p>
          </table:table-cell>
          <table:table-cell office:value-type="float" office:value="490449" calcext:value-type="float">
            <text:p>490 449</text:p>
          </table:table-cell>
          <table:table-cell table:formula="of:=[Sheet1.I193]/[Sheet1.J193]" office:value-type="float" office:value="0.016878411414846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GAZETTE DE NIMES</text:p>
          </table:table-cell>
          <table:table-cell table:number-columns-repeated="2" office:value-type="float" office:value="8082" calcext:value-type="float">
            <text:p>8 082</text:p>
          </table:table-cell>
          <table:table-cell table:number-columns-repeated="4"/>
          <table:table-cell office:value-type="float" office:value="8082" calcext:value-type="float">
            <text:p>8 082</text:p>
          </table:table-cell>
          <table:table-cell office:value-type="float" office:value="292923" calcext:value-type="float">
            <text:p>292 923</text:p>
          </table:table-cell>
          <table:table-cell table:formula="of:=[Sheet1.I194]/[Sheet1.J194]" office:value-type="float" office:value="0.02759086859003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'ECHO DE L'ARMOR ET DE L'ARGOAT</text:p>
          </table:table-cell>
          <table:table-cell table:number-columns-repeated="2" office:value-type="float" office:value="8066" calcext:value-type="float">
            <text:p>8 066</text:p>
          </table:table-cell>
          <table:table-cell table:number-columns-repeated="4"/>
          <table:table-cell office:value-type="float" office:value="8066" calcext:value-type="float">
            <text:p>8 066</text:p>
          </table:table-cell>
          <table:table-cell office:value-type="float" office:value="508692" calcext:value-type="float">
            <text:p>508 692</text:p>
          </table:table-cell>
          <table:table-cell table:formula="of:=[Sheet1.I195]/[Sheet1.J195]" office:value-type="float" office:value="0.015856353156723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PERCHE</text:p>
          </table:table-cell>
          <table:table-cell table:number-columns-repeated="2" office:value-type="float" office:value="7967" calcext:value-type="float">
            <text:p>7 967</text:p>
          </table:table-cell>
          <table:table-cell table:number-columns-repeated="4"/>
          <table:table-cell office:value-type="float" office:value="7967" calcext:value-type="float">
            <text:p>7 967</text:p>
          </table:table-cell>
          <table:table-cell office:value-type="float" office:value="532419" calcext:value-type="float">
            <text:p>532 419</text:p>
          </table:table-cell>
          <table:table-cell table:formula="of:=[Sheet1.I196]/[Sheet1.J196]" office:value-type="float" office:value="0.0149637785278136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COURRIER DU PAYS DE RETZ</text:p>
          </table:table-cell>
          <table:table-cell table:number-columns-repeated="2" office:value-type="float" office:value="7938" calcext:value-type="float">
            <text:p>7 938</text:p>
          </table:table-cell>
          <table:table-cell table:number-columns-repeated="4"/>
          <table:table-cell office:value-type="float" office:value="7938" calcext:value-type="float">
            <text:p>7 938</text:p>
          </table:table-cell>
          <table:table-cell office:value-type="float" office:value="534770" calcext:value-type="float">
            <text:p>534 770</text:p>
          </table:table-cell>
          <table:table-cell table:formula="of:=[Sheet1.I197]/[Sheet1.J197]" office:value-type="float" office:value="0.0148437646090843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vie.fr</text:p>
          </table:table-cell>
          <table:table-cell office:value-type="float" office:value="7926" calcext:value-type="float">
            <text:p>7 926</text:p>
          </table:table-cell>
          <table:table-cell table:style-name="Default"/>
          <table:table-cell/>
          <table:table-cell table:style-name="ce6" office:value-type="float" office:value="7926" calcext:value-type="float">
            <text:p>7 926</text:p>
          </table:table-cell>
          <table:table-cell table:number-columns-repeated="2"/>
          <table:table-cell office:value-type="float" office:value="7926" calcext:value-type="float">
            <text:p>7 926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REVEIL DE NEUFCHATEL</text:p>
          </table:table-cell>
          <table:table-cell table:number-columns-repeated="2" office:value-type="float" office:value="7836" calcext:value-type="float">
            <text:p>7 836</text:p>
          </table:table-cell>
          <table:table-cell table:number-columns-repeated="4"/>
          <table:table-cell office:value-type="float" office:value="7836" calcext:value-type="float">
            <text:p>7 836</text:p>
          </table:table-cell>
          <table:table-cell office:value-type="float" office:value="552885" calcext:value-type="float">
            <text:p>552 885</text:p>
          </table:table-cell>
          <table:table-cell table:formula="of:=[Sheet1.I199]/[Sheet1.J199]" office:value-type="float" office:value="0.014172929271005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JOURNAL DE MILLAU</text:p>
          </table:table-cell>
          <table:table-cell table:number-columns-repeated="2" office:value-type="float" office:value="7691" calcext:value-type="float">
            <text:p>7 691</text:p>
          </table:table-cell>
          <table:table-cell table:number-columns-repeated="4"/>
          <table:table-cell office:value-type="float" office:value="7691" calcext:value-type="float">
            <text:p>7 691</text:p>
          </table:table-cell>
          <table:table-cell office:value-type="float" office:value="317803" calcext:value-type="float">
            <text:p>317 803</text:p>
          </table:table-cell>
          <table:table-cell table:formula="of:=[Sheet1.I200]/[Sheet1.J200]" office:value-type="float" office:value="0.02420052674140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S ECHOS DU TOUQUET</text:p>
          </table:table-cell>
          <table:table-cell office:value-type="float" office:value="7675" calcext:value-type="float">
            <text:p>7 675</text:p>
          </table:table-cell>
          <table:table-cell office:value-type="float" office:value="4756" calcext:value-type="float">
            <text:p>4 756</text:p>
          </table:table-cell>
          <table:table-cell table:style-name="ce6" office:value-type="float" office:value="2919" calcext:value-type="float">
            <text:p>2 919</text:p>
          </table:table-cell>
          <table:table-cell table:number-columns-repeated="3"/>
          <table:table-cell office:value-type="float" office:value="7675" calcext:value-type="float">
            <text:p>7 675</text:p>
          </table:table-cell>
          <table:table-cell office:value-type="float" office:value="174468" calcext:value-type="float">
            <text:p>174 468</text:p>
          </table:table-cell>
          <table:table-cell table:formula="of:=[Sheet1.I201]/[Sheet1.J201]" office:value-type="float" office:value="0.0439908751175001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LA PRESSE DE GRAY</text:p>
          </table:table-cell>
          <table:table-cell table:number-columns-repeated="2" office:value-type="float" office:value="7598" calcext:value-type="float">
            <text:p>7 598</text:p>
          </table:table-cell>
          <table:table-cell table:number-columns-repeated="4"/>
          <table:table-cell office:value-type="float" office:value="7598" calcext:value-type="float">
            <text:p>7 598</text:p>
          </table:table-cell>
          <table:table-cell office:value-type="float" office:value="330792" calcext:value-type="float">
            <text:p>330 792</text:p>
          </table:table-cell>
          <table:table-cell table:formula="of:=[Sheet1.I202]/[Sheet1.J202]" office:value-type="float" office:value="0.022969116544535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SEMEUR HEBDO</text:p>
          </table:table-cell>
          <table:table-cell table:number-columns-repeated="2" office:value-type="float" office:value="7474" calcext:value-type="float">
            <text:p>7 474</text:p>
          </table:table-cell>
          <table:table-cell table:number-columns-repeated="4"/>
          <table:table-cell office:value-type="float" office:value="7474" calcext:value-type="float">
            <text:p>7 474</text:p>
          </table:table-cell>
          <table:table-cell office:value-type="float" office:value="406333" calcext:value-type="float">
            <text:p>406 333</text:p>
          </table:table-cell>
          <table:table-cell table:formula="of:=[Sheet1.I203]/[Sheet1.J203]" office:value-type="float" office:value="0.018393780470697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DEPECHE DU BASSIN</text:p>
          </table:table-cell>
          <table:table-cell table:number-columns-repeated="2" office:value-type="float" office:value="7419" calcext:value-type="float">
            <text:p>7 419</text:p>
          </table:table-cell>
          <table:table-cell table:number-columns-repeated="4"/>
          <table:table-cell office:value-type="float" office:value="7419" calcext:value-type="float">
            <text:p>7 419</text:p>
          </table:table-cell>
          <table:table-cell office:value-type="float" office:value="242875" calcext:value-type="float">
            <text:p>242 875</text:p>
          </table:table-cell>
          <table:table-cell table:formula="of:=[Sheet1.I204]/[Sheet1.J204]" office:value-type="float" office:value="0.030546577457539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REVEIL DE BERCK</text:p>
          </table:table-cell>
          <table:table-cell office:value-type="float" office:value="7251" calcext:value-type="float">
            <text:p>7 251</text:p>
          </table:table-cell>
          <table:table-cell office:value-type="float" office:value="4690" calcext:value-type="float">
            <text:p>4 690</text:p>
          </table:table-cell>
          <table:table-cell table:style-name="ce6" office:value-type="float" office:value="2561" calcext:value-type="float">
            <text:p>2 561</text:p>
          </table:table-cell>
          <table:table-cell table:number-columns-repeated="3"/>
          <table:table-cell office:value-type="float" office:value="7251" calcext:value-type="float">
            <text:p>7 251</text:p>
          </table:table-cell>
          <table:table-cell office:value-type="float" office:value="163030" calcext:value-type="float">
            <text:p>163 030</text:p>
          </table:table-cell>
          <table:table-cell table:formula="of:=[Sheet1.I205]/[Sheet1.J205]" office:value-type="float" office:value="0.0444764767220757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LE PATRIOTE BEAUJOLAIS</text:p>
          </table:table-cell>
          <table:table-cell table:number-columns-repeated="2" office:value-type="float" office:value="7081" calcext:value-type="float">
            <text:p>7 081</text:p>
          </table:table-cell>
          <table:table-cell table:number-columns-repeated="4"/>
          <table:table-cell office:value-type="float" office:value="7081" calcext:value-type="float">
            <text:p>7 081</text:p>
          </table:table-cell>
          <table:table-cell office:value-type="float" office:value="313137" calcext:value-type="float">
            <text:p>313 137</text:p>
          </table:table-cell>
          <table:table-cell table:formula="of:=[Sheet1.I206]/[Sheet1.J206]" office:value-type="float" office:value="0.0226131054458592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E VITRE</text:p>
          </table:table-cell>
          <table:table-cell table:number-columns-repeated="2" office:value-type="float" office:value="7078" calcext:value-type="float">
            <text:p>7 078</text:p>
          </table:table-cell>
          <table:table-cell table:number-columns-repeated="4"/>
          <table:table-cell office:value-type="float" office:value="7078" calcext:value-type="float">
            <text:p>7 078</text:p>
          </table:table-cell>
          <table:table-cell office:value-type="float" office:value="426011" calcext:value-type="float">
            <text:p>426 011</text:p>
          </table:table-cell>
          <table:table-cell table:formula="of:=[Sheet1.I207]/[Sheet1.J207]" office:value-type="float" office:value="0.016614594458828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COURRIER DE FOURMIES</text:p>
          </table:table-cell>
          <table:table-cell office:value-type="float" office:value="6939" calcext:value-type="float">
            <text:p>6 939</text:p>
          </table:table-cell>
          <table:table-cell office:value-type="float" office:value="5419" calcext:value-type="float">
            <text:p>5 419</text:p>
          </table:table-cell>
          <table:table-cell table:style-name="ce6" office:value-type="float" office:value="1520" calcext:value-type="float">
            <text:p>1 520</text:p>
          </table:table-cell>
          <table:table-cell table:number-columns-repeated="3"/>
          <table:table-cell office:value-type="float" office:value="6939" calcext:value-type="float">
            <text:p>6 939</text:p>
          </table:table-cell>
          <table:table-cell office:value-type="float" office:value="188179" calcext:value-type="float">
            <text:p>188 179</text:p>
          </table:table-cell>
          <table:table-cell table:formula="of:=[Sheet1.I208]/[Sheet1.J208]" office:value-type="float" office:value="0.0368744652697697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LE REPUBLICAIN SUD GIRONDE</text:p>
          </table:table-cell>
          <table:table-cell table:number-columns-repeated="2" office:value-type="float" office:value="6853" calcext:value-type="float">
            <text:p>6 853</text:p>
          </table:table-cell>
          <table:table-cell table:number-columns-repeated="4"/>
          <table:table-cell office:value-type="float" office:value="6853" calcext:value-type="float">
            <text:p>6 853</text:p>
          </table:table-cell>
          <table:table-cell office:value-type="float" office:value="429660" calcext:value-type="float">
            <text:p>429 660</text:p>
          </table:table-cell>
          <table:table-cell table:formula="of:=[Sheet1.I209]/[Sheet1.J209]" office:value-type="float" office:value="0.015949820788530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SEMAINE DES PYRENEES</text:p>
          </table:table-cell>
          <table:table-cell table:number-columns-repeated="2" office:value-type="float" office:value="6791" calcext:value-type="float">
            <text:p>6 791</text:p>
          </table:table-cell>
          <table:table-cell table:number-columns-repeated="4"/>
          <table:table-cell office:value-type="float" office:value="6791" calcext:value-type="float">
            <text:p>6 791</text:p>
          </table:table-cell>
          <table:table-cell office:value-type="float" office:value="239415" calcext:value-type="float">
            <text:p>239 415</text:p>
          </table:table-cell>
          <table:table-cell table:formula="of:=[Sheet1.I210]/[Sheet1.J210]" office:value-type="float" office:value="0.028364972954910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'HEBDOMADAIRE D'ARMOR</text:p>
          </table:table-cell>
          <table:table-cell table:number-columns-repeated="2" office:value-type="float" office:value="6777" calcext:value-type="float">
            <text:p>6 777</text:p>
          </table:table-cell>
          <table:table-cell table:number-columns-repeated="4"/>
          <table:table-cell office:value-type="float" office:value="6777" calcext:value-type="float">
            <text:p>6 777</text:p>
          </table:table-cell>
          <table:table-cell office:value-type="float" office:value="346666" calcext:value-type="float">
            <text:p>346 666</text:p>
          </table:table-cell>
          <table:table-cell table:formula="of:=[Sheet1.I211]/[Sheet1.J211]" office:value-type="float" office:value="0.019549076055915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MARNE</text:p>
          </table:table-cell>
          <table:table-cell table:number-columns-repeated="2" office:value-type="float" office:value="6750" calcext:value-type="float">
            <text:p>6 750</text:p>
          </table:table-cell>
          <table:table-cell table:number-columns-repeated="4"/>
          <table:table-cell office:value-type="float" office:value="6750" calcext:value-type="float">
            <text:p>6 750</text:p>
          </table:table-cell>
          <table:table-cell office:value-type="float" office:value="407193" calcext:value-type="float">
            <text:p>407 193</text:p>
          </table:table-cell>
          <table:table-cell table:formula="of:=[Sheet1.I212]/[Sheet1.J212]" office:value-type="float" office:value="0.016576905791602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PUBLICATEUR LIBRE</text:p>
          </table:table-cell>
          <table:table-cell table:number-columns-repeated="2" office:value-type="float" office:value="6741" calcext:value-type="float">
            <text:p>6 741</text:p>
          </table:table-cell>
          <table:table-cell table:number-columns-repeated="4"/>
          <table:table-cell office:value-type="float" office:value="6741" calcext:value-type="float">
            <text:p>6 741</text:p>
          </table:table-cell>
          <table:table-cell office:value-type="float" office:value="445317" calcext:value-type="float">
            <text:p>445 317</text:p>
          </table:table-cell>
          <table:table-cell table:formula="of:=[Sheet1.I213]/[Sheet1.J213]" office:value-type="float" office:value="0.0151375312417896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COURRIER VENDEEN</text:p>
          </table:table-cell>
          <table:table-cell table:number-columns-repeated="2" office:value-type="float" office:value="6639" calcext:value-type="float">
            <text:p>6 639</text:p>
          </table:table-cell>
          <table:table-cell table:number-columns-repeated="4"/>
          <table:table-cell office:value-type="float" office:value="6639" calcext:value-type="float">
            <text:p>6 639</text:p>
          </table:table-cell>
          <table:table-cell office:value-type="float" office:value="417553" calcext:value-type="float">
            <text:p>417 553</text:p>
          </table:table-cell>
          <table:table-cell table:formula="of:=[Sheet1.I214]/[Sheet1.J214]" office:value-type="float" office:value="0.015899777992254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INFORMATEUR - Eu-Le Tréport-Mers</text:p>
          </table:table-cell>
          <table:table-cell table:number-columns-repeated="2" office:value-type="float" office:value="6631" calcext:value-type="float">
            <text:p>6 631</text:p>
          </table:table-cell>
          <table:table-cell table:number-columns-repeated="4"/>
          <table:table-cell office:value-type="float" office:value="6631" calcext:value-type="float">
            <text:p>6 631</text:p>
          </table:table-cell>
          <table:table-cell office:value-type="float" office:value="371416" calcext:value-type="float">
            <text:p>371 416</text:p>
          </table:table-cell>
          <table:table-cell table:formula="of:=[Sheet1.I215]/[Sheet1.J215]" office:value-type="float" office:value="0.0178532965731148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HAUTE GIRONDE</text:p>
          </table:table-cell>
          <table:table-cell table:number-columns-repeated="2" office:value-type="float" office:value="6600" calcext:value-type="float">
            <text:p>6 600</text:p>
          </table:table-cell>
          <table:table-cell table:number-columns-repeated="4"/>
          <table:table-cell office:value-type="float" office:value="6600" calcext:value-type="float">
            <text:p>6 600</text:p>
          </table:table-cell>
          <table:table-cell office:value-type="float" office:value="248897" calcext:value-type="float">
            <text:p>248 897</text:p>
          </table:table-cell>
          <table:table-cell table:formula="of:=[Sheet1.I216]/[Sheet1.J216]" office:value-type="float" office:value="0.026516992972996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A GAZETTE DE LA MANCHE</text:p>
          </table:table-cell>
          <table:table-cell table:number-columns-repeated="2" office:value-type="float" office:value="6568" calcext:value-type="float">
            <text:p>6 568</text:p>
          </table:table-cell>
          <table:table-cell table:number-columns-repeated="4"/>
          <table:table-cell office:value-type="float" office:value="6568" calcext:value-type="float">
            <text:p>6 568</text:p>
          </table:table-cell>
          <table:table-cell office:value-type="float" office:value="468767" calcext:value-type="float">
            <text:p>468 767</text:p>
          </table:table-cell>
          <table:table-cell table:formula="of:=[Sheet1.I217]/[Sheet1.J217]" office:value-type="float" office:value="0.014011225192899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S NOUVELLES - L'Echo Fléchois</text:p>
          </table:table-cell>
          <table:table-cell table:number-columns-repeated="2" office:value-type="float" office:value="6474" calcext:value-type="float">
            <text:p>6 474</text:p>
          </table:table-cell>
          <table:table-cell table:number-columns-repeated="4"/>
          <table:table-cell office:value-type="float" office:value="6474" calcext:value-type="float">
            <text:p>6 474</text:p>
          </table:table-cell>
          <table:table-cell office:value-type="float" office:value="417542" calcext:value-type="float">
            <text:p>417 542</text:p>
          </table:table-cell>
          <table:table-cell table:formula="of:=[Sheet1.I218]/[Sheet1.J218]" office:value-type="float" office:value="0.015505027039196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SSOR SARLADAIS</text:p>
          </table:table-cell>
          <table:table-cell table:number-columns-repeated="2" office:value-type="float" office:value="6413" calcext:value-type="float">
            <text:p>6 413</text:p>
          </table:table-cell>
          <table:table-cell table:number-columns-repeated="4"/>
          <table:table-cell office:value-type="float" office:value="6413" calcext:value-type="float">
            <text:p>6 413</text:p>
          </table:table-cell>
          <table:table-cell office:value-type="float" office:value="370578" calcext:value-type="float">
            <text:p>370 578</text:p>
          </table:table-cell>
          <table:table-cell table:formula="of:=[Sheet1.I219]/[Sheet1.J219]" office:value-type="float" office:value="0.017305398593548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CROIX DU MIDI / VOIX DU GERS / VILLEFRANCHOIS…</text:p>
          </table:table-cell>
          <table:table-cell office:value-type="float" office:value="6382" calcext:value-type="float">
            <text:p>6 382</text:p>
          </table:table-cell>
          <table:table-cell office:value-type="float" office:value="4880" calcext:value-type="float">
            <text:p>4 880</text:p>
          </table:table-cell>
          <table:table-cell table:style-name="ce6" office:value-type="float" office:value="1502" calcext:value-type="float">
            <text:p>1 502</text:p>
          </table:table-cell>
          <table:table-cell table:number-columns-repeated="3"/>
          <table:table-cell office:value-type="float" office:value="6382" calcext:value-type="float">
            <text:p>6 38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PRESSE DE VESOUL</text:p>
          </table:table-cell>
          <table:table-cell table:number-columns-repeated="2" office:value-type="float" office:value="6365" calcext:value-type="float">
            <text:p>6 365</text:p>
          </table:table-cell>
          <table:table-cell table:number-columns-repeated="4"/>
          <table:table-cell office:value-type="float" office:value="6365" calcext:value-type="float">
            <text:p>6 365</text:p>
          </table:table-cell>
          <table:table-cell office:value-type="float" office:value="279167" calcext:value-type="float">
            <text:p>279 167</text:p>
          </table:table-cell>
          <table:table-cell table:formula="of:=[Sheet1.I221]/[Sheet1.J221]" office:value-type="float" office:value="0.022799972776151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PRESSE D'ARMOR</text:p>
          </table:table-cell>
          <table:table-cell table:number-columns-repeated="2" office:value-type="float" office:value="6318" calcext:value-type="float">
            <text:p>6 318</text:p>
          </table:table-cell>
          <table:table-cell table:number-columns-repeated="4"/>
          <table:table-cell office:value-type="float" office:value="6318" calcext:value-type="float">
            <text:p>6 318</text:p>
          </table:table-cell>
          <table:table-cell office:value-type="float" office:value="364236" calcext:value-type="float">
            <text:p>364 236</text:p>
          </table:table-cell>
          <table:table-cell table:formula="of:=[Sheet1.I222]/[Sheet1.J222]" office:value-type="float" office:value="0.017345896616479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E L'ORNE</text:p>
          </table:table-cell>
          <table:table-cell office:value-type="float" office:value="6250" calcext:value-type="float">
            <text:p>6 250</text:p>
          </table:table-cell>
          <table:table-cell office:value-type="float" office:value="4637" calcext:value-type="float">
            <text:p>4 637</text:p>
          </table:table-cell>
          <table:table-cell table:style-name="ce6" office:value-type="float" office:value="1613" calcext:value-type="float">
            <text:p>1 613</text:p>
          </table:table-cell>
          <table:table-cell table:number-columns-repeated="3"/>
          <table:table-cell office:value-type="float" office:value="6250" calcext:value-type="float">
            <text:p>6 250</text:p>
          </table:table-cell>
          <table:table-cell office:value-type="float" office:value="294760" calcext:value-type="float">
            <text:p>294 760</text:p>
          </table:table-cell>
          <table:table-cell table:formula="of:=[Sheet1.I223]/[Sheet1.J223]" office:value-type="float" office:value="0.021203691138553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DEMOCRATE INDEPENDANT</text:p>
          </table:table-cell>
          <table:table-cell table:number-columns-repeated="2" office:value-type="float" office:value="6218" calcext:value-type="float">
            <text:p>6 218</text:p>
          </table:table-cell>
          <table:table-cell table:number-columns-repeated="4"/>
          <table:table-cell office:value-type="float" office:value="6218" calcext:value-type="float">
            <text:p>6 218</text:p>
          </table:table-cell>
          <table:table-cell office:value-type="float" office:value="273369" calcext:value-type="float">
            <text:p>273 369</text:p>
          </table:table-cell>
          <table:table-cell table:formula="of:=[Sheet1.I224]/[Sheet1.J224]" office:value-type="float" office:value="0.0227458124366698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'ABBEVILLE</text:p>
          </table:table-cell>
          <table:table-cell table:number-columns-repeated="2" office:value-type="float" office:value="6069" calcext:value-type="float">
            <text:p>6 069</text:p>
          </table:table-cell>
          <table:table-cell table:number-columns-repeated="4"/>
          <table:table-cell office:value-type="float" office:value="6069" calcext:value-type="float">
            <text:p>6 069</text:p>
          </table:table-cell>
          <table:table-cell office:value-type="float" office:value="324404" calcext:value-type="float">
            <text:p>324 404</text:p>
          </table:table-cell>
          <table:table-cell table:formula="of:=[Sheet1.I225]/[Sheet1.J225]" office:value-type="float" office:value="0.018708154030159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SEMAINE DU ROUSSILLON</text:p>
          </table:table-cell>
          <table:table-cell office:value-type="float" office:value="5965" calcext:value-type="float">
            <text:p>5 965</text:p>
          </table:table-cell>
          <table:table-cell office:value-type="float" office:value="3674" calcext:value-type="float">
            <text:p>3 674</text:p>
          </table:table-cell>
          <table:table-cell table:style-name="ce6" office:value-type="float" office:value="2291" calcext:value-type="float">
            <text:p>2 291</text:p>
          </table:table-cell>
          <table:table-cell table:number-columns-repeated="3"/>
          <table:table-cell office:value-type="float" office:value="5965" calcext:value-type="float">
            <text:p>5 96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FRANCE ANTILLES MARTINIQUE</text:p>
          </table:table-cell>
          <table:table-cell office:value-type="float" office:value="5945" calcext:value-type="float">
            <text:p>5 945</text:p>
          </table:table-cell>
          <table:table-cell table:style-name="Default"/>
          <table:table-cell table:style-name="ce6" office:value-type="float" office:value="5945" calcext:value-type="float">
            <text:p>5 945</text:p>
          </table:table-cell>
          <table:table-cell table:number-columns-repeated="3"/>
          <table:table-cell office:value-type="float" office:value="5945" calcext:value-type="float">
            <text:p>5 945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GAZETTE -Thiers</text:p>
          </table:table-cell>
          <table:table-cell table:number-columns-repeated="2" office:value-type="float" office:value="5880" calcext:value-type="float">
            <text:p>5 880</text:p>
          </table:table-cell>
          <table:table-cell table:number-columns-repeated="4"/>
          <table:table-cell office:value-type="float" office:value="5880" calcext:value-type="float">
            <text:p>5 880</text:p>
          </table:table-cell>
          <table:table-cell office:value-type="float" office:value="221595" calcext:value-type="float">
            <text:p>221 595</text:p>
          </table:table-cell>
          <table:table-cell table:formula="of:=[Sheet1.I228]/[Sheet1.J228]" office:value-type="float" office:value="0.0265348947404048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POHER</text:p>
          </table:table-cell>
          <table:table-cell table:number-columns-repeated="2" office:value-type="float" office:value="5830" calcext:value-type="float">
            <text:p>5 830</text:p>
          </table:table-cell>
          <table:table-cell table:number-columns-repeated="4"/>
          <table:table-cell office:value-type="float" office:value="5830" calcext:value-type="float">
            <text:p>5 83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PETIT BLEU DES COTES D'ARMOR</text:p>
          </table:table-cell>
          <table:table-cell table:number-columns-repeated="2" office:value-type="float" office:value="5803" calcext:value-type="float">
            <text:p>5 803</text:p>
          </table:table-cell>
          <table:table-cell table:number-columns-repeated="4"/>
          <table:table-cell office:value-type="float" office:value="5803" calcext:value-type="float">
            <text:p>5 803</text:p>
          </table:table-cell>
          <table:table-cell office:value-type="float" office:value="380490" calcext:value-type="float">
            <text:p>380 490</text:p>
          </table:table-cell>
          <table:table-cell table:formula="of:=[Sheet1.I230]/[Sheet1.J230]" office:value-type="float" office:value="0.0152513863702068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COURRIER DU LOIRET</text:p>
          </table:table-cell>
          <table:table-cell table:number-columns-repeated="2" office:value-type="float" office:value="5792" calcext:value-type="float">
            <text:p>5 792</text:p>
          </table:table-cell>
          <table:table-cell table:number-columns-repeated="4"/>
          <table:table-cell office:value-type="float" office:value="5792" calcext:value-type="float">
            <text:p>5 792</text:p>
          </table:table-cell>
          <table:table-cell office:value-type="float" office:value="301648" calcext:value-type="float">
            <text:p>301 648</text:p>
          </table:table-cell>
          <table:table-cell table:formula="of:=[Sheet1.I231]/[Sheet1.J231]" office:value-type="float" office:value="0.0192011881398186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LAIREUR - Chateaubriant</text:p>
          </table:table-cell>
          <table:table-cell table:number-columns-repeated="2" office:value-type="float" office:value="5784" calcext:value-type="float">
            <text:p>5 784</text:p>
          </table:table-cell>
          <table:table-cell table:number-columns-repeated="4"/>
          <table:table-cell office:value-type="float" office:value="5784" calcext:value-type="float">
            <text:p>5 784</text:p>
          </table:table-cell>
          <table:table-cell office:value-type="float" office:value="505627" calcext:value-type="float">
            <text:p>505 627</text:p>
          </table:table-cell>
          <table:table-cell table:formula="of:=[Sheet1.I232]/[Sheet1.J232]" office:value-type="float" office:value="0.011439262539381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SEMAINE DES ARDENNES</text:p>
          </table:table-cell>
          <table:table-cell office:value-type="float" office:value="5754" calcext:value-type="float">
            <text:p>5 754</text:p>
          </table:table-cell>
          <table:table-cell office:value-type="float" office:value="3674" calcext:value-type="float">
            <text:p>3 674</text:p>
          </table:table-cell>
          <table:table-cell table:style-name="ce6" office:value-type="float" office:value="2080" calcext:value-type="float">
            <text:p>2 080</text:p>
          </table:table-cell>
          <table:table-cell table:number-columns-repeated="3"/>
          <table:table-cell office:value-type="float" office:value="5754" calcext:value-type="float">
            <text:p>5 754</text:p>
          </table:table-cell>
          <table:table-cell office:value-type="float" office:value="113584" calcext:value-type="float">
            <text:p>113 584</text:p>
          </table:table-cell>
          <table:table-cell table:formula="of:=[Sheet1.I233]/[Sheet1.J233]" office:value-type="float" office:value="0.0506585434568249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LE REGIONAL DE COSNE</text:p>
          </table:table-cell>
          <table:table-cell table:number-columns-repeated="2" office:value-type="float" office:value="5683" calcext:value-type="float">
            <text:p>5 683</text:p>
          </table:table-cell>
          <table:table-cell table:number-columns-repeated="4"/>
          <table:table-cell office:value-type="float" office:value="5683" calcext:value-type="float">
            <text:p>5 683</text:p>
          </table:table-cell>
          <table:table-cell office:value-type="float" office:value="246943" calcext:value-type="float">
            <text:p>246 943</text:p>
          </table:table-cell>
          <table:table-cell table:formula="of:=[Sheet1.I234]/[Sheet1.J234]" office:value-type="float" office:value="0.023013407952442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PAYS GESSIEN</text:p>
          </table:table-cell>
          <table:table-cell table:number-columns-repeated="2" office:value-type="float" office:value="5646" calcext:value-type="float">
            <text:p>5 646</text:p>
          </table:table-cell>
          <table:table-cell table:number-columns-repeated="4"/>
          <table:table-cell office:value-type="float" office:value="5646" calcext:value-type="float">
            <text:p>5 646</text:p>
          </table:table-cell>
          <table:table-cell office:value-type="float" office:value="245752" calcext:value-type="float">
            <text:p>245 752</text:p>
          </table:table-cell>
          <table:table-cell table:formula="of:=[Sheet1.I235]/[Sheet1.J235]" office:value-type="float" office:value="0.0229743806764543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SOCIALTER</text:p>
          </table:table-cell>
          <table:table-cell table:number-columns-repeated="2" office:value-type="float" office:value="5458" calcext:value-type="float">
            <text:p>5 458</text:p>
          </table:table-cell>
          <table:table-cell table:number-columns-repeated="4"/>
          <table:table-cell office:value-type="float" office:value="5458" calcext:value-type="float">
            <text:p>5 45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VOIX DU JURA</text:p>
          </table:table-cell>
          <table:table-cell table:number-columns-repeated="2" office:value-type="float" office:value="5159" calcext:value-type="float">
            <text:p>5 159</text:p>
          </table:table-cell>
          <table:table-cell table:number-columns-repeated="4"/>
          <table:table-cell office:value-type="float" office:value="5159" calcext:value-type="float">
            <text:p>5 159</text:p>
          </table:table-cell>
          <table:table-cell office:value-type="float" office:value="456505" calcext:value-type="float">
            <text:p>456 505</text:p>
          </table:table-cell>
          <table:table-cell table:formula="of:=[Sheet1.I237]/[Sheet1.J237]" office:value-type="float" office:value="0.011301081039638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 COURRIER DE MANTES</text:p>
          </table:table-cell>
          <table:table-cell table:number-columns-repeated="2" office:value-type="float" office:value="5148" calcext:value-type="float">
            <text:p>5 148</text:p>
          </table:table-cell>
          <table:table-cell table:number-columns-repeated="4"/>
          <table:table-cell office:value-type="float" office:value="5148" calcext:value-type="float">
            <text:p>5 148</text:p>
          </table:table-cell>
          <table:table-cell office:value-type="float" office:value="327048" calcext:value-type="float">
            <text:p>327 048</text:p>
          </table:table-cell>
          <table:table-cell table:formula="of:=[Sheet1.I238]/[Sheet1.J238]" office:value-type="float" office:value="0.015740808688632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PONTIVY JOURNAL</text:p>
          </table:table-cell>
          <table:table-cell office:value-type="float" office:value="5116" calcext:value-type="float">
            <text:p>5 116</text:p>
          </table:table-cell>
          <table:table-cell office:value-type="float" office:value="3713" calcext:value-type="float">
            <text:p>3 713</text:p>
          </table:table-cell>
          <table:table-cell table:style-name="ce6" office:value-type="float" office:value="1403" calcext:value-type="float">
            <text:p>1 403</text:p>
          </table:table-cell>
          <table:table-cell table:number-columns-repeated="3"/>
          <table:table-cell office:value-type="float" office:value="5116" calcext:value-type="float">
            <text:p>5 116</text:p>
          </table:table-cell>
          <table:table-cell office:value-type="float" office:value="271605" calcext:value-type="float">
            <text:p>271 605</text:p>
          </table:table-cell>
          <table:table-cell table:formula="of:=[Sheet1.I239]/[Sheet1.J239]" office:value-type="float" office:value="0.018836177537232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S AFFICHES DE LA HAUTE SAONE</text:p>
          </table:table-cell>
          <table:table-cell table:number-columns-repeated="2" office:value-type="float" office:value="5104" calcext:value-type="float">
            <text:p>5 104</text:p>
          </table:table-cell>
          <table:table-cell table:number-columns-repeated="4"/>
          <table:table-cell office:value-type="float" office:value="5104" calcext:value-type="float">
            <text:p>5 10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TOUTES LES NOUVELLES - Versailles</text:p>
          </table:table-cell>
          <table:table-cell table:number-columns-repeated="2" office:value-type="float" office:value="5052" calcext:value-type="float">
            <text:p>5 052</text:p>
          </table:table-cell>
          <table:table-cell table:number-columns-repeated="4"/>
          <table:table-cell office:value-type="float" office:value="5052" calcext:value-type="float">
            <text:p>5 052</text:p>
          </table:table-cell>
          <table:table-cell office:value-type="float" office:value="428403" calcext:value-type="float">
            <text:p>428 403</text:p>
          </table:table-cell>
          <table:table-cell table:formula="of:=[Sheet1.I241]/[Sheet1.J241]" office:value-type="float" office:value="0.0117926345053606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VOIX LE BOCAGE</text:p>
          </table:table-cell>
          <table:table-cell table:number-columns-repeated="2" office:value-type="float" office:value="5041" calcext:value-type="float">
            <text:p>5 041</text:p>
          </table:table-cell>
          <table:table-cell table:number-columns-repeated="4"/>
          <table:table-cell office:value-type="float" office:value="5041" calcext:value-type="float">
            <text:p>5 041</text:p>
          </table:table-cell>
          <table:table-cell office:value-type="float" office:value="313636" calcext:value-type="float">
            <text:p>313 636</text:p>
          </table:table-cell>
          <table:table-cell table:formula="of:=[Sheet1.I242]/[Sheet1.J242]" office:value-type="float" office:value="0.016072772258286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GAZETTE ARIEGEOISE</text:p>
          </table:table-cell>
          <table:table-cell table:number-columns-repeated="2" office:value-type="float" office:value="5028" calcext:value-type="float">
            <text:p>5 028</text:p>
          </table:table-cell>
          <table:table-cell table:number-columns-repeated="4"/>
          <table:table-cell office:value-type="float" office:value="5028" calcext:value-type="float">
            <text:p>5 02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MEMORIAL DE L'ISERE</text:p>
          </table:table-cell>
          <table:table-cell table:number-columns-repeated="2" office:value-type="float" office:value="5022" calcext:value-type="float">
            <text:p>5 022</text:p>
          </table:table-cell>
          <table:table-cell table:number-columns-repeated="4"/>
          <table:table-cell office:value-type="float" office:value="5022" calcext:value-type="float">
            <text:p>5 022</text:p>
          </table:table-cell>
          <table:table-cell office:value-type="float" office:value="244339" calcext:value-type="float">
            <text:p>244 339</text:p>
          </table:table-cell>
          <table:table-cell table:formula="of:=[Sheet1.I244]/[Sheet1.J244]" office:value-type="float" office:value="0.020553411448847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INDEPENDANT DU LOUHANNAIS ET DU JURA</text:p>
          </table:table-cell>
          <table:table-cell table:number-columns-repeated="2" office:value-type="float" office:value="5008" calcext:value-type="float">
            <text:p>5 008</text:p>
          </table:table-cell>
          <table:table-cell table:number-columns-repeated="4"/>
          <table:table-cell office:value-type="float" office:value="5008" calcext:value-type="float">
            <text:p>5 008</text:p>
          </table:table-cell>
          <table:table-cell office:value-type="float" office:value="368127" calcext:value-type="float">
            <text:p>368 127</text:p>
          </table:table-cell>
          <table:table-cell table:formula="of:=[Sheet1.I245]/[Sheet1.J245]" office:value-type="float" office:value="0.0136040007932045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GAZETTE DE LA HAUTE LOIRE</text:p>
          </table:table-cell>
          <table:table-cell table:number-columns-repeated="2" office:value-type="float" office:value="4998" calcext:value-type="float">
            <text:p>4 998</text:p>
          </table:table-cell>
          <table:table-cell table:number-columns-repeated="4"/>
          <table:table-cell office:value-type="float" office:value="4998" calcext:value-type="float">
            <text:p>4 998</text:p>
          </table:table-cell>
          <table:table-cell office:value-type="float" office:value="197377" calcext:value-type="float">
            <text:p>197 377</text:p>
          </table:table-cell>
          <table:table-cell table:formula="of:=[Sheet1.I246]/[Sheet1.J246]" office:value-type="float" office:value="0.02532209933274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REGIONAL - Pays Salonais</text:p>
          </table:table-cell>
          <table:table-cell table:number-columns-repeated="2" office:value-type="float" office:value="4978" calcext:value-type="float">
            <text:p>4 978</text:p>
          </table:table-cell>
          <table:table-cell table:number-columns-repeated="4"/>
          <table:table-cell office:value-type="float" office:value="4978" calcext:value-type="float">
            <text:p>4 97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CHATILLONNAIS ET L'AUXOIS</text:p>
          </table:table-cell>
          <table:table-cell table:number-columns-repeated="2" office:value-type="float" office:value="4962" calcext:value-type="float">
            <text:p>4 962</text:p>
          </table:table-cell>
          <table:table-cell table:number-columns-repeated="4"/>
          <table:table-cell office:value-type="float" office:value="4962" calcext:value-type="float">
            <text:p>4 962</text:p>
          </table:table-cell>
          <table:table-cell office:value-type="float" office:value="201136" calcext:value-type="float">
            <text:p>201 136</text:p>
          </table:table-cell>
          <table:table-cell table:formula="of:=[Sheet1.I248]/[Sheet1.J248]" office:value-type="float" office:value="0.024669875109378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U MEDOC</text:p>
          </table:table-cell>
          <table:table-cell table:number-columns-repeated="2" office:value-type="float" office:value="4941" calcext:value-type="float">
            <text:p>4 941</text:p>
          </table:table-cell>
          <table:table-cell table:number-columns-repeated="4"/>
          <table:table-cell office:value-type="float" office:value="4941" calcext:value-type="float">
            <text:p>4 941</text:p>
          </table:table-cell>
          <table:table-cell office:value-type="float" office:value="177574" calcext:value-type="float">
            <text:p>177 574</text:p>
          </table:table-cell>
          <table:table-cell table:formula="of:=[Sheet1.I249]/[Sheet1.J249]" office:value-type="float" office:value="0.0278250194285199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COURRIER DE L'EURE</text:p>
          </table:table-cell>
          <table:table-cell table:number-columns-repeated="2" office:value-type="float" office:value="4808" calcext:value-type="float">
            <text:p>4 808</text:p>
          </table:table-cell>
          <table:table-cell table:number-columns-repeated="4"/>
          <table:table-cell office:value-type="float" office:value="4808" calcext:value-type="float">
            <text:p>4 808</text:p>
          </table:table-cell>
          <table:table-cell office:value-type="float" office:value="282524" calcext:value-type="float">
            <text:p>282 524</text:p>
          </table:table-cell>
          <table:table-cell table:formula="of:=[Sheet1.I250]/[Sheet1.J250]" office:value-type="float" office:value="0.017018023247582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PETIT COURRIER DU VAL DE LOIR</text:p>
          </table:table-cell>
          <table:table-cell table:number-columns-repeated="2" office:value-type="float" office:value="4766" calcext:value-type="float">
            <text:p>4 766</text:p>
          </table:table-cell>
          <table:table-cell table:number-columns-repeated="4"/>
          <table:table-cell office:value-type="float" office:value="4766" calcext:value-type="float">
            <text:p>4 766</text:p>
          </table:table-cell>
          <table:table-cell office:value-type="float" office:value="291907" calcext:value-type="float">
            <text:p>291 907</text:p>
          </table:table-cell>
          <table:table-cell table:formula="of:=[Sheet1.I251]/[Sheet1.J251]" office:value-type="float" office:value="0.016327117883435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DEMOCRATE VERNONNAIS</text:p>
          </table:table-cell>
          <table:table-cell table:number-columns-repeated="2" office:value-type="float" office:value="4755" calcext:value-type="float">
            <text:p>4 755</text:p>
          </table:table-cell>
          <table:table-cell table:number-columns-repeated="4"/>
          <table:table-cell office:value-type="float" office:value="4755" calcext:value-type="float">
            <text:p>4 755</text:p>
          </table:table-cell>
          <table:table-cell office:value-type="float" office:value="272724" calcext:value-type="float">
            <text:p>272 724</text:p>
          </table:table-cell>
          <table:table-cell table:formula="of:=[Sheet1.I252]/[Sheet1.J252]" office:value-type="float" office:value="0.017435209222510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VOIX DE LA HAUTE MARNE</text:p>
          </table:table-cell>
          <table:table-cell table:number-columns-repeated="2" office:value-type="float" office:value="4750" calcext:value-type="float">
            <text:p>4 750</text:p>
          </table:table-cell>
          <table:table-cell table:number-columns-repeated="4"/>
          <table:table-cell office:value-type="float" office:value="4750" calcext:value-type="float">
            <text:p>4 750</text:p>
          </table:table-cell>
          <table:table-cell office:value-type="float" office:value="128796" calcext:value-type="float">
            <text:p>128 796</text:p>
          </table:table-cell>
          <table:table-cell table:formula="of:=[Sheet1.I253]/[Sheet1.J253]" office:value-type="float" office:value="0.0368800273300413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L'ECLAIREUR - Vimeu</text:p>
          </table:table-cell>
          <table:table-cell table:number-columns-repeated="2" office:value-type="float" office:value="4732" calcext:value-type="float">
            <text:p>4 732</text:p>
          </table:table-cell>
          <table:table-cell table:number-columns-repeated="4"/>
          <table:table-cell office:value-type="float" office:value="4732" calcext:value-type="float">
            <text:p>4 73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SAVOIE</text:p>
          </table:table-cell>
          <table:table-cell table:number-columns-repeated="2" office:value-type="float" office:value="4672" calcext:value-type="float">
            <text:p>4 672</text:p>
          </table:table-cell>
          <table:table-cell table:number-columns-repeated="4"/>
          <table:table-cell office:value-type="float" office:value="4672" calcext:value-type="float">
            <text:p>4 672</text:p>
          </table:table-cell>
          <table:table-cell office:value-type="float" office:value="223454" calcext:value-type="float">
            <text:p>223 454</text:p>
          </table:table-cell>
          <table:table-cell table:formula="of:=[Sheet1.I255]/[Sheet1.J255]" office:value-type="float" office:value="0.02090810636641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RENOUVEAU - Haute-Loire</text:p>
          </table:table-cell>
          <table:table-cell table:number-columns-repeated="2" office:value-type="float" office:value="4589" calcext:value-type="float">
            <text:p>4 589</text:p>
          </table:table-cell>
          <table:table-cell table:number-columns-repeated="4"/>
          <table:table-cell office:value-type="float" office:value="4589" calcext:value-type="float">
            <text:p>4 589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HEBDO DE CHARENTE MARITIME</text:p>
          </table:table-cell>
          <table:table-cell table:number-columns-repeated="2" office:value-type="float" office:value="4585" calcext:value-type="float">
            <text:p>4 585</text:p>
          </table:table-cell>
          <table:table-cell table:number-columns-repeated="4"/>
          <table:table-cell office:value-type="float" office:value="4585" calcext:value-type="float">
            <text:p>4 585</text:p>
          </table:table-cell>
          <table:table-cell office:value-type="float" office:value="190799" calcext:value-type="float">
            <text:p>190 799</text:p>
          </table:table-cell>
          <table:table-cell table:formula="of:=[Sheet1.I257]/[Sheet1.J257]" office:value-type="float" office:value="0.024030524268995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D'ILE DE FRANCE</text:p>
          </table:table-cell>
          <table:table-cell table:number-columns-repeated="2" office:value-type="float" office:value="4582" calcext:value-type="float">
            <text:p>4 582</text:p>
          </table:table-cell>
          <table:table-cell table:number-columns-repeated="4"/>
          <table:table-cell office:value-type="float" office:value="4582" calcext:value-type="float">
            <text:p>4 58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becedaire.fr</text:p>
          </table:table-cell>
          <table:table-cell office:value-type="float" office:value="4548" calcext:value-type="float">
            <text:p>4 548</text:p>
          </table:table-cell>
          <table:table-cell table:style-name="Default"/>
          <table:table-cell/>
          <table:table-cell table:style-name="ce6" office:value-type="float" office:value="4548" calcext:value-type="float">
            <text:p>4 548</text:p>
          </table:table-cell>
          <table:table-cell table:number-columns-repeated="2"/>
          <table:table-cell office:value-type="float" office:value="4548" calcext:value-type="float">
            <text:p>4 548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TRIBUNE DE VIENNE ET DE L'ISERE</text:p>
          </table:table-cell>
          <table:table-cell table:number-columns-repeated="2" office:value-type="float" office:value="4536" calcext:value-type="float">
            <text:p>4 536</text:p>
          </table:table-cell>
          <table:table-cell table:number-columns-repeated="4"/>
          <table:table-cell office:value-type="float" office:value="4536" calcext:value-type="float">
            <text:p>4 536</text:p>
          </table:table-cell>
          <table:table-cell office:value-type="float" office:value="67623" calcext:value-type="float">
            <text:p>67 623</text:p>
          </table:table-cell>
          <table:table-cell table:formula="of:=[Sheet1.I260]/[Sheet1.J260]" office:value-type="float" office:value="0.0670777693979859" calcext:value-type="float">
            <text:p>0,07</text:p>
          </table:table-cell>
        </table:table-row>
        <table:table-row table:style-name="ro2">
          <table:table-cell/>
          <table:table-cell office:value-type="string" calcext:value-type="string">
            <text:p>LE COURRIER INDEPENDANT</text:p>
          </table:table-cell>
          <table:table-cell table:number-columns-repeated="2" office:value-type="float" office:value="4509" calcext:value-type="float">
            <text:p>4 509</text:p>
          </table:table-cell>
          <table:table-cell table:number-columns-repeated="4"/>
          <table:table-cell office:value-type="float" office:value="4509" calcext:value-type="float">
            <text:p>4 509</text:p>
          </table:table-cell>
          <table:table-cell office:value-type="float" office:value="387223" calcext:value-type="float">
            <text:p>387 223</text:p>
          </table:table-cell>
          <table:table-cell table:formula="of:=[Sheet1.I261]/[Sheet1.J261]" office:value-type="float" office:value="0.011644452937971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OPINION INDEPENDANTE</text:p>
          </table:table-cell>
          <table:table-cell table:number-columns-repeated="2" office:value-type="float" office:value="4501" calcext:value-type="float">
            <text:p>4 501</text:p>
          </table:table-cell>
          <table:table-cell table:number-columns-repeated="4"/>
          <table:table-cell office:value-type="float" office:value="4501" calcext:value-type="float">
            <text:p>4 501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DEPECHE DE TAHITI</text:p>
          </table:table-cell>
          <table:table-cell office:value-type="float" office:value="4460" calcext:value-type="float">
            <text:p>4 460</text:p>
          </table:table-cell>
          <table:table-cell table:style-name="Default"/>
          <table:table-cell table:style-name="ce6" office:value-type="float" office:value="4460" calcext:value-type="float">
            <text:p>4 460</text:p>
          </table:table-cell>
          <table:table-cell table:number-columns-repeated="3"/>
          <table:table-cell office:value-type="float" office:value="4460" calcext:value-type="float">
            <text:p>4 46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REVEIL DU MIDI </text:p>
          </table:table-cell>
          <table:table-cell table:number-columns-repeated="2" office:value-type="float" office:value="4458" calcext:value-type="float">
            <text:p>4 458</text:p>
          </table:table-cell>
          <table:table-cell table:number-columns-repeated="4"/>
          <table:table-cell office:value-type="float" office:value="4458" calcext:value-type="float">
            <text:p>4 45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VIE CORREZIENNE</text:p>
          </table:table-cell>
          <table:table-cell table:number-columns-repeated="2" office:value-type="float" office:value="4458" calcext:value-type="float">
            <text:p>4 458</text:p>
          </table:table-cell>
          <table:table-cell table:number-columns-repeated="4"/>
          <table:table-cell office:value-type="float" office:value="4458" calcext:value-type="float">
            <text:p>4 458</text:p>
          </table:table-cell>
          <table:table-cell office:value-type="float" office:value="471019" calcext:value-type="float">
            <text:p>471 019</text:p>
          </table:table-cell>
          <table:table-cell table:formula="of:=[Sheet1.I265]/[Sheet1.J265]" office:value-type="float" office:value="0.0094645863542659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SEMAINE METZ THIONVILLE MOSELLE</text:p>
          </table:table-cell>
          <table:table-cell table:number-columns-repeated="2" office:value-type="float" office:value="4339" calcext:value-type="float">
            <text:p>4 339</text:p>
          </table:table-cell>
          <table:table-cell table:number-columns-repeated="4"/>
          <table:table-cell office:value-type="float" office:value="4339" calcext:value-type="float">
            <text:p>4 339</text:p>
          </table:table-cell>
          <table:table-cell office:value-type="float" office:value="228428" calcext:value-type="float">
            <text:p>228 428</text:p>
          </table:table-cell>
          <table:table-cell table:formula="of:=[Sheet1.I266]/[Sheet1.J266]" office:value-type="float" office:value="0.0189950443903549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VOIX DU SANCERROIS</text:p>
          </table:table-cell>
          <table:table-cell table:number-columns-repeated="2" office:value-type="float" office:value="4284" calcext:value-type="float">
            <text:p>4 284</text:p>
          </table:table-cell>
          <table:table-cell table:number-columns-repeated="4"/>
          <table:table-cell office:value-type="float" office:value="4284" calcext:value-type="float">
            <text:p>4 284</text:p>
          </table:table-cell>
          <table:table-cell office:value-type="float" office:value="238613" calcext:value-type="float">
            <text:p>238 613</text:p>
          </table:table-cell>
          <table:table-cell table:formula="of:=[Sheet1.I267]/[Sheet1.J267]" office:value-type="float" office:value="0.0179537577583786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RENAISSANCE LE BESSIN</text:p>
          </table:table-cell>
          <table:table-cell table:number-columns-repeated="2" office:value-type="float" office:value="4264" calcext:value-type="float">
            <text:p>4 264</text:p>
          </table:table-cell>
          <table:table-cell table:number-columns-repeated="4"/>
          <table:table-cell office:value-type="float" office:value="4264" calcext:value-type="float">
            <text:p>4 264</text:p>
          </table:table-cell>
          <table:table-cell office:value-type="float" office:value="500810" calcext:value-type="float">
            <text:p>500 810</text:p>
          </table:table-cell>
          <table:table-cell table:formula="of:=[Sheet1.I268]/[Sheet1.J268]" office:value-type="float" office:value="0.00851420698468481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SEMAINE DU PAYS BASQUE </text:p>
          </table:table-cell>
          <table:table-cell table:number-columns-repeated="2" office:value-type="float" office:value="4208" calcext:value-type="float">
            <text:p>4 208</text:p>
          </table:table-cell>
          <table:table-cell table:number-columns-repeated="4"/>
          <table:table-cell office:value-type="float" office:value="4208" calcext:value-type="float">
            <text:p>4 208</text:p>
          </table:table-cell>
          <table:table-cell office:value-type="float" office:value="81539" calcext:value-type="float">
            <text:p>81 539</text:p>
          </table:table-cell>
          <table:table-cell table:formula="of:=[Sheet1.I269]/[Sheet1.J269]" office:value-type="float" office:value="0.0516072063675051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L'INDEPENDANT DE L'YONNE</text:p>
          </table:table-cell>
          <table:table-cell table:number-columns-repeated="2" office:value-type="float" office:value="4198" calcext:value-type="float">
            <text:p>4 198</text:p>
          </table:table-cell>
          <table:table-cell table:number-columns-repeated="4"/>
          <table:table-cell office:value-type="float" office:value="4198" calcext:value-type="float">
            <text:p>4 19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SETMANA</text:p>
          </table:table-cell>
          <table:table-cell table:number-columns-repeated="2" office:value-type="float" office:value="4178" calcext:value-type="float">
            <text:p>4 178</text:p>
          </table:table-cell>
          <table:table-cell table:number-columns-repeated="4"/>
          <table:table-cell office:value-type="float" office:value="4178" calcext:value-type="float">
            <text:p>4 17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HEBDO DE SEVRE ET MAINE</text:p>
          </table:table-cell>
          <table:table-cell table:number-columns-repeated="2" office:value-type="float" office:value="4155" calcext:value-type="float">
            <text:p>4 155</text:p>
          </table:table-cell>
          <table:table-cell table:number-columns-repeated="4"/>
          <table:table-cell office:value-type="float" office:value="4155" calcext:value-type="float">
            <text:p>4 155</text:p>
          </table:table-cell>
          <table:table-cell office:value-type="float" office:value="362184" calcext:value-type="float">
            <text:p>362 184</text:p>
          </table:table-cell>
          <table:table-cell table:formula="of:=[Sheet1.I272]/[Sheet1.J272]" office:value-type="float" office:value="0.0114720694453648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ESSOR BIGOURDAN</text:p>
          </table:table-cell>
          <table:table-cell table:number-columns-repeated="2" office:value-type="float" office:value="4140" calcext:value-type="float">
            <text:p>4 140</text:p>
          </table:table-cell>
          <table:table-cell table:number-columns-repeated="4"/>
          <table:table-cell office:value-type="float" office:value="4140" calcext:value-type="float">
            <text:p>4 140</text:p>
          </table:table-cell>
          <table:table-cell office:value-type="float" office:value="88495" calcext:value-type="float">
            <text:p>88 495</text:p>
          </table:table-cell>
          <table:table-cell table:formula="of:=[Sheet1.I273]/[Sheet1.J273]" office:value-type="float" office:value="0.0467823040849766" calcext:value-type="float">
            <text:p>0,05</text:p>
          </table:table-cell>
        </table:table-row>
        <table:table-row table:style-name="ro2">
          <table:table-cell/>
          <table:table-cell office:value-type="string" calcext:value-type="string">
            <text:p>EURE INFOS</text:p>
          </table:table-cell>
          <table:table-cell table:number-columns-repeated="2" office:value-type="float" office:value="4087" calcext:value-type="float">
            <text:p>4 087</text:p>
          </table:table-cell>
          <table:table-cell table:number-columns-repeated="4"/>
          <table:table-cell office:value-type="float" office:value="4087" calcext:value-type="float">
            <text:p>4 087</text:p>
          </table:table-cell>
          <table:table-cell office:value-type="float" office:value="235064" calcext:value-type="float">
            <text:p>235 064</text:p>
          </table:table-cell>
          <table:table-cell table:formula="of:=[Sheet1.I274]/[Sheet1.J274]" office:value-type="float" office:value="0.0173867542456523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PENTHIEVRE</text:p>
          </table:table-cell>
          <table:table-cell table:number-columns-repeated="2" office:value-type="float" office:value="3966" calcext:value-type="float">
            <text:p>3 966</text:p>
          </table:table-cell>
          <table:table-cell table:number-columns-repeated="4"/>
          <table:table-cell office:value-type="float" office:value="3966" calcext:value-type="float">
            <text:p>3 966</text:p>
          </table:table-cell>
          <table:table-cell office:value-type="float" office:value="284776" calcext:value-type="float">
            <text:p>284 776</text:p>
          </table:table-cell>
          <table:table-cell table:formula="of:=[Sheet1.I275]/[Sheet1.J275]" office:value-type="float" office:value="0.0139267353990505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IMPARTIAL DE LA DROME</text:p>
          </table:table-cell>
          <table:table-cell table:number-columns-repeated="2" office:value-type="float" office:value="3940" calcext:value-type="float">
            <text:p>3 940</text:p>
          </table:table-cell>
          <table:table-cell table:number-columns-repeated="4"/>
          <table:table-cell office:value-type="float" office:value="3940" calcext:value-type="float">
            <text:p>3 940</text:p>
          </table:table-cell>
          <table:table-cell office:value-type="float" office:value="221911" calcext:value-type="float">
            <text:p>221 911</text:p>
          </table:table-cell>
          <table:table-cell table:formula="of:=[Sheet1.I276]/[Sheet1.J276]" office:value-type="float" office:value="0.017754865689398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TRIBUNE REPUBLICAINE</text:p>
          </table:table-cell>
          <table:table-cell table:number-columns-repeated="2" office:value-type="float" office:value="3936" calcext:value-type="float">
            <text:p>3 936</text:p>
          </table:table-cell>
          <table:table-cell table:number-columns-repeated="4"/>
          <table:table-cell office:value-type="float" office:value="3936" calcext:value-type="float">
            <text:p>3 936</text:p>
          </table:table-cell>
          <table:table-cell office:value-type="float" office:value="165898" calcext:value-type="float">
            <text:p>165 898</text:p>
          </table:table-cell>
          <table:table-cell table:formula="of:=[Sheet1.I277]/[Sheet1.J277]" office:value-type="float" office:value="0.02372542164462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mondafrique.com</text:p>
          </table:table-cell>
          <table:table-cell office:value-type="float" office:value="3900" calcext:value-type="float">
            <text:p>3 900</text:p>
          </table:table-cell>
          <table:table-cell table:style-name="Default"/>
          <table:table-cell/>
          <table:table-cell table:style-name="ce6" office:value-type="float" office:value="3900" calcext:value-type="float">
            <text:p>3 900</text:p>
          </table:table-cell>
          <table:table-cell table:number-columns-repeated="2"/>
          <table:table-cell office:value-type="float" office:value="3900" calcext:value-type="float">
            <text:p>3 900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ACTION FRANCAISE 2000</text:p>
          </table:table-cell>
          <table:table-cell table:number-columns-repeated="2" office:value-type="float" office:value="3882" calcext:value-type="float">
            <text:p>3 882</text:p>
          </table:table-cell>
          <table:table-cell table:number-columns-repeated="4"/>
          <table:table-cell office:value-type="float" office:value="3882" calcext:value-type="float">
            <text:p>3 882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REPUBLICAIN D'UZES ET DU GARD</text:p>
          </table:table-cell>
          <table:table-cell table:number-columns-repeated="2" office:value-type="float" office:value="3830" calcext:value-type="float">
            <text:p>3 830</text:p>
          </table:table-cell>
          <table:table-cell table:number-columns-repeated="4"/>
          <table:table-cell office:value-type="float" office:value="3830" calcext:value-type="float">
            <text:p>3 83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PAYS BRIARD</text:p>
          </table:table-cell>
          <table:table-cell table:number-columns-repeated="2" office:value-type="float" office:value="3732" calcext:value-type="float">
            <text:p>3 732</text:p>
          </table:table-cell>
          <table:table-cell table:number-columns-repeated="4"/>
          <table:table-cell office:value-type="float" office:value="3732" calcext:value-type="float">
            <text:p>3 732</text:p>
          </table:table-cell>
          <table:table-cell office:value-type="float" office:value="653716" calcext:value-type="float">
            <text:p>653 716</text:p>
          </table:table-cell>
          <table:table-cell table:formula="of:=[Sheet1.I281]/[Sheet1.J281]" office:value-type="float" office:value="0.00570890111302156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AFFRANCHI DE CHAUMONT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ANGERIEN LIBR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196216" calcext:value-type="float">
            <text:p>196 216</text:p>
          </table:table-cell>
          <table:table-cell table:formula="of:=[Sheet1.I283]/[Sheet1.J283]" office:value-type="float" office:value="0.0187242630570392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BULLETIN DE L'ARRONDISSEMENT DE ROUEN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171343" calcext:value-type="float">
            <text:p>171 343</text:p>
          </table:table-cell>
          <table:table-cell table:formula="of:=[Sheet1.I284]/[Sheet1.J284]" office:value-type="float" office:value="0.021442369983016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DROME HEBDO PEUPLE LIBR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149350" calcext:value-type="float">
            <text:p>149 350</text:p>
          </table:table-cell>
          <table:table-cell table:formula="of:=[Sheet1.I285]/[Sheet1.J285]" office:value-type="float" office:value="0.0245999330431871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CHARITOIS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115617" calcext:value-type="float">
            <text:p>115 617</text:p>
          </table:table-cell>
          <table:table-cell table:formula="of:=[Sheet1.I286]/[Sheet1.J286]" office:value-type="float" office:value="0.0317773337830942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'ECHO DU THELL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99284" calcext:value-type="float">
            <text:p>99 284</text:p>
          </table:table-cell>
          <table:table-cell table:formula="of:=[Sheet1.I287]/[Sheet1.J287]" office:value-type="float" office:value="0.0370049554812457" calcext:value-type="float">
            <text:p>0,04</text:p>
          </table:table-cell>
        </table:table-row>
        <table:table-row table:style-name="ro2">
          <table:table-cell/>
          <table:table-cell office:value-type="string" calcext:value-type="string">
            <text:p>L'EVEIL HEBDO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259375" calcext:value-type="float">
            <text:p>259 375</text:p>
          </table:table-cell>
          <table:table-cell table:formula="of:=[Sheet1.I288]/[Sheet1.J288]" office:value-type="float" office:value="0.0141648192771084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HAUTE PROVENCE INFO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HEBDO <text:s/>- <text:s/>Rodez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HEBDO DE L'ARDECH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335642" calcext:value-type="float">
            <text:p>335 642</text:p>
          </table:table-cell>
          <table:table-cell table:formula="of:=[Sheet1.I291]/[Sheet1.J291]" office:value-type="float" office:value="0.010946186710840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HEBDO DES SAVOI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244596" calcext:value-type="float">
            <text:p>244 596</text:p>
          </table:table-cell>
          <table:table-cell table:formula="of:=[Sheet1.I292]/[Sheet1.J292]" office:value-type="float" office:value="0.0150206871739522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HEBDO LE COMTADIN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HERRIA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JOURNAL DE HAM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121116" calcext:value-type="float">
            <text:p>121 116</text:p>
          </table:table-cell>
          <table:table-cell table:formula="of:=[Sheet1.I295]/[Sheet1.J295]" office:value-type="float" office:value="0.0303345553023548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 JOURNAL DE LA COTIER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JOURNAL DU BUGEY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JOURNAL TOULOUSAIN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JOURNAL TOURNON TAIN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119031" calcext:value-type="float">
            <text:p>119 031</text:p>
          </table:table-cell>
          <table:table-cell table:formula="of:=[Sheet1.I299]/[Sheet1.J299]" office:value-type="float" office:value="0.0308659088808798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A MAURIENN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145878" calcext:value-type="float">
            <text:p>145 878</text:p>
          </table:table-cell>
          <table:table-cell table:formula="of:=[Sheet1.I300]/[Sheet1.J300]" office:value-type="float" office:value="0.0251854289200565" calcext:value-type="float">
            <text:p>0,03</text:p>
          </table:table-cell>
        </table:table-row>
        <table:table-row table:style-name="ro2">
          <table:table-cell/>
          <table:table-cell office:value-type="string" calcext:value-type="string">
            <text:p>LES NOUVELLES SEMAIN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PROGRES SAINT AFFRICAIN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RENAISSANCE LOCHOISE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SEMAINE DE NANCY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SEMAINE DU MINERVOIS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A TRIBUNE DE LYON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office:value-type="float" office:value="214941" calcext:value-type="float">
            <text:p>214 941</text:p>
          </table:table-cell>
          <table:table-cell table:formula="of:=[Sheet1.I306]/[Sheet1.J306]" office:value-type="float" office:value="0.0170930627474516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YA ! - Ur gazetenn sizhuniek e brezhoneg</text:p>
          </table:table-cell>
          <table:table-cell table:number-columns-repeated="2" office:value-type="float" office:value="3674" calcext:value-type="float">
            <text:p>3 674</text:p>
          </table:table-cell>
          <table:table-cell table:number-columns-repeated="4"/>
          <table:table-cell office:value-type="float" office:value="3674" calcext:value-type="float">
            <text:p>3 674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www.journalzibeline.fr</text:p>
          </table:table-cell>
          <table:table-cell office:value-type="float" office:value="3592" calcext:value-type="float">
            <text:p>3 592</text:p>
          </table:table-cell>
          <table:table-cell table:style-name="Default"/>
          <table:table-cell/>
          <table:table-cell table:style-name="ce6" office:value-type="float" office:value="3592" calcext:value-type="float">
            <text:p>3 592</text:p>
          </table:table-cell>
          <table:table-cell table:number-columns-repeated="2"/>
          <table:table-cell office:value-type="float" office:value="3592" calcext:value-type="float">
            <text:p>3 592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COURRIER DES YVELINES - St Germain</text:p>
          </table:table-cell>
          <table:table-cell table:number-columns-repeated="2" office:value-type="float" office:value="3522" calcext:value-type="float">
            <text:p>3 522</text:p>
          </table:table-cell>
          <table:table-cell table:number-columns-repeated="4"/>
          <table:table-cell office:value-type="float" office:value="3522" calcext:value-type="float">
            <text:p>3 522</text:p>
          </table:table-cell>
          <table:table-cell office:value-type="float" office:value="216783" calcext:value-type="float">
            <text:p>216 783</text:p>
          </table:table-cell>
          <table:table-cell table:formula="of:=[Sheet1.I309]/[Sheet1.J309]" office:value-type="float" office:value="0.0162466614079517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'ELBEUF</text:p>
          </table:table-cell>
          <table:table-cell table:number-columns-repeated="2" office:value-type="float" office:value="3406" calcext:value-type="float">
            <text:p>3 406</text:p>
          </table:table-cell>
          <table:table-cell table:number-columns-repeated="4"/>
          <table:table-cell office:value-type="float" office:value="3406" calcext:value-type="float">
            <text:p>3 406</text:p>
          </table:table-cell>
          <table:table-cell office:value-type="float" office:value="187486" calcext:value-type="float">
            <text:p>187 486</text:p>
          </table:table-cell>
          <table:table-cell table:formula="of:=[Sheet1.I310]/[Sheet1.J310]" office:value-type="float" office:value="0.0181666897795035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JOURNAL DU PAYS YONNAIS</text:p>
          </table:table-cell>
          <table:table-cell table:number-columns-repeated="2" office:value-type="float" office:value="3371" calcext:value-type="float">
            <text:p>3 371</text:p>
          </table:table-cell>
          <table:table-cell table:number-columns-repeated="4"/>
          <table:table-cell office:value-type="float" office:value="3371" calcext:value-type="float">
            <text:p>3 371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EVEIL DE LISIEUX </text:p>
          </table:table-cell>
          <table:table-cell table:number-columns-repeated="2" office:value-type="float" office:value="3197" calcext:value-type="float">
            <text:p>3 197</text:p>
          </table:table-cell>
          <table:table-cell table:number-columns-repeated="4"/>
          <table:table-cell office:value-type="float" office:value="3197" calcext:value-type="float">
            <text:p>3 197</text:p>
          </table:table-cell>
          <table:table-cell office:value-type="float" office:value="175413" calcext:value-type="float">
            <text:p>175 413</text:p>
          </table:table-cell>
          <table:table-cell table:formula="of:=[Sheet1.I312]/[Sheet1.J312]" office:value-type="float" office:value="0.01822555910907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A GAZETTE DU VAL D'OISE</text:p>
          </table:table-cell>
          <table:table-cell table:number-columns-repeated="2" office:value-type="float" office:value="3008" calcext:value-type="float">
            <text:p>3 008</text:p>
          </table:table-cell>
          <table:table-cell table:number-columns-repeated="4"/>
          <table:table-cell office:value-type="float" office:value="3008" calcext:value-type="float">
            <text:p>3 008</text:p>
          </table:table-cell>
          <table:table-cell office:value-type="float" office:value="226945" calcext:value-type="float">
            <text:p>226 945</text:p>
          </table:table-cell>
          <table:table-cell table:formula="of:=[Sheet1.I313]/[Sheet1.J313]" office:value-type="float" office:value="0.0132543127189407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ES NOUVELLES DE FALAISE</text:p>
          </table:table-cell>
          <table:table-cell table:number-columns-repeated="2" office:value-type="float" office:value="2975" calcext:value-type="float">
            <text:p>2 975</text:p>
          </table:table-cell>
          <table:table-cell table:number-columns-repeated="4"/>
          <table:table-cell office:value-type="float" office:value="2975" calcext:value-type="float">
            <text:p>2 975</text:p>
          </table:table-cell>
          <table:table-cell office:value-type="float" office:value="166587" calcext:value-type="float">
            <text:p>166 587</text:p>
          </table:table-cell>
          <table:table-cell table:formula="of:=[Sheet1.I314]/[Sheet1.J314]" office:value-type="float" office:value="0.0178585363803898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E BULLETIN D'ESPALION</text:p>
          </table:table-cell>
          <table:table-cell table:number-columns-repeated="2" office:value-type="float" office:value="2940" calcext:value-type="float">
            <text:p>2 940</text:p>
          </table:table-cell>
          <table:table-cell table:number-columns-repeated="4"/>
          <table:table-cell office:value-type="float" office:value="2940" calcext:value-type="float">
            <text:p>2 940</text:p>
          </table:table-cell>
          <table:table-cell office:value-type="float" office:value="291829" calcext:value-type="float">
            <text:p>291 829</text:p>
          </table:table-cell>
          <table:table-cell table:formula="of:=[Sheet1.I315]/[Sheet1.J315]" office:value-type="float" office:value="0.0100743928807624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CHARLES</text:p>
          </table:table-cell>
          <table:table-cell table:number-columns-repeated="2" office:value-type="float" office:value="2608" calcext:value-type="float">
            <text:p>2 608</text:p>
          </table:table-cell>
          <table:table-cell table:number-columns-repeated="4"/>
          <table:table-cell office:value-type="float" office:value="2608" calcext:value-type="float">
            <text:p>2 608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ECLAIREUR BRAYON</text:p>
          </table:table-cell>
          <table:table-cell table:number-columns-repeated="2" office:value-type="float" office:value="2581" calcext:value-type="float">
            <text:p>2 581</text:p>
          </table:table-cell>
          <table:table-cell table:number-columns-repeated="4"/>
          <table:table-cell office:value-type="float" office:value="2581" calcext:value-type="float">
            <text:p>2 581</text:p>
          </table:table-cell>
          <table:table-cell office:value-type="float" office:value="175119" calcext:value-type="float">
            <text:p>175 119</text:p>
          </table:table-cell>
          <table:table-cell table:formula="of:=[Sheet1.I317]/[Sheet1.J317]" office:value-type="float" office:value="0.0147385492151052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'ACTION REPUBLICAINE - Dreux</text:p>
          </table:table-cell>
          <table:table-cell table:number-columns-repeated="2" office:value-type="float" office:value="2440" calcext:value-type="float">
            <text:p>2 440</text:p>
          </table:table-cell>
          <table:table-cell table:number-columns-repeated="4"/>
          <table:table-cell office:value-type="float" office:value="2440" calcext:value-type="float">
            <text:p>2 44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S ALPES MANCELLES</text:p>
          </table:table-cell>
          <table:table-cell table:number-columns-repeated="2" office:value-type="float" office:value="2440" calcext:value-type="float">
            <text:p>2 440</text:p>
          </table:table-cell>
          <table:table-cell table:number-columns-repeated="4"/>
          <table:table-cell office:value-type="float" office:value="2440" calcext:value-type="float">
            <text:p>2 440</text:p>
          </table:table-cell>
          <table:table-cell office:value-type="float" office:value="165447" calcext:value-type="float">
            <text:p>165 447</text:p>
          </table:table-cell>
          <table:table-cell table:formula="of:=[Sheet1.I319]/[Sheet1.J319]" office:value-type="float" office:value="0.0147479253174733" calcext:value-type="float">
            <text:p>0,01</text:p>
          </table:table-cell>
        </table:table-row>
        <table:table-row table:style-name="ro2">
          <table:table-cell/>
          <table:table-cell office:value-type="string" calcext:value-type="string">
            <text:p>LA DEPECHE DU PAYS DE BRAY</text:p>
          </table:table-cell>
          <table:table-cell table:number-columns-repeated="2" office:value-type="float" office:value="2440" calcext:value-type="float">
            <text:p>2 440</text:p>
          </table:table-cell>
          <table:table-cell table:number-columns-repeated="4"/>
          <table:table-cell office:value-type="float" office:value="2440" calcext:value-type="float">
            <text:p>2 440</text:p>
          </table:table-cell>
          <table:table-cell office:value-type="float" office:value="144633" calcext:value-type="float">
            <text:p>144 633</text:p>
          </table:table-cell>
          <table:table-cell table:formula="of:=[Sheet1.I320]/[Sheet1.J320]" office:value-type="float" office:value="0.0168702854811834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LE REGIONAL</text:p>
          </table:table-cell>
          <table:table-cell table:number-columns-repeated="2" office:value-type="float" office:value="2440" calcext:value-type="float">
            <text:p>2 440</text:p>
          </table:table-cell>
          <table:table-cell table:number-columns-repeated="4"/>
          <table:table-cell office:value-type="float" office:value="2440" calcext:value-type="float">
            <text:p>2 440</text:p>
          </table:table-cell>
          <table:table-cell office:value-type="float" office:value="145962" calcext:value-type="float">
            <text:p>145 962</text:p>
          </table:table-cell>
          <table:table-cell table:formula="of:=[Sheet1.I321]/[Sheet1.J321]" office:value-type="float" office:value="0.0167166796837533" calcext:value-type="float">
            <text:p>0,02</text:p>
          </table:table-cell>
        </table:table-row>
        <table:table-row table:style-name="ro2">
          <table:table-cell/>
          <table:table-cell office:value-type="string" calcext:value-type="string">
            <text:p>L'ECHO SARTHOIS</text:p>
          </table:table-cell>
          <table:table-cell table:number-columns-repeated="2" office:value-type="float" office:value="2440" calcext:value-type="float">
            <text:p>2 440</text:p>
          </table:table-cell>
          <table:table-cell table:number-columns-repeated="4"/>
          <table:table-cell office:value-type="float" office:value="2440" calcext:value-type="float">
            <text:p>2 44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'HEBDO DU FINISTERE</text:p>
          </table:table-cell>
          <table:table-cell table:number-columns-repeated="2" office:value-type="float" office:value="2440" calcext:value-type="float">
            <text:p>2 440</text:p>
          </table:table-cell>
          <table:table-cell table:number-columns-repeated="4"/>
          <table:table-cell office:value-type="float" office:value="2440" calcext:value-type="float">
            <text:p>2 44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PROJET</text:p>
          </table:table-cell>
          <table:table-cell table:number-columns-repeated="2" office:value-type="float" office:value="1500" calcext:value-type="float">
            <text:p>1 500</text:p>
          </table:table-cell>
          <table:table-cell table:number-columns-repeated="4"/>
          <table:table-cell office:value-type="float" office:value="1500" calcext:value-type="float">
            <text:p>1 500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dechets-infos.com</text:p>
          </table:table-cell>
          <table:table-cell office:value-type="float" office:value="1215" calcext:value-type="float">
            <text:p>1 215</text:p>
          </table:table-cell>
          <table:table-cell table:style-name="Default"/>
          <table:table-cell/>
          <table:table-cell table:style-name="ce6" office:value-type="float" office:value="1215" calcext:value-type="float">
            <text:p>1 215</text:p>
          </table:table-cell>
          <table:table-cell table:number-columns-repeated="2"/>
          <table:table-cell office:value-type="float" office:value="1215" calcext:value-type="float">
            <text:p>1 215</text:p>
          </table:table-cell>
          <table:table-cell table:style-name="ce10" office:value-type="string" calcext:value-type="string">
            <text:p><text:s/>-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FRANCE ANTILLES GUADELOUPE</text:p>
          </table:table-cell>
          <table:table-cell office:value-type="float" office:value="1031" calcext:value-type="float">
            <text:p>1 031</text:p>
          </table:table-cell>
          <table:table-cell table:style-name="Default"/>
          <table:table-cell table:style-name="ce6" office:value-type="float" office:value="1031" calcext:value-type="float">
            <text:p>1 031</text:p>
          </table:table-cell>
          <table:table-cell table:number-columns-repeated="3"/>
          <table:table-cell office:value-type="float" office:value="1031" calcext:value-type="float">
            <text:p>1 031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2">
          <table:table-cell/>
          <table:table-cell office:value-type="string" calcext:value-type="string">
            <text:p>LE FAUCIGNY</text:p>
          </table:table-cell>
          <table:table-cell office:value-type="float" office:value="899" calcext:value-type="float">
            <text:p>899</text:p>
          </table:table-cell>
          <table:table-cell table:style-name="Default"/>
          <table:table-cell/>
          <table:table-cell table:style-name="ce6" office:value-type="float" office:value="899" calcext:value-type="float">
            <text:p>899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table:style-name="ce10" office:value-type="string" calcext:value-type="string">
            <text:p>Nc.</text:p>
          </table:table-cell>
          <table:table-cell table:style-name="ce12" office:value-type="string" calcext:value-type="string">
            <text:p><text:s/>-</text:p>
          </table:table-cell>
        </table:table-row>
      </table:table>
      <table:named-expressions/>
      <table:database-ranges>
        <table:database-range table:name="__Anonymous_Sheet_DB__0" table:target-range-address="Sheet1.A1:Sheet1.K3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month number:style="long" number:textual="true"/>
      <number:text> </number:text>
      <number:day/>
      <number:text>, </number:text>
      <number:year number:style="long"/>
    </number:date-style>
    <number:number-style style:name="N12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3">
        <number:embedded-text number:position="5"> </number:embedded-text>
      </number:number>
      <number:text> €</number:text>
    </number:number-style>
    <number:number-style style:name="N125">
      <number:text>-</number:text>
      <number:number number:decimal-places="0" loext:min-decimal-places="0" number:min-integer-digits="3">
        <number:embedded-text number:position="5"> </number:embedded-text>
      </number:number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4" loext:min-decimal-places="4" number:min-integer-digits="1" number:grouping="true"/>
    </number:number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loext:min-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5" loext:min-decimal-places="5" number:min-integer-digits="1"/>
    </number:number-style>
    <number:number-style style:name="N142">
      <number:number number:decimal-places="5" loext:min-decimal-places="5" number:min-integer-digits="1" number:grouping="true"/>
    </number:number-style>
    <number:percentage-style style:name="N143">
      <number:number number:decimal-places="1" loext:min-decimal-places="1" number:min-integer-digits="1"/>
      <number:text>%</number:text>
    </number:percentag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9:00:37.636129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2:54.698810927</meta:creation-date>
    <dc:date>2017-02-26T20:42:19.293877115</dc:date>
    <meta:editing-duration>PT2H9M45S</meta:editing-duration>
    <meta:editing-cycles>12</meta:editing-cycles>
    <meta:generator>LibreOffice/5.1.6.2$Linux_X86_64 LibreOffice_project/10m0$Build-2</meta:generator>
    <meta:document-statistic meta:table-count="1" meta:cell-count="2096" meta:object-count="0"/>
  </office:meta>
</office:document-meta>
</file>